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97ce5" officeooo:paragraph-rsid="00197ce5"/>
    </style:style>
    <style:style style:name="P2" style:family="paragraph" style:parent-style-name="Text_20_body">
      <style:text-properties officeooo:rsid="00435775" officeooo:paragraph-rsid="00435775"/>
    </style:style>
    <style:style style:name="P3" style:family="paragraph" style:parent-style-name="Text_20_body">
      <style:paragraph-properties fo:text-align="start" style:justify-single-word="false"/>
      <style:text-properties officeooo:rsid="014ec7ac" officeooo:paragraph-rsid="014ec7ac"/>
    </style:style>
    <style:style style:name="P4" style:family="paragraph" style:parent-style-name="Text_20_body">
      <style:text-properties fo:font-size="6pt" officeooo:rsid="001faaff" officeooo:paragraph-rsid="001faaff" style:font-size-asian="5.25pt" style:font-size-complex="6pt"/>
    </style:style>
    <style:style style:name="P5" style:family="paragraph" style:parent-style-name="Text_20_body">
      <style:text-properties officeooo:rsid="001faaff" officeooo:paragraph-rsid="017dfe7c"/>
    </style:style>
    <style:style style:name="P6" style:family="paragraph" style:parent-style-name="Text_20_body">
      <style:text-properties officeooo:rsid="01694c04" officeooo:paragraph-rsid="01694c04"/>
    </style:style>
    <style:style style:name="P7" style:family="paragraph" style:parent-style-name="Text_20_body">
      <style:paragraph-properties fo:text-align="start" style:justify-single-word="false"/>
      <style:text-properties officeooo:rsid="020b0f73" officeooo:paragraph-rsid="020b0f73"/>
    </style:style>
    <style:style style:name="P8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weight="bold" officeooo:rsid="001faaff" officeooo:paragraph-rsid="0054befb" style:font-size-asian="10pt" style:font-weight-asian="bold" style:font-size-complex="10pt" style:font-weight-complex="bold"/>
    </style:style>
    <style:style style:name="P9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weight="bold" officeooo:rsid="001faaff" officeooo:paragraph-rsid="00ec26f3" style:font-size-asian="10pt" style:font-weight-asian="bold" style:font-size-complex="10pt" style:font-weight-complex="bold"/>
    </style:style>
    <style:style style:name="P10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weight="bold" officeooo:rsid="001faaff" officeooo:paragraph-rsid="00eca12b" style:font-size-asian="10pt" style:font-weight-asian="bold" style:font-size-complex="10pt" style:font-weight-complex="bold"/>
    </style:style>
    <style:style style:name="P11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weight="bold" officeooo:rsid="001faaff" officeooo:paragraph-rsid="00eff714" style:font-size-asian="10pt" style:font-weight-asian="bold" style:font-size-complex="10pt" style:font-weight-complex="bold"/>
    </style:style>
    <style:style style:name="P12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weight="bold" officeooo:rsid="001faaff" officeooo:paragraph-rsid="01880f55" style:font-size-asian="10pt" style:font-weight-asian="bold" style:font-size-complex="10pt" style:font-weight-complex="bold"/>
    </style:style>
    <style:style style:name="P13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weight="bold" officeooo:rsid="00210481" officeooo:paragraph-rsid="00210481" style:font-size-asian="10pt" style:font-weight-asian="bold" style:font-size-complex="10pt" style:font-weight-complex="bold"/>
    </style:style>
    <style:style style:name="P14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weight="bold" officeooo:rsid="00210481" officeooo:paragraph-rsid="00754ea2" style:font-size-asian="10pt" style:font-weight-asian="bold" style:font-size-complex="10pt" style:font-weight-complex="bold"/>
    </style:style>
    <style:style style:name="P15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weight="bold" officeooo:rsid="0073ee9b" officeooo:paragraph-rsid="0073ee9b" style:font-size-asian="8.75pt" style:font-weight-asian="bold" style:font-size-complex="10pt" style:font-weight-complex="bold"/>
    </style:style>
    <style:style style:name="P16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weight="bold" officeooo:rsid="00210481" officeooo:paragraph-rsid="00210481" style:font-size-asian="8.75pt" style:font-weight-asian="bold" style:font-size-complex="10pt" style:font-weight-complex="bold"/>
    </style:style>
    <style:style style:name="P17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officeooo:rsid="001faaff" officeooo:paragraph-rsid="002fd575" style:font-size-asian="10pt" style:font-size-complex="10pt"/>
    </style:style>
    <style:style style:name="P18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officeooo:rsid="001faaff" officeooo:paragraph-rsid="00358ffd" style:font-size-asian="10pt" style:font-size-complex="10pt"/>
    </style:style>
    <style:style style:name="P19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officeooo:rsid="001faaff" officeooo:paragraph-rsid="00400c97" style:font-size-asian="10pt" style:font-size-complex="10pt"/>
    </style:style>
    <style:style style:name="P20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officeooo:rsid="001faaff" officeooo:paragraph-rsid="00460dad" style:font-size-asian="10pt" style:font-size-complex="10pt"/>
    </style:style>
    <style:style style:name="P21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officeooo:rsid="001faaff" officeooo:paragraph-rsid="004ce119" style:font-size-asian="10pt" style:font-size-complex="10pt"/>
    </style:style>
    <style:style style:name="P22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officeooo:rsid="001faaff" officeooo:paragraph-rsid="004e43a2" style:font-size-asian="10pt" style:font-size-complex="10pt"/>
    </style:style>
    <style:style style:name="P23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officeooo:rsid="001faaff" officeooo:paragraph-rsid="0054befb" style:font-size-asian="10pt" style:font-size-complex="10pt"/>
    </style:style>
    <style:style style:name="P24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officeooo:rsid="001faaff" officeooo:paragraph-rsid="0143ec1d" style:font-size-asian="10pt" style:font-size-complex="10pt"/>
    </style:style>
    <style:style style:name="P25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officeooo:rsid="001faaff" officeooo:paragraph-rsid="001faaff" style:font-size-asian="10pt" style:font-size-complex="10pt"/>
    </style:style>
    <style:style style:name="P26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officeooo:rsid="001faaff" officeooo:paragraph-rsid="01880f55" style:font-size-asian="10pt" style:font-size-complex="10pt"/>
    </style:style>
    <style:style style:name="P27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officeooo:rsid="001faaff" officeooo:paragraph-rsid="0066d7d7" style:font-size-asian="10pt" style:font-size-complex="10pt"/>
    </style:style>
    <style:style style:name="P28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officeooo:rsid="001faaff" officeooo:paragraph-rsid="01bcd868" style:font-size-asian="10pt" style:font-size-complex="10pt"/>
    </style:style>
    <style:style style:name="P29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officeooo:rsid="001faaff" officeooo:paragraph-rsid="01c1b151" style:font-size-asian="10pt" style:font-size-complex="10pt"/>
    </style:style>
    <style:style style:name="P30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officeooo:rsid="001faaff" officeooo:paragraph-rsid="01c68dd8" style:font-size-asian="10pt" style:font-size-complex="10pt"/>
    </style:style>
    <style:style style:name="P31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officeooo:rsid="00210481" officeooo:paragraph-rsid="00210481" style:font-size-asian="10pt" style:font-size-complex="10pt"/>
    </style:style>
    <style:style style:name="P32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officeooo:rsid="00210481" officeooo:paragraph-rsid="00754ea2" style:font-size-asian="10pt" style:font-size-complex="10pt"/>
    </style:style>
    <style:style style:name="P33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italic" fo:font-weight="normal" officeooo:rsid="001faaff" officeooo:paragraph-rsid="00358ffd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italic" fo:font-weight="normal" officeooo:rsid="007f44a2" officeooo:paragraph-rsid="007f44a2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italic" fo:font-weight="normal" officeooo:rsid="007f44a2" officeooo:paragraph-rsid="00c7a191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italic" fo:font-weight="normal" officeooo:rsid="007f44a2" officeooo:paragraph-rsid="00c916e0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italic" fo:font-weight="normal" officeooo:rsid="007f44a2" officeooo:paragraph-rsid="00d8ea07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italic" fo:font-weight="normal" officeooo:rsid="007f44a2" officeooo:paragraph-rsid="010fcfd7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italic" fo:font-weight="normal" officeooo:rsid="007f44a2" officeooo:paragraph-rsid="01e69cc1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italic" fo:font-weight="normal" officeooo:rsid="007f44a2" officeooo:paragraph-rsid="02015613" style:font-size-asian="10pt" style:font-style-asian="italic" style:font-weight-asian="normal" style:font-size-complex="10pt" style:font-style-complex="italic" style:font-weight-complex="normal"/>
    </style:style>
    <style:style style:name="P41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italic" fo:font-weight="normal" officeooo:rsid="008c4f98" officeooo:paragraph-rsid="0178be59" style:font-size-asian="10pt" style:font-style-asian="italic" style:font-weight-asian="normal" style:font-size-complex="10pt" style:font-style-complex="italic" style:font-weight-complex="normal"/>
    </style:style>
    <style:style style:name="P42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italic" fo:font-weight="normal" officeooo:rsid="002587a0" officeooo:paragraph-rsid="01871a19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italic" fo:font-weight="normal" officeooo:rsid="00210481" officeooo:paragraph-rsid="0073ee9b" style:font-size-asian="8.75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italic" fo:font-weight="bold" officeooo:rsid="001faaff" officeooo:paragraph-rsid="01af0a0a" style:font-size-asian="10pt" style:font-style-asian="italic" style:font-weight-asian="bold" style:font-size-complex="10pt" style:font-style-complex="italic" style:font-weight-complex="bold"/>
    </style:style>
    <style:style style:name="P45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italic" fo:font-weight="bold" officeooo:rsid="001faaff" officeooo:paragraph-rsid="01bffd1f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italic" fo:font-weight="bold" officeooo:rsid="001faaff" officeooo:paragraph-rsid="01cb7754" style:font-size-asian="10pt" style:font-style-asian="italic" style:font-weight-asian="bold" style:font-size-complex="10pt" style:font-style-complex="italic" style:font-weight-complex="bold"/>
    </style:style>
    <style:style style:name="P47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italic" fo:font-weight="bold" officeooo:rsid="007bd5bd" officeooo:paragraph-rsid="007bd5bd" style:font-size-asian="10pt" style:font-style-asian="italic" style:font-weight-asian="bold" style:font-size-complex="10pt" style:font-style-complex="italic" style:font-weight-complex="bold"/>
    </style:style>
    <style:style style:name="P48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italic" fo:font-weight="bold" officeooo:rsid="00a5f02b" officeooo:paragraph-rsid="00a5f02b" style:font-size-asian="10pt" style:font-style-asian="italic" style:font-weight-asian="bold" style:font-size-complex="10pt" style:font-style-complex="italic" style:font-weight-complex="bold"/>
    </style:style>
    <style:style style:name="P49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weight="normal" officeooo:rsid="001faaff" officeooo:paragraph-rsid="002fd575" style:font-size-asian="10pt" style:font-weight-asian="normal" style:font-size-complex="10pt" style:font-weight-complex="normal"/>
    </style:style>
    <style:style style:name="P50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weight="normal" officeooo:rsid="001faaff" officeooo:paragraph-rsid="00358ffd" style:font-size-asian="10pt" style:font-weight-asian="normal" style:font-size-complex="10pt" style:font-weight-complex="normal"/>
    </style:style>
    <style:style style:name="P51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weight="normal" officeooo:rsid="001faaff" officeooo:paragraph-rsid="006b4490" style:font-size-asian="10pt" style:font-weight-asian="normal" style:font-size-complex="10pt" style:font-weight-complex="normal"/>
    </style:style>
    <style:style style:name="P52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weight="normal" officeooo:rsid="001faaff" officeooo:paragraph-rsid="019cc7ec" style:font-size-asian="10pt" style:font-weight-asian="normal" style:font-size-complex="10pt" style:font-weight-complex="normal"/>
    </style:style>
    <style:style style:name="P53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weight="normal" officeooo:rsid="001faaff" officeooo:paragraph-rsid="01a7a78e" style:font-size-asian="10pt" style:font-weight-asian="normal" style:font-size-complex="10pt" style:font-weight-complex="normal"/>
    </style:style>
    <style:style style:name="P54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weight="normal" officeooo:rsid="001faaff" officeooo:paragraph-rsid="01aae678" style:font-size-asian="10pt" style:font-weight-asian="normal" style:font-size-complex="10pt" style:font-weight-complex="normal"/>
    </style:style>
    <style:style style:name="P55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weight="normal" officeooo:rsid="005c5d82" officeooo:paragraph-rsid="006b4490" style:font-size-asian="10pt" style:font-weight-asian="normal" style:font-size-complex="10pt" style:font-weight-complex="normal"/>
    </style:style>
    <style:style style:name="P56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weight="normal" officeooo:rsid="002587a0" officeooo:paragraph-rsid="01871a19" style:font-size-asian="10pt" style:font-weight-asian="normal" style:font-size-complex="10pt" style:font-weight-complex="normal"/>
    </style:style>
    <style:style style:name="P57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weight="normal" officeooo:rsid="002587a0" officeooo:paragraph-rsid="019cc7ec" style:font-size-asian="10pt" style:font-weight-asian="normal" style:font-size-complex="10pt" style:font-weight-complex="normal"/>
    </style:style>
    <style:style style:name="P58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weight="normal" officeooo:rsid="002587a0" officeooo:paragraph-rsid="01a875ac" style:font-size-asian="10pt" style:font-weight-asian="normal" style:font-size-complex="10pt" style:font-weight-complex="normal"/>
    </style:style>
    <style:style style:name="P59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weight="normal" officeooo:rsid="00210481" officeooo:paragraph-rsid="00210481" style:font-size-asian="8.75pt" style:font-weight-asian="normal" style:font-size-complex="10pt" style:font-weight-complex="normal"/>
    </style:style>
    <style:style style:name="P60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7f44a2" officeooo:paragraph-rsid="007f44a2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7f44a2" officeooo:paragraph-rsid="008838bc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7f44a2" officeooo:paragraph-rsid="00b179bd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7f44a2" officeooo:paragraph-rsid="00c674f9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7f44a2" officeooo:paragraph-rsid="00c916e0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7f44a2" officeooo:paragraph-rsid="00e8657b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7f44a2" officeooo:paragraph-rsid="0100f534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7f44a2" officeooo:paragraph-rsid="0105c5ed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7f44a2" officeooo:paragraph-rsid="010fcfd7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7f44a2" officeooo:paragraph-rsid="01104f0c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7f44a2" officeooo:paragraph-rsid="011acc16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7f44a2" officeooo:paragraph-rsid="0139301f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7f44a2" officeooo:paragraph-rsid="01394a93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7f44a2" officeooo:paragraph-rsid="013da25b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7f44a2" officeooo:paragraph-rsid="015adb24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7f44a2" officeooo:paragraph-rsid="015c0c4f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7f44a2" officeooo:paragraph-rsid="015f474e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7f44a2" officeooo:paragraph-rsid="015fe1c9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7f44a2" officeooo:paragraph-rsid="01e69cc1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7f44a2" officeooo:paragraph-rsid="01f7b7b9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normal" fo:font-weight="normal" officeooo:rsid="008c4f98" officeooo:paragraph-rsid="0178be59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normal" fo:font-weight="normal" officeooo:rsid="001faaff" officeooo:paragraph-rsid="0178be59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normal" fo:font-weight="normal" officeooo:rsid="007bd5bd" officeooo:paragraph-rsid="0178be59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normal" fo:font-weight="normal" officeooo:rsid="0220620f" officeooo:paragraph-rsid="0220620f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normal" fo:font-weight="normal" officeooo:rsid="02220c2b" officeooo:paragraph-rsid="02220c2b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7f44a2" officeooo:paragraph-rsid="00c916e0" style:font-size-asian="8.75pt" style:font-style-asian="normal" style:font-weight-asian="normal" style:font-size-complex="10pt" style:font-style-complex="normal" style:font-weight-complex="normal"/>
    </style:style>
    <style:style style:name="P86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bold" officeooo:rsid="007f44a2" officeooo:paragraph-rsid="007f44a2" style:font-size-asian="10pt" style:font-style-asian="normal" style:font-weight-asian="bold" style:font-size-complex="10pt" style:font-style-complex="normal" style:font-weight-complex="bold"/>
    </style:style>
    <style:style style:name="P87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bold" officeooo:rsid="007f44a2" officeooo:paragraph-rsid="00c916e0" style:font-size-asian="10pt" style:font-style-asian="normal" style:font-weight-asian="bold" style:font-size-complex="10pt" style:font-style-complex="normal" style:font-weight-complex="bold"/>
    </style:style>
    <style:style style:name="P88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bold" officeooo:rsid="007f44a2" officeooo:paragraph-rsid="012875a2" style:font-size-asian="10pt" style:font-style-asian="normal" style:font-weight-asian="bold" style:font-size-complex="10pt" style:font-style-complex="normal" style:font-weight-complex="bold"/>
    </style:style>
    <style:style style:name="P89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bold" officeooo:rsid="007f44a2" officeooo:paragraph-rsid="015c0c4f" style:font-size-asian="10pt" style:font-style-asian="normal" style:font-weight-asian="bold" style:font-size-complex="10pt" style:font-style-complex="normal" style:font-weight-complex="bold"/>
    </style:style>
    <style:style style:name="P90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bold" officeooo:rsid="007f44a2" officeooo:paragraph-rsid="01e69cc1" style:font-size-asian="10pt" style:font-style-asian="normal" style:font-weight-asian="bold" style:font-size-complex="10pt" style:font-style-complex="normal" style:font-weight-complex="bold"/>
    </style:style>
    <style:style style:name="P91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bold" officeooo:rsid="007f44a2" officeooo:paragraph-rsid="0200a432" style:font-size-asian="10pt" style:font-style-asian="normal" style:font-weight-asian="bold" style:font-size-complex="10pt" style:font-style-complex="normal" style:font-weight-complex="bold"/>
    </style:style>
    <style:style style:name="P92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bold" officeooo:rsid="007f44a2" officeooo:paragraph-rsid="0201306d" style:font-size-asian="10pt" style:font-style-asian="normal" style:font-weight-asian="bold" style:font-size-complex="10pt" style:font-style-complex="normal" style:font-weight-complex="bold"/>
    </style:style>
    <style:style style:name="P93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normal" fo:font-weight="bold" officeooo:rsid="001faaff" officeooo:paragraph-rsid="001faaff" style:font-size-asian="10pt" style:font-style-asian="normal" style:font-weight-asian="bold" style:font-size-complex="10pt" style:font-style-complex="normal" style:font-weight-complex="bold"/>
    </style:style>
    <style:style style:name="P94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bold" officeooo:rsid="007f44a2" officeooo:paragraph-rsid="00c916e0" style:font-size-asian="8.75pt" style:font-style-asian="normal" style:font-weight-asian="bold" style:font-size-complex="10pt" style:font-style-complex="normal" style:font-weight-complex="bold"/>
    </style:style>
    <style:style style:name="P95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6pt" officeooo:rsid="001faaff" officeooo:paragraph-rsid="00358ffd" style:font-size-asian="6pt" style:font-size-complex="6pt"/>
    </style:style>
    <style:style style:name="P96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6pt" officeooo:rsid="001faaff" officeooo:paragraph-rsid="002fd575" style:font-size-asian="6pt" style:font-size-complex="6pt"/>
    </style:style>
    <style:style style:name="P97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6pt" officeooo:rsid="001faaff" officeooo:paragraph-rsid="00f368f8" style:font-size-asian="6pt" style:font-size-complex="6pt"/>
    </style:style>
    <style:style style:name="P98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officeooo:rsid="001faaff" officeooo:paragraph-rsid="001faaff" style:font-size-asian="6pt" style:font-size-complex="6pt"/>
    </style:style>
    <style:style style:name="P99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officeooo:rsid="001faaff" officeooo:paragraph-rsid="01880f55" style:font-size-asian="6pt" style:font-size-complex="6pt"/>
    </style:style>
    <style:style style:name="P100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officeooo:rsid="00210481" officeooo:paragraph-rsid="00210481" style:font-size-asian="6pt" style:font-size-complex="6pt"/>
    </style:style>
    <style:style style:name="P10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6pt" fo:font-weight="bold" officeooo:rsid="001faaff" officeooo:paragraph-rsid="001faaff" style:font-size-asian="5.25pt" style:font-weight-asian="bold" style:font-size-complex="6pt" style:font-weight-complex="bold"/>
    </style:style>
    <style:style style:name="P102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fo:font-weight="bold" officeooo:rsid="001faaff" officeooo:paragraph-rsid="001faaff" style:font-size-asian="5.25pt" style:font-weight-asian="bold" style:font-size-complex="6pt" style:font-weight-complex="bold"/>
    </style:style>
    <style:style style:name="P103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6pt" fo:font-weight="bold" officeooo:rsid="001faaff" officeooo:paragraph-rsid="002fd575" style:font-size-asian="5.25pt" style:font-weight-asian="bold" style:font-size-complex="6pt" style:font-weight-complex="bold"/>
    </style:style>
    <style:style style:name="P104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fo:font-weight="bold" officeooo:rsid="00210481" officeooo:paragraph-rsid="00210481" style:font-size-asian="5.25pt" style:font-weight-asian="bold" style:font-size-complex="6pt" style:font-weight-complex="bold"/>
    </style:style>
    <style:style style:name="P105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fo:font-weight="bold" officeooo:rsid="00210481" officeooo:paragraph-rsid="00754ea2" style:font-size-asian="5.25pt" style:font-weight-asian="bold" style:font-size-complex="6pt" style:font-weight-complex="bold"/>
    </style:style>
    <style:style style:name="P106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6pt" fo:font-weight="bold" officeooo:rsid="001faaff" officeooo:paragraph-rsid="00eff714" style:font-size-asian="6pt" style:font-weight-asian="bold" style:font-size-complex="6pt" style:font-weight-complex="bold"/>
    </style:style>
    <style:style style:name="P107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6pt" fo:font-weight="normal" officeooo:rsid="001faaff" officeooo:paragraph-rsid="002fd575" style:font-size-asian="5.25pt" style:font-weight-asian="normal" style:font-size-complex="6pt" style:font-weight-complex="normal"/>
    </style:style>
    <style:style style:name="P108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fo:font-weight="normal" officeooo:rsid="001faaff" officeooo:paragraph-rsid="019cc7ec" style:font-size-asian="5.25pt" style:font-weight-asian="normal" style:font-size-complex="6pt" style:font-weight-complex="normal"/>
    </style:style>
    <style:style style:name="P109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fo:font-weight="normal" officeooo:rsid="002587a0" officeooo:paragraph-rsid="01871a19" style:font-size-asian="5.25pt" style:font-weight-asian="normal" style:font-size-complex="6pt" style:font-weight-complex="normal"/>
    </style:style>
    <style:style style:name="P11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6pt" fo:font-weight="normal" officeooo:rsid="002587a0" officeooo:paragraph-rsid="01871a19" style:font-size-asian="5.25pt" style:font-weight-asian="normal" style:font-size-complex="6pt" style:font-weight-complex="normal"/>
    </style:style>
    <style:style style:name="P111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fo:font-weight="normal" officeooo:rsid="002587a0" officeooo:paragraph-rsid="01871a19" style:font-size-asian="6pt" style:font-weight-asian="normal" style:font-size-complex="6pt" style:font-weight-complex="normal"/>
    </style:style>
    <style:style style:name="P112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fo:font-weight="normal" officeooo:rsid="001faaff" officeooo:paragraph-rsid="019cc7ec" style:font-size-asian="6pt" style:font-weight-asian="normal" style:font-size-complex="6pt" style:font-weight-complex="normal"/>
    </style:style>
    <style:style style:name="P113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6pt" fo:font-style="normal" fo:font-weight="normal" officeooo:rsid="007f44a2" officeooo:paragraph-rsid="007f44a2" style:font-size-asian="5.25pt" style:font-style-asian="normal" style:font-weight-asian="normal" style:font-size-complex="6pt" style:font-style-complex="normal" style:font-weight-complex="normal"/>
    </style:style>
    <style:style style:name="P114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6pt" fo:font-style="normal" fo:font-weight="normal" officeooo:rsid="007f44a2" officeooo:paragraph-rsid="00c916e0" style:font-size-asian="5.25pt" style:font-style-asian="normal" style:font-weight-asian="normal" style:font-size-complex="6pt" style:font-style-complex="normal" style:font-weight-complex="normal"/>
    </style:style>
    <style:style style:name="P11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6pt" fo:font-style="normal" fo:font-weight="normal" officeooo:rsid="007bd5bd" officeooo:paragraph-rsid="007bd5bd" style:font-size-asian="5.25pt" style:font-style-asian="normal" style:font-weight-asian="normal" style:font-size-complex="6pt" style:font-style-complex="normal" style:font-weight-complex="normal"/>
    </style:style>
    <style:style style:name="P11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6pt" fo:font-style="normal" fo:font-weight="normal" officeooo:rsid="007bd5bd" officeooo:paragraph-rsid="0178be59" style:font-size-asian="5.25pt" style:font-style-asian="normal" style:font-weight-asian="normal" style:font-size-complex="6pt" style:font-style-complex="normal" style:font-weight-complex="normal"/>
    </style:style>
    <style:style style:name="P11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6pt" fo:font-style="normal" fo:font-weight="normal" officeooo:rsid="00c916e0" officeooo:paragraph-rsid="00c916e0" style:font-size-asian="5.25pt" style:font-style-asian="normal" style:font-weight-asian="normal" style:font-size-complex="6pt" style:font-style-complex="normal" style:font-weight-complex="normal"/>
    </style:style>
    <style:style style:name="P11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6pt" fo:font-style="normal" fo:font-weight="normal" officeooo:rsid="00722bb4" officeooo:paragraph-rsid="007bd5bd" style:font-size-asian="5.25pt" style:font-style-asian="normal" style:font-weight-asian="normal" style:font-size-complex="6pt" style:font-style-complex="normal" style:font-weight-complex="normal"/>
    </style:style>
    <style:style style:name="P11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6pt" fo:font-style="normal" fo:font-weight="normal" officeooo:rsid="00adf259" officeooo:paragraph-rsid="00adf259" style:font-size-asian="5.25pt" style:font-style-asian="normal" style:font-weight-asian="normal" style:font-size-complex="6pt" style:font-style-complex="normal" style:font-weight-complex="normal"/>
    </style:style>
    <style:style style:name="P120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6pt" fo:font-style="normal" fo:font-weight="normal" officeooo:rsid="007f44a2" officeooo:paragraph-rsid="007f44a2" style:font-size-asian="6pt" style:font-style-asian="normal" style:font-weight-asian="normal" style:font-size-complex="6pt" style:font-style-complex="normal" style:font-weight-complex="normal"/>
    </style:style>
    <style:style style:name="P121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6pt" fo:font-style="normal" fo:font-weight="normal" officeooo:rsid="007f44a2" officeooo:paragraph-rsid="00c916e0" style:font-size-asian="6pt" style:font-style-asian="normal" style:font-weight-asian="normal" style:font-size-complex="6pt" style:font-style-complex="normal" style:font-weight-complex="normal"/>
    </style:style>
    <style:style style:name="P122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6pt" fo:font-style="normal" fo:font-weight="normal" officeooo:rsid="007f44a2" officeooo:paragraph-rsid="015f474e" style:font-size-asian="6pt" style:font-style-asian="normal" style:font-weight-asian="normal" style:font-size-complex="6pt" style:font-style-complex="normal" style:font-weight-complex="normal"/>
    </style:style>
    <style:style style:name="P123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fo:font-style="normal" fo:font-weight="normal" officeooo:rsid="008c4f98" officeooo:paragraph-rsid="0178be59" style:font-size-asian="6pt" style:font-style-asian="normal" style:font-weight-asian="normal" style:font-size-complex="6pt" style:font-style-complex="normal" style:font-weight-complex="normal"/>
    </style:style>
    <style:style style:name="P124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fo:font-style="normal" fo:font-weight="bold" officeooo:rsid="009bad57" officeooo:paragraph-rsid="0178be59" style:font-size-asian="5.25pt" style:font-style-asian="normal" style:font-weight-asian="bold" style:font-size-complex="6pt" style:font-style-complex="normal" style:font-weight-complex="bold"/>
    </style:style>
    <style:style style:name="P125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6pt" fo:font-style="normal" fo:font-weight="bold" officeooo:rsid="007f44a2" officeooo:paragraph-rsid="007f44a2" style:font-size-asian="5.25pt" style:font-style-asian="normal" style:font-weight-asian="bold" style:font-size-complex="6pt" style:font-style-complex="normal" style:font-weight-complex="bold"/>
    </style:style>
    <style:style style:name="P126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6pt" fo:font-style="normal" fo:font-weight="bold" officeooo:rsid="007f44a2" officeooo:paragraph-rsid="00c916e0" style:font-size-asian="5.25pt" style:font-style-asian="normal" style:font-weight-asian="bold" style:font-size-complex="6pt" style:font-style-complex="normal" style:font-weight-complex="bold"/>
    </style:style>
    <style:style style:name="P12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6pt" fo:font-style="normal" fo:font-weight="bold" officeooo:rsid="008c4f98" officeooo:paragraph-rsid="0178be59" style:font-size-asian="5.25pt" style:font-style-asian="normal" style:font-weight-asian="bold" style:font-size-complex="6pt" style:font-style-complex="normal" style:font-weight-complex="bold"/>
    </style:style>
    <style:style style:name="P128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fo:font-style="italic" fo:font-weight="bold" officeooo:rsid="009bad57" officeooo:paragraph-rsid="0178be59" style:font-size-asian="5.25pt" style:font-style-asian="italic" style:font-weight-asian="bold" style:font-size-complex="6pt" style:font-style-complex="italic" style:font-weight-complex="bold"/>
    </style:style>
    <style:style style:name="P129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fo:font-style="italic" officeooo:rsid="001faaff" officeooo:paragraph-rsid="001faaff" style:font-size-asian="5.25pt" style:font-style-asian="italic" style:font-size-complex="6pt" style:font-style-complex="italic"/>
    </style:style>
    <style:style style:name="P130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officeooo:rsid="001faaff" officeooo:paragraph-rsid="001faaff" style:font-size-asian="5.25pt" style:font-size-complex="6pt"/>
    </style:style>
    <style:style style:name="P131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officeooo:rsid="00210481" officeooo:paragraph-rsid="00210481" style:font-size-asian="5.25pt" style:font-size-complex="6pt"/>
    </style:style>
    <style:style style:name="P13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weight="bold" officeooo:rsid="001faaff" officeooo:paragraph-rsid="0028c4e9" style:font-size-asian="12pt" style:font-weight-asian="bold" style:font-size-complex="12pt" style:font-weight-complex="bold"/>
    </style:style>
    <style:style style:name="P133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2pt" fo:font-weight="bold" officeooo:rsid="001faaff" officeooo:paragraph-rsid="003d97c2" style:font-size-asian="12pt" style:font-weight-asian="bold" style:font-size-complex="12pt" style:font-weight-complex="bold"/>
    </style:style>
    <style:style style:name="P13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weight="bold" officeooo:rsid="001faaff" officeooo:paragraph-rsid="002fd575" style:font-size-asian="12pt" style:font-weight-asian="bold" style:font-size-complex="12pt" style:font-weight-complex="bold"/>
    </style:style>
    <style:style style:name="P135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2pt" fo:font-weight="bold" officeooo:rsid="00210481" officeooo:paragraph-rsid="00210481" style:font-size-asian="12pt" style:font-weight-asian="bold" style:font-size-complex="12pt" style:font-weight-complex="bold"/>
    </style:style>
    <style:style style:name="P136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2pt" officeooo:rsid="001faaff" officeooo:paragraph-rsid="002fd575" style:font-size-asian="12pt" style:font-size-complex="12pt"/>
    </style:style>
    <style:style style:name="P137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2pt" officeooo:rsid="001faaff" officeooo:paragraph-rsid="0047a951" style:font-size-asian="12pt" style:font-size-complex="12pt"/>
    </style:style>
    <style:style style:name="P13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style="normal" officeooo:rsid="006ea593" officeooo:paragraph-rsid="006ea593" style:font-size-asian="10.5pt" style:font-style-asian="normal" style:font-size-complex="12pt" style:font-style-complex="normal"/>
    </style:style>
    <style:style style:name="P13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style="normal" officeooo:rsid="007bd5bd" officeooo:paragraph-rsid="007bd5bd" style:font-size-asian="10.5pt" style:font-style-asian="normal" style:font-size-complex="12pt" style:font-style-complex="normal"/>
    </style:style>
    <style:style style:name="P14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style="normal" fo:font-weight="normal" officeooo:rsid="007bd5bd" officeooo:paragraph-rsid="007bd5bd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style="normal" fo:font-weight="normal" officeooo:rsid="007d4d87" officeooo:paragraph-rsid="0095be1e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style="normal" fo:font-weight="normal" officeooo:rsid="00c916e0" officeooo:paragraph-rsid="00c916e0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style="normal" fo:font-weight="normal" officeooo:rsid="012ae6a9" officeooo:paragraph-rsid="00c916e0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style="normal" fo:font-weight="normal" officeooo:rsid="012df3f9" officeooo:paragraph-rsid="012df3f9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style="normal" fo:font-weight="normal" officeooo:rsid="012df3f9" officeooo:paragraph-rsid="0133f5b0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style="normal" fo:font-weight="normal" officeooo:rsid="0133f5b0" officeooo:paragraph-rsid="0133f5b0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style="normal" fo:font-weight="normal" officeooo:rsid="01657891" officeooo:paragraph-rsid="01657891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style="normal" fo:font-weight="normal" officeooo:rsid="01668cd4" officeooo:paragraph-rsid="01668cd4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2pt" fo:font-style="normal" fo:font-weight="normal" officeooo:rsid="008c4f98" officeooo:paragraph-rsid="0178be59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style="normal" fo:font-weight="normal" officeooo:rsid="017c77f4" officeooo:paragraph-rsid="017c77f4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style="normal" fo:font-weight="normal" officeooo:rsid="02074d79" officeooo:paragraph-rsid="02074d79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style="normal" fo:font-weight="normal" officeooo:rsid="021b0caa" officeooo:paragraph-rsid="021b0caa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style="normal" fo:font-weight="normal" officeooo:rsid="0220620f" officeooo:paragraph-rsid="0220620f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style="normal" fo:font-weight="normal" officeooo:rsid="02220c2b" officeooo:paragraph-rsid="02220c2b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2pt" fo:font-style="normal" fo:font-weight="bold" officeooo:rsid="008c4f98" officeooo:paragraph-rsid="0178be59" style:font-size-asian="10.5pt" style:font-style-asian="normal" style:font-weight-asian="bold" style:font-size-complex="12pt" style:font-style-complex="normal" style:font-weight-complex="bold"/>
    </style:style>
    <style:style style:name="P15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style="normal" style:text-underline-style="none" fo:font-weight="normal" officeooo:rsid="00adf259" officeooo:paragraph-rsid="00adf259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style="italic" fo:font-weight="bold" officeooo:rsid="0099cf9f" officeooo:paragraph-rsid="0098fe27" style:font-size-asian="10.5pt" style:font-style-asian="italic" style:font-weight-asian="bold" style:font-size-complex="12pt" style:font-style-complex="italic" style:font-weight-complex="bold"/>
    </style:style>
    <style:style style:name="P15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style="italic" fo:font-weight="bold" officeooo:rsid="0099cf9f" officeooo:paragraph-rsid="01694c04" style:font-size-asian="10.5pt" style:font-style-asian="italic" style:font-weight-asian="bold" style:font-size-complex="12pt" style:font-style-complex="italic" style:font-weight-complex="bold"/>
    </style:style>
    <style:style style:name="P15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style="italic" fo:font-weight="bold" officeooo:rsid="0099cf9f" officeooo:paragraph-rsid="0095be1e" style:font-size-asian="10.5pt" style:font-style-asian="italic" style:font-weight-asian="bold" style:font-size-complex="12pt" style:font-style-complex="italic" style:font-weight-complex="bold"/>
    </style:style>
    <style:style style:name="P160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2pt" fo:font-style="italic" officeooo:rsid="001faaff" officeooo:paragraph-rsid="005353e6" style:font-size-asian="12pt" style:font-style-asian="italic" style:font-size-complex="12pt" style:font-style-complex="italic"/>
    </style:style>
    <style:style style:name="P16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weight="normal" officeooo:rsid="002587a0" officeooo:paragraph-rsid="0195454b" style:font-size-asian="10.5pt" style:font-weight-asian="normal" style:font-size-complex="12pt" style:font-weight-complex="normal"/>
    </style:style>
    <style:style style:name="P16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weight="normal" officeooo:rsid="002587a0" officeooo:paragraph-rsid="01871a19" style:font-size-asian="12pt" style:font-weight-asian="normal" style:font-size-complex="12pt" style:font-weight-complex="normal"/>
    </style:style>
    <style:style style:name="P163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1pt" fo:font-style="normal" fo:font-weight="bold" officeooo:rsid="007f44a2" officeooo:paragraph-rsid="007f44a2" style:font-size-asian="11pt" style:font-style-asian="normal" style:font-weight-asian="bold" style:font-size-complex="11pt" style:font-style-complex="normal" style:font-weight-complex="bold"/>
    </style:style>
    <style:style style:name="P164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1pt" fo:font-style="normal" fo:font-weight="bold" officeooo:rsid="007f44a2" officeooo:paragraph-rsid="00c916e0" style:font-size-asian="11pt" style:font-style-asian="normal" style:font-weight-asian="bold" style:font-size-complex="11pt" style:font-style-complex="normal" style:font-weight-complex="bold"/>
    </style:style>
    <style:style style:name="P165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1pt" fo:font-style="normal" fo:font-weight="bold" officeooo:rsid="00c6c6bf" officeooo:paragraph-rsid="00c6c6bf" style:font-size-asian="11pt" style:font-style-asian="normal" style:font-weight-asian="bold" style:font-size-complex="11pt" style:font-style-complex="normal" style:font-weight-complex="bold"/>
    </style:style>
    <style:style style:name="P166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1pt" fo:font-style="normal" fo:font-weight="bold" officeooo:rsid="00c6c6bf" officeooo:paragraph-rsid="00c916e0" style:font-size-asian="11pt" style:font-style-asian="normal" style:font-weight-asian="bold" style:font-size-complex="11pt" style:font-style-complex="normal" style:font-weight-complex="bold"/>
    </style:style>
    <style:style style:name="P167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1pt" fo:font-style="normal" fo:font-weight="bold" officeooo:rsid="007bd5bd" officeooo:paragraph-rsid="0178be59" style:font-size-asian="11pt" style:font-style-asian="normal" style:font-weight-asian="bold" style:font-size-complex="11pt" style:font-style-complex="normal" style:font-weight-complex="bold"/>
    </style:style>
    <style:style style:name="P168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1pt" fo:font-style="normal" fo:font-weight="bold" officeooo:rsid="008c4f98" officeooo:paragraph-rsid="0178be59" style:font-size-asian="11pt" style:font-style-asian="normal" style:font-weight-asian="bold" style:font-size-complex="11pt" style:font-style-complex="normal" style:font-weight-complex="bold"/>
    </style:style>
    <style:style style:name="P169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1pt" fo:font-weight="bold" officeooo:rsid="0028c4e9" officeooo:paragraph-rsid="0028c4e9" style:font-size-asian="11pt" style:font-weight-asian="bold" style:font-size-complex="11pt" style:font-weight-complex="bold"/>
    </style:style>
    <style:style style:name="P170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1pt" fo:font-weight="bold" officeooo:rsid="002587a0" officeooo:paragraph-rsid="01871a19" style:font-size-asian="11pt" style:font-weight-asian="bold" style:font-size-complex="11pt" style:font-weight-complex="bold"/>
    </style:style>
    <style:style style:name="P171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1pt" fo:font-weight="bold" officeooo:rsid="002587a0" officeooo:paragraph-rsid="01966f34" style:font-size-asian="11pt" style:font-weight-asian="bold" style:font-size-complex="11pt" style:font-weight-complex="bold"/>
    </style:style>
    <style:style style:name="P172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1pt" fo:font-weight="bold" officeooo:rsid="002587a0" officeooo:paragraph-rsid="019cc7ec" style:font-size-asian="11pt" style:font-weight-asian="bold" style:font-size-complex="11pt" style:font-weight-complex="bold"/>
    </style:style>
    <style:style style:name="P173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1pt" fo:font-weight="bold" officeooo:rsid="001faaff" officeooo:paragraph-rsid="019cc7ec" style:font-size-asian="11pt" style:font-weight-asian="bold" style:font-size-complex="11pt" style:font-weight-complex="bold"/>
    </style:style>
    <style:style style:name="P174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1pt" fo:font-weight="bold" officeooo:rsid="001faaff" officeooo:paragraph-rsid="002fd575" style:font-size-asian="11pt" style:font-weight-asian="bold" style:font-size-complex="11pt" style:font-weight-complex="bold"/>
    </style:style>
    <style:style style:name="P175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1pt" fo:font-weight="bold" officeooo:rsid="001faaff" officeooo:paragraph-rsid="00358ffd" style:font-size-asian="11pt" style:font-weight-asian="bold" style:font-size-complex="11pt" style:font-weight-complex="bold"/>
    </style:style>
    <style:style style:name="P17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1pt" fo:font-weight="normal" officeooo:rsid="002587a0" officeooo:paragraph-rsid="01871a19" style:font-size-asian="11pt" style:font-weight-asian="normal" style:font-size-complex="11pt" style:font-weight-complex="normal"/>
    </style:style>
    <style:style style:name="P17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9pt" fo:font-style="normal" fo:font-weight="normal" officeooo:rsid="007bd5bd" officeooo:paragraph-rsid="0178be59" style:font-size-asian="7.84999990463257pt" style:font-style-asian="normal" style:font-weight-asian="normal" style:font-size-complex="9pt" style:font-style-complex="normal" style:font-weight-complex="normal"/>
    </style:style>
    <style:style style:name="P178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color="#0000ff" fo:font-size="10pt" fo:font-style="italic" fo:font-weight="normal" officeooo:rsid="001faaff" officeooo:paragraph-rsid="001faaff" style:font-size-asian="10pt" style:font-style-asian="italic" style:font-weight-asian="normal" style:font-size-complex="10pt" style:font-style-complex="italic" style:font-weight-complex="normal"/>
    </style:style>
    <style:style style:name="P179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color="#0000ff" fo:font-size="10pt" fo:font-style="italic" fo:font-weight="normal" officeooo:rsid="001faaff" officeooo:paragraph-rsid="00358ffd" style:font-size-asian="10pt" style:font-style-asian="italic" style:font-weight-asian="normal" style:font-size-complex="10pt" style:font-style-complex="italic" style:font-weight-complex="normal"/>
    </style:style>
    <style:style style:name="P180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color="#0000ff" fo:font-size="10pt" fo:font-style="italic" fo:font-weight="normal" officeooo:rsid="001faaff" officeooo:paragraph-rsid="019cc7ec" style:font-size-asian="10pt" style:font-style-asian="italic" style:font-weight-asian="normal" style:font-size-complex="10pt" style:font-style-complex="italic" style:font-weight-complex="normal"/>
    </style:style>
    <style:style style:name="P181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color="#0000ff" fo:font-size="10pt" fo:font-style="italic" fo:font-weight="normal" officeooo:rsid="008c4f98" officeooo:paragraph-rsid="0178be59" style:font-size-asian="10pt" style:font-style-asian="italic" style:font-weight-asian="normal" style:font-size-complex="10pt" style:font-style-complex="italic" style:font-weight-complex="normal"/>
    </style:style>
    <style:style style:name="P182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color="#0000ff" fo:font-size="10pt" fo:font-style="italic" fo:font-weight="normal" officeooo:rsid="007f44a2" officeooo:paragraph-rsid="007f44a2" style:font-size-asian="10pt" style:font-style-asian="italic" style:font-weight-asian="normal" style:font-size-complex="10pt" style:font-style-complex="italic" style:font-weight-complex="normal"/>
    </style:style>
    <style:style style:name="P183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color="#0000ff" fo:font-size="10pt" fo:font-style="italic" fo:font-weight="normal" officeooo:rsid="007f44a2" officeooo:paragraph-rsid="00c7a191" style:font-size-asian="10pt" style:font-style-asian="italic" style:font-weight-asian="normal" style:font-size-complex="10pt" style:font-style-complex="italic" style:font-weight-complex="normal"/>
    </style:style>
    <style:style style:name="P184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color="#0000ff" fo:font-size="10pt" fo:font-style="italic" fo:font-weight="normal" officeooo:rsid="007f44a2" officeooo:paragraph-rsid="00c916e0" style:font-size-asian="10pt" style:font-style-asian="italic" style:font-weight-asian="normal" style:font-size-complex="10pt" style:font-style-complex="italic" style:font-weight-complex="normal"/>
    </style:style>
    <style:style style:name="P185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color="#0000ff" fo:font-size="10pt" fo:font-style="italic" fo:font-weight="normal" officeooo:rsid="007f44a2" officeooo:paragraph-rsid="015c0c4f" style:font-size-asian="10pt" style:font-style-asian="italic" style:font-weight-asian="normal" style:font-size-complex="10pt" style:font-style-complex="italic" style:font-weight-complex="normal"/>
    </style:style>
    <style:style style:name="P186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color="#0000ff" fo:font-size="10pt" fo:font-style="italic" fo:font-weight="normal" officeooo:rsid="007bd5bd" officeooo:paragraph-rsid="0178be59" style:font-size-asian="10pt" style:font-style-asian="italic" style:font-weight-asian="normal" style:font-size-complex="10pt" style:font-style-complex="italic" style:font-weight-complex="normal"/>
    </style:style>
    <style:style style:name="P187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color="#0000ff" fo:font-size="10pt" fo:font-style="italic" fo:font-weight="normal" officeooo:rsid="002587a0" officeooo:paragraph-rsid="01871a19" style:font-size-asian="10pt" style:font-style-asian="italic" style:font-weight-asian="normal" style:font-size-complex="10pt" style:font-style-complex="italic" style:font-weight-complex="normal"/>
    </style:style>
    <style:style style:name="P188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color="#0000ff" fo:font-size="10pt" fo:font-style="italic" fo:font-weight="normal" officeooo:rsid="002587a0" officeooo:paragraph-rsid="01a01590" style:font-size-asian="10pt" style:font-style-asian="italic" style:font-weight-asian="normal" style:font-size-complex="10pt" style:font-style-complex="italic" style:font-weight-complex="normal"/>
    </style:style>
    <style:style style:name="P189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color="#0000ff" fo:font-size="10pt" fo:font-style="italic" fo:font-weight="normal" officeooo:rsid="007f44a2" officeooo:paragraph-rsid="00c916e0" style:font-size-asian="8.75pt" style:font-style-asian="italic" style:font-weight-asian="normal" style:font-size-complex="10pt" style:font-style-complex="italic" style:font-weight-complex="normal"/>
    </style:style>
    <style:style style:name="P190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color="#0000ff" fo:font-size="10pt" fo:font-style="italic" officeooo:rsid="001faaff" officeooo:paragraph-rsid="001faaff" style:font-size-asian="10pt" style:font-style-asian="italic" style:font-size-complex="10pt" style:font-style-complex="italic"/>
    </style:style>
    <style:style style:name="P191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color="#0000ff" fo:font-size="10pt" fo:font-style="italic" officeooo:rsid="001faaff" officeooo:paragraph-rsid="0066d7d7" style:font-size-asian="10pt" style:font-style-asian="italic" style:font-size-complex="10pt" style:font-style-complex="italic"/>
    </style:style>
    <style:style style:name="P192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color="#0000ff" fo:font-size="10pt" fo:font-style="italic" officeooo:rsid="001faaff" officeooo:paragraph-rsid="00358ffd" style:font-size-asian="10pt" style:font-style-asian="italic" style:font-size-complex="10pt" style:font-style-complex="italic"/>
    </style:style>
    <style:style style:name="P193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color="#0000ff" fo:font-size="10pt" fo:font-style="italic" officeooo:rsid="00668ea0" officeooo:paragraph-rsid="0066d7d7" style:font-size-asian="10pt" style:font-style-asian="italic" style:font-size-complex="10pt" style:font-style-complex="italic"/>
    </style:style>
    <style:style style:name="P194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color="#0000ff" fo:font-size="10pt" fo:font-style="italic" fo:font-weight="bold" officeooo:rsid="001faaff" officeooo:paragraph-rsid="01af0a0a" style:font-size-asian="10pt" style:font-style-asian="italic" style:font-weight-asian="bold" style:font-size-complex="10pt" style:font-style-complex="italic" style:font-weight-complex="bold"/>
    </style:style>
    <style:style style:name="P195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color="#0000ff" fo:font-size="10pt" fo:font-style="italic" fo:font-weight="bold" officeooo:rsid="001faaff" officeooo:paragraph-rsid="01b90a29" style:font-size-asian="10pt" style:font-style-asian="italic" style:font-weight-asian="bold" style:font-size-complex="10pt" style:font-style-complex="italic" style:font-weight-complex="bold"/>
    </style:style>
    <style:style style:name="P196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color="#0000ff" fo:font-size="10pt" officeooo:rsid="001faaff" officeooo:paragraph-rsid="01880f55" style:font-size-asian="10pt" style:font-size-complex="10pt"/>
    </style:style>
    <style:style style:name="P197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color="#0000ff" fo:font-size="10pt" fo:font-weight="bold" officeooo:rsid="001faaff" officeooo:paragraph-rsid="00358ffd" style:font-size-asian="10pt" style:font-weight-asian="bold" style:font-size-complex="10pt" style:font-weight-complex="bold"/>
    </style:style>
    <style:style style:name="P198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color="#0000ff" fo:font-size="10pt" fo:font-style="normal" fo:font-weight="normal" officeooo:rsid="008c4f98" officeooo:paragraph-rsid="0178be59" style:font-size-asian="10pt" style:font-style-asian="normal" style:font-weight-asian="normal" style:font-size-complex="10pt" style:font-style-complex="normal" style:font-weight-complex="normal"/>
    </style:style>
    <style:style style:name="P199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color="#0000ff" fo:font-size="6pt" fo:font-style="italic" fo:font-weight="normal" officeooo:rsid="007f44a2" officeooo:paragraph-rsid="01e03ee6" style:font-size-asian="5.25pt" style:font-style-asian="italic" style:font-weight-asian="normal" style:font-size-complex="6pt" style:font-style-complex="italic" style:font-weight-complex="normal"/>
    </style:style>
    <style:style style:name="P200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color="#0000ff" fo:font-size="6pt" fo:font-style="italic" fo:font-weight="normal" officeooo:rsid="007f44a2" officeooo:paragraph-rsid="01e9dde4" style:font-size-asian="5.25pt" style:font-style-asian="italic" style:font-weight-asian="normal" style:font-size-complex="6pt" style:font-style-complex="italic" style:font-weight-complex="normal"/>
    </style:style>
    <style:style style:name="P201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style:use-window-font-color="true" fo:font-size="10pt" fo:font-style="normal" fo:font-weight="normal" officeooo:rsid="007f44a2" officeooo:paragraph-rsid="00c916e0" style:font-size-asian="10pt" style:font-style-asian="normal" style:font-weight-asian="normal" style:font-size-complex="10pt" style:font-style-complex="normal" style:font-weight-complex="normal"/>
    </style:style>
    <style:style style:name="P202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style:use-window-font-color="true" fo:font-size="10pt" fo:font-style="normal" fo:font-weight="normal" officeooo:rsid="007f44a2" officeooo:paragraph-rsid="010fcfd7" style:font-size-asian="10pt" style:font-style-asian="normal" style:font-weight-asian="normal" style:font-size-complex="10pt" style:font-style-complex="normal" style:font-weight-complex="normal"/>
    </style:style>
    <style:style style:name="P203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style:use-window-font-color="true" fo:font-size="10pt" fo:font-style="normal" fo:font-weight="normal" officeooo:rsid="007f44a2" officeooo:paragraph-rsid="0118e49d" style:font-size-asian="10pt" style:font-style-asian="normal" style:font-weight-asian="normal" style:font-size-complex="10pt" style:font-style-complex="normal" style:font-weight-complex="normal"/>
    </style:style>
    <style:style style:name="P204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style:use-window-font-color="true" fo:font-size="10pt" fo:font-style="normal" fo:font-weight="normal" officeooo:rsid="007f44a2" officeooo:paragraph-rsid="015c0c4f" style:font-size-asian="10pt" style:font-style-asian="normal" style:font-weight-asian="normal" style:font-size-complex="10pt" style:font-style-complex="normal" style:font-weight-complex="normal"/>
    </style:style>
    <style:style style:name="P205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style:use-window-font-color="true" fo:font-size="10pt" fo:font-style="normal" fo:font-weight="normal" officeooo:rsid="002587a0" officeooo:paragraph-rsid="019e3022" style:font-size-asian="10pt" style:font-style-asian="normal" style:font-weight-asian="normal" style:font-size-complex="10pt" style:font-style-complex="normal" style:font-weight-complex="normal"/>
    </style:style>
    <style:style style:name="P206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style:use-window-font-color="true" fo:font-size="10pt" fo:font-style="italic" fo:font-weight="normal" officeooo:rsid="007f44a2" officeooo:paragraph-rsid="00c916e0" style:font-size-asian="10pt" style:font-style-asian="italic" style:font-weight-asian="normal" style:font-size-complex="10pt" style:font-style-complex="italic" style:font-weight-complex="normal"/>
    </style:style>
    <style:style style:name="P207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style:use-window-font-color="true" fo:font-size="6pt" fo:font-style="normal" fo:font-weight="normal" officeooo:rsid="007f44a2" officeooo:paragraph-rsid="010fcfd7" style:font-size-asian="6pt" style:font-style-asian="normal" style:font-weight-asian="normal" style:font-size-complex="6pt" style:font-style-complex="normal" style:font-weight-complex="normal"/>
    </style:style>
    <style:style style:name="P208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style:use-window-font-color="true" fo:font-size="6pt" fo:font-style="normal" fo:font-weight="normal" officeooo:rsid="007f44a2" officeooo:paragraph-rsid="010fcfd7" style:font-size-asian="5.25pt" style:font-style-asian="normal" style:font-weight-asian="normal" style:font-size-complex="6pt" style:font-style-complex="normal" style:font-weight-complex="normal"/>
    </style:style>
    <style:style style:name="P209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style:use-window-font-color="true" fo:font-size="11pt" fo:font-style="normal" fo:font-weight="bold" officeooo:rsid="001faaff" officeooo:paragraph-rsid="0199aa7a" style:font-size-asian="11pt" style:font-style-asian="normal" style:font-weight-asian="bold" style:font-size-complex="11pt" style:font-style-complex="normal" style:font-weight-complex="bold"/>
    </style:style>
    <style:style style:name="P210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style:use-window-font-color="true" fo:font-size="11pt" fo:font-style="normal" fo:font-weight="bold" officeooo:rsid="001faaff" officeooo:paragraph-rsid="01a39525" style:font-size-asian="11pt" style:font-style-asian="normal" style:font-weight-asian="bold" style:font-size-complex="11pt" style:font-style-complex="normal" style:font-weight-complex="bold"/>
    </style:style>
    <style:style style:name="P211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style:use-window-font-color="true" fo:font-size="11pt" fo:font-style="normal" fo:font-weight="bold" officeooo:rsid="001faaff" officeooo:paragraph-rsid="01aae678" style:font-size-asian="11pt" style:font-style-asian="normal" style:font-weight-asian="bold" style:font-size-complex="11pt" style:font-style-complex="normal" style:font-weight-complex="bold"/>
    </style:style>
    <style:style style:name="P212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style:use-window-font-color="true" fo:font-size="11pt" fo:font-style="normal" fo:font-weight="bold" officeooo:rsid="002587a0" officeooo:paragraph-rsid="019e3022" style:font-size-asian="11pt" style:font-style-asian="normal" style:font-weight-asian="bold" style:font-size-complex="11pt" style:font-style-complex="normal" style:font-weight-complex="bold"/>
    </style:style>
    <style:style style:name="P213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color="#069a2e" fo:font-size="12pt" fo:font-style="italic" fo:font-weight="bold" officeooo:rsid="001faaff" officeooo:paragraph-rsid="005353e6" style:font-size-asian="12pt" style:font-style-asian="italic" style:font-weight-asian="bold" style:font-size-complex="12pt" style:font-style-complex="italic" style:font-weight-complex="bold"/>
    </style:style>
    <style:style style:name="P214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color="#069a2e" fo:font-size="10pt" fo:font-style="italic" fo:font-weight="bold" officeooo:rsid="007f44a2" officeooo:paragraph-rsid="01e03ee6" style:font-size-asian="10pt" style:font-style-asian="italic" style:font-weight-asian="bold" style:font-size-complex="10pt" style:font-style-complex="italic" style:font-weight-complex="bold"/>
    </style:style>
    <style:style style:name="P215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color="#069a2e" fo:font-size="10pt" fo:font-style="italic" fo:font-weight="bold" officeooo:rsid="007f44a2" officeooo:paragraph-rsid="00c916e0" style:font-size-asian="10pt" style:font-style-asian="italic" style:font-weight-asian="bold" style:font-size-complex="10pt" style:font-style-complex="italic" style:font-weight-complex="bold"/>
    </style:style>
    <style:style style:name="P216" style:family="paragraph" style:parent-style-name="Text_20_body">
      <loext:graphic-properties draw:fill="solid" draw:fill-color="#ffffff"/>
      <style:paragraph-properties fo:margin-left="1.251cm" fo:margin-right="0cm" fo:margin-top="0cm" fo:margin-bottom="0cm" loext:contextual-spacing="false" fo:line-height="100%" fo:text-indent="0cm" style:auto-text-indent="false" fo:background-color="#ffffff"/>
      <style:text-properties fo:font-size="12pt" fo:font-style="normal" fo:font-weight="normal" officeooo:rsid="01657891" officeooo:paragraph-rsid="01657891" style:font-size-asian="10.5pt" style:font-style-asian="normal" style:font-weight-asian="normal" style:font-size-complex="12pt" style:font-style-complex="normal" style:font-weight-complex="normal"/>
    </style:style>
    <style:style style:name="P217" style:family="paragraph" style:parent-style-name="Text_20_body">
      <loext:graphic-properties draw:fill="solid" draw:fill-color="#dddddd"/>
      <style:paragraph-properties fo:margin-left="1.251cm" fo:margin-right="0cm" fo:margin-top="0cm" fo:margin-bottom="0cm" loext:contextual-spacing="false" fo:line-height="100%" fo:text-indent="0cm" style:auto-text-indent="false" fo:background-color="#dddddd"/>
      <style:text-properties officeooo:rsid="007bd5bd" officeooo:paragraph-rsid="01512671"/>
    </style:style>
    <style:style style:name="P218" style:family="paragraph" style:parent-style-name="Text_20_body">
      <loext:graphic-properties draw:fill="solid" draw:fill-color="#dddddd"/>
      <style:paragraph-properties fo:margin-left="1.251cm" fo:margin-right="0cm" fo:margin-top="0cm" fo:margin-bottom="0cm" loext:contextual-spacing="false" fo:line-height="100%" fo:text-indent="0cm" style:auto-text-indent="false" fo:background-color="#dddddd"/>
      <style:text-properties fo:font-size="10.5pt" fo:font-style="italic" fo:font-weight="bold" officeooo:rsid="007bd5bd" officeooo:paragraph-rsid="01512671" style:font-size-asian="10.5pt" style:font-style-asian="italic" style:font-weight-asian="bold" style:font-size-complex="10.5pt" style:font-style-complex="italic" style:font-weight-complex="bold"/>
    </style:style>
    <style:style style:name="P219" style:family="paragraph" style:parent-style-name="Text_20_body">
      <loext:graphic-properties draw:fill="solid" draw:fill-color="#dddddd"/>
      <style:paragraph-properties fo:margin-left="1.251cm" fo:margin-right="0cm" fo:margin-top="0cm" fo:margin-bottom="0cm" loext:contextual-spacing="false" fo:line-height="100%" fo:text-indent="0cm" style:auto-text-indent="false" fo:background-color="#dddddd"/>
      <style:text-properties fo:font-size="10.5pt" fo:font-style="italic" fo:font-weight="bold" officeooo:rsid="00a5f02b" officeooo:paragraph-rsid="01512671" style:font-size-asian="10.5pt" style:font-style-asian="italic" style:font-weight-asian="bold" style:font-size-complex="10.5pt" style:font-style-complex="italic" style:font-weight-complex="bold"/>
    </style:style>
    <style:style style:name="P220" style:family="paragraph" style:parent-style-name="Heading">
      <style:text-properties officeooo:rsid="014ec7ac" officeooo:paragraph-rsid="014ec7ac"/>
    </style:style>
    <style:style style:name="P221" style:family="paragraph" style:parent-style-name="Subtitle">
      <style:paragraph-properties fo:text-align="start" style:justify-single-word="false"/>
      <style:text-properties officeooo:rsid="014ccc68" officeooo:paragraph-rsid="014ccc68"/>
    </style:style>
    <style:style style:name="P222" style:family="paragraph" style:parent-style-name="Heading">
      <style:text-properties officeooo:rsid="021b0caa" officeooo:paragraph-rsid="021b0caa"/>
    </style:style>
    <style:style style:name="P223" style:family="paragraph" style:parent-style-name="Heading">
      <style:paragraph-properties fo:break-before="page"/>
      <style:text-properties officeooo:rsid="021b0caa" officeooo:paragraph-rsid="021b0caa"/>
    </style:style>
    <style:style style:name="P224" style:family="paragraph" style:parent-style-name="Text_20_body" style:list-style-name="L1">
      <style:text-properties officeooo:paragraph-rsid="00210481"/>
    </style:style>
    <style:style style:name="P225" style:family="paragraph" style:parent-style-name="Text_20_body" style:list-style-name="L2">
      <style:text-properties fo:font-size="6pt" officeooo:rsid="00197ce5" officeooo:paragraph-rsid="002248a9" style:font-size-asian="5.25pt" style:font-size-complex="6pt"/>
    </style:style>
    <style:style style:name="P226" style:family="paragraph" style:parent-style-name="Text_20_body" style:list-style-name="L2">
      <style:text-properties officeooo:rsid="00197ce5" officeooo:paragraph-rsid="002248a9"/>
    </style:style>
    <style:style style:name="P227" style:family="paragraph" style:parent-style-name="Text_20_body" style:list-style-name="L3">
      <style:text-properties fo:font-size="12pt" fo:font-style="normal" fo:font-weight="normal" officeooo:rsid="01694c04" officeooo:paragraph-rsid="01694c04" style:font-size-asian="10.5pt" style:font-style-asian="normal" style:font-weight-asian="normal" style:font-size-complex="12pt" style:font-style-complex="normal" style:font-weight-complex="normal"/>
    </style:style>
    <style:style style:name="P228" style:family="paragraph" style:parent-style-name="Text_20_body" style:list-style-name="L3">
      <style:text-properties fo:font-size="12pt" fo:font-style="normal" fo:font-weight="normal" officeooo:rsid="016f8a1c" officeooo:paragraph-rsid="016f8a1c" style:font-size-asian="10.5pt" style:font-style-asian="normal" style:font-weight-asian="normal" style:font-size-complex="12pt" style:font-style-complex="normal" style:font-weight-complex="normal"/>
    </style:style>
    <style:style style:name="P229" style:family="paragraph" style:parent-style-name="Text_20_body" style:list-style-name="L5">
      <style:text-properties officeooo:paragraph-rsid="014ec7ac"/>
    </style:style>
    <style:style style:name="P230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normal" fo:font-weight="bold" officeooo:rsid="008c4f98" officeooo:paragraph-rsid="0178be59" style:font-size-asian="10pt" style:font-style-asian="normal" style:font-weight-asian="bold" style:font-size-complex="10pt" style:font-style-complex="normal" style:font-weight-complex="bold"/>
    </style:style>
    <style:style style:name="P231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normal" fo:font-weight="bold" officeooo:rsid="021b0caa" officeooo:paragraph-rsid="022cd18b" style:font-size-asian="10pt" style:font-style-asian="normal" style:font-weight-asian="bold" style:font-size-complex="10pt" style:font-style-complex="normal" style:font-weight-complex="bold"/>
    </style:style>
    <style:style style:name="P232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normal" fo:font-weight="bold" officeooo:rsid="0220620f" officeooo:paragraph-rsid="0220620f" style:font-size-asian="10pt" style:font-style-asian="normal" style:font-weight-asian="bold" style:font-size-complex="10pt" style:font-style-complex="normal" style:font-weight-complex="bold"/>
    </style:style>
    <style:style style:name="P233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normal" fo:font-weight="bold" officeooo:rsid="02220c2b" officeooo:paragraph-rsid="02220c2b" style:font-size-asian="10pt" style:font-style-asian="normal" style:font-weight-asian="bold" style:font-size-complex="10pt" style:font-style-complex="normal" style:font-weight-complex="bold"/>
    </style:style>
    <style:style style:name="P234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1faaff" officeooo:paragraph-rsid="00c7a191" style:font-size-asian="10pt" style:font-style-asian="normal" style:font-weight-asian="normal" style:font-size-complex="10pt" style:font-style-complex="normal" style:font-weight-complex="normal"/>
    </style:style>
    <style:style style:name="P235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10pt" fo:font-style="normal" fo:font-weight="normal" officeooo:rsid="001faaff" officeooo:paragraph-rsid="00c916e0" style:font-size-asian="10pt" style:font-style-asian="normal" style:font-weight-asian="normal" style:font-size-complex="10pt" style:font-style-complex="normal" style:font-weight-complex="normal"/>
    </style:style>
    <style:style style:name="P236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normal" fo:font-weight="normal" officeooo:rsid="021b0caa" officeooo:paragraph-rsid="022cd18b" style:font-size-asian="10pt" style:font-style-asian="normal" style:font-weight-asian="normal" style:font-size-complex="10pt" style:font-style-complex="normal" style:font-weight-complex="normal"/>
    </style:style>
    <style:style style:name="P237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normal" fo:font-weight="normal" officeooo:rsid="0220620f" officeooo:paragraph-rsid="0220620f" style:font-size-asian="10pt" style:font-style-asian="normal" style:font-weight-asian="normal" style:font-size-complex="10pt" style:font-style-complex="normal" style:font-weight-complex="normal"/>
    </style:style>
    <style:style style:name="P238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normal" fo:font-weight="normal" officeooo:rsid="0220620f" officeooo:paragraph-rsid="0235fcee" style:font-size-asian="10pt" style:font-style-asian="normal" style:font-weight-asian="normal" style:font-size-complex="10pt" style:font-style-complex="normal" style:font-weight-complex="normal"/>
    </style:style>
    <style:style style:name="P239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normal" fo:font-weight="normal" officeooo:rsid="0220620f" officeooo:paragraph-rsid="02394124" style:font-size-asian="10pt" style:font-style-asian="normal" style:font-weight-asian="normal" style:font-size-complex="10pt" style:font-style-complex="normal" style:font-weight-complex="normal"/>
    </style:style>
    <style:style style:name="P240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normal" fo:font-weight="normal" officeooo:rsid="0220620f" officeooo:paragraph-rsid="023a0157" style:font-size-asian="10pt" style:font-style-asian="normal" style:font-weight-asian="normal" style:font-size-complex="10pt" style:font-style-complex="normal" style:font-weight-complex="normal"/>
    </style:style>
    <style:style style:name="P241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normal" fo:font-weight="normal" officeooo:rsid="02220c2b" officeooo:paragraph-rsid="02220c2b" style:font-size-asian="10pt" style:font-style-asian="normal" style:font-weight-asian="normal" style:font-size-complex="10pt" style:font-style-complex="normal" style:font-weight-complex="normal"/>
    </style:style>
    <style:style style:name="P242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italic" fo:font-weight="bold" officeooo:rsid="0153acac" officeooo:paragraph-rsid="007bd5bd" style:font-size-asian="10pt" style:font-style-asian="italic" style:font-weight-asian="bold" style:font-size-complex="10pt" style:font-style-complex="italic" style:font-weight-complex="bold"/>
    </style:style>
    <style:style style:name="P243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italic" fo:font-weight="normal" officeooo:rsid="021b0caa" officeooo:paragraph-rsid="022cd18b" style:font-size-asian="10pt" style:font-style-asian="italic" style:font-weight-asian="normal" style:font-size-complex="10pt" style:font-style-complex="italic" style:font-weight-complex="normal"/>
    </style:style>
    <style:style style:name="P244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fo:font-style="normal" fo:font-weight="bold" officeooo:rsid="008c4f98" officeooo:paragraph-rsid="0178be59" style:font-size-asian="5.25pt" style:font-style-asian="normal" style:font-weight-asian="bold" style:font-size-complex="6pt" style:font-style-complex="normal" style:font-weight-complex="bold"/>
    </style:style>
    <style:style style:name="P245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6pt" fo:font-style="normal" fo:font-weight="bold" officeooo:rsid="00896ca4" officeooo:paragraph-rsid="00c916e0" style:font-size-asian="5.25pt" style:font-style-asian="normal" style:font-weight-asian="bold" style:font-size-complex="6pt" style:font-style-complex="normal" style:font-weight-complex="bold"/>
    </style:style>
    <style:style style:name="P246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fo:font-style="normal" fo:font-weight="bold" officeooo:rsid="0220620f" officeooo:paragraph-rsid="0220620f" style:font-size-asian="5.25pt" style:font-style-asian="normal" style:font-weight-asian="bold" style:font-size-complex="6pt" style:font-style-complex="normal" style:font-weight-complex="bold"/>
    </style:style>
    <style:style style:name="P247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fo:font-style="normal" fo:font-weight="normal" officeooo:rsid="021b0caa" officeooo:paragraph-rsid="022cd18b" style:font-size-asian="5.25pt" style:font-style-asian="normal" style:font-weight-asian="normal" style:font-size-complex="6pt" style:font-style-complex="normal" style:font-weight-complex="normal"/>
    </style:style>
    <style:style style:name="P248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fo:font-style="normal" fo:font-weight="normal" officeooo:rsid="0220620f" officeooo:paragraph-rsid="0220620f" style:font-size-asian="5.25pt" style:font-style-asian="normal" style:font-weight-asian="normal" style:font-size-complex="6pt" style:font-style-complex="normal" style:font-weight-complex="normal"/>
    </style:style>
    <style:style style:name="P24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6pt" fo:font-style="normal" fo:font-weight="normal" officeooo:rsid="0220620f" officeooo:paragraph-rsid="0220620f" style:font-size-asian="5.25pt" style:font-style-asian="normal" style:font-weight-asian="normal" style:font-size-complex="6pt" style:font-style-complex="normal" style:font-weight-complex="normal"/>
    </style:style>
    <style:style style:name="P250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fo:font-style="normal" fo:font-weight="normal" officeooo:rsid="021b0caa" officeooo:paragraph-rsid="022cd18b" style:font-size-asian="6pt" style:font-style-asian="normal" style:font-weight-asian="normal" style:font-size-complex="6pt" style:font-style-complex="normal" style:font-weight-complex="normal"/>
    </style:style>
    <style:style style:name="P251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fo:font-style="normal" fo:font-weight="normal" officeooo:rsid="0220620f" officeooo:paragraph-rsid="0220620f" style:font-size-asian="6pt" style:font-style-asian="normal" style:font-weight-asian="normal" style:font-size-complex="6pt" style:font-style-complex="normal" style:font-weight-complex="normal"/>
    </style:style>
    <style:style style:name="P252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font-size="6pt" fo:font-style="italic" fo:font-weight="normal" officeooo:rsid="00c07454" officeooo:paragraph-rsid="00c916e0" style:font-size-asian="5.25pt" style:font-style-asian="italic" style:font-weight-asian="normal" style:font-size-complex="6pt" style:font-style-complex="italic" style:font-weight-complex="normal"/>
    </style:style>
    <style:style style:name="P253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1pt" fo:font-weight="bold" officeooo:rsid="001faaff" officeooo:paragraph-rsid="001faaff" style:font-size-asian="11pt" style:font-weight-asian="bold" style:font-size-complex="11pt" style:font-weight-complex="bold"/>
    </style:style>
    <style:style style:name="P254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1pt" fo:font-style="normal" fo:font-weight="bold" officeooo:rsid="021b0caa" officeooo:paragraph-rsid="022cd18b" style:font-size-asian="11pt" style:font-style-asian="normal" style:font-weight-asian="bold" style:font-size-complex="11pt" style:font-style-complex="normal" style:font-weight-complex="bold"/>
    </style:style>
    <style:style style:name="P255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1pt" fo:font-style="normal" fo:font-weight="bold" officeooo:rsid="0220620f" officeooo:paragraph-rsid="0220620f" style:font-size-asian="11pt" style:font-style-asian="normal" style:font-weight-asian="bold" style:font-size-complex="11pt" style:font-style-complex="normal" style:font-weight-complex="bold"/>
    </style:style>
    <style:style style:name="P256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1pt" fo:font-style="normal" fo:font-weight="bold" officeooo:rsid="02220c2b" officeooo:paragraph-rsid="02220c2b" style:font-size-asian="11pt" style:font-style-asian="normal" style:font-weight-asian="bold" style:font-size-complex="11pt" style:font-style-complex="normal" style:font-weight-complex="bold"/>
    </style:style>
    <style:style style:name="P257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style:use-window-font-color="true" fo:font-size="11pt" fo:font-style="normal" fo:font-weight="bold" officeooo:rsid="0199aa7a" officeooo:paragraph-rsid="0199aa7a" style:font-size-asian="11pt" style:font-style-asian="normal" style:font-weight-asian="bold" style:font-size-complex="11pt" style:font-style-complex="normal" style:font-weight-complex="bold"/>
    </style:style>
    <style:style style:name="P258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style:use-window-font-color="true" fo:font-size="6pt" fo:font-style="normal" fo:font-weight="normal" officeooo:rsid="0199aa7a" officeooo:paragraph-rsid="0199aa7a" style:font-size-asian="5.25pt" style:font-style-asian="normal" style:font-weight-asian="normal" style:font-size-complex="6pt" style:font-style-complex="normal" style:font-weight-complex="normal"/>
    </style:style>
    <style:style style:name="P259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style:use-window-font-color="true" fo:font-size="6pt" fo:font-style="normal" fo:font-weight="normal" officeooo:rsid="0199aa7a" officeooo:paragraph-rsid="0199aa7a" style:font-size-asian="6pt" style:font-style-asian="normal" style:font-weight-asian="normal" style:font-size-complex="6pt" style:font-style-complex="normal" style:font-weight-complex="normal"/>
    </style:style>
    <style:style style:name="P260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style:use-window-font-color="true" fo:font-size="10pt" fo:font-style="italic" fo:font-weight="normal" officeooo:rsid="0199aa7a" officeooo:paragraph-rsid="0199aa7a" style:font-size-asian="10pt" style:font-style-asian="italic" style:font-weight-asian="normal" style:font-size-complex="10pt" style:font-style-complex="italic" style:font-weight-complex="normal"/>
    </style:style>
    <style:style style:name="P261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style:use-window-font-color="true" fo:font-size="10pt" fo:font-style="italic" fo:font-weight="bold" officeooo:rsid="0220620f" officeooo:paragraph-rsid="0220620f" style:font-size-asian="10pt" style:font-style-asian="italic" style:font-weight-asian="bold" style:font-size-complex="10pt" style:font-style-complex="italic" style:font-weight-complex="bold"/>
    </style:style>
    <style:style style:name="P262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style:use-window-font-color="true" fo:font-size="10pt" fo:font-style="normal" fo:font-weight="normal" officeooo:rsid="0199aa7a" officeooo:paragraph-rsid="01a9537e" style:font-size-asian="10pt" style:font-style-asian="normal" style:font-weight-asian="normal" style:font-size-complex="10pt" style:font-style-complex="normal" style:font-weight-complex="normal"/>
    </style:style>
    <style:style style:name="P263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style:use-window-font-color="true" fo:font-size="10pt" fo:font-style="normal" fo:font-weight="normal" officeooo:rsid="0199aa7a" officeooo:paragraph-rsid="0199aa7a" style:font-size-asian="10pt" style:font-style-asian="normal" style:font-weight-asian="normal" style:font-size-complex="10pt" style:font-style-complex="normal" style:font-weight-complex="normal"/>
    </style:style>
    <style:style style:name="P264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style:use-window-font-color="true" fo:font-size="10pt" fo:font-style="normal" fo:font-weight="bold" officeooo:rsid="0199aa7a" officeooo:paragraph-rsid="0199aa7a" style:font-size-asian="10pt" style:font-style-asian="normal" style:font-weight-asian="bold" style:font-size-complex="10pt" style:font-style-complex="normal" style:font-weight-complex="bold"/>
    </style:style>
    <style:style style:name="P265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color="#0000ff" fo:font-size="6pt" fo:font-style="italic" fo:font-weight="normal" officeooo:rsid="00ec0f94" officeooo:paragraph-rsid="00eca12b" style:font-size-asian="5.25pt" style:font-style-asian="italic" style:font-weight-asian="normal" style:font-size-complex="6pt" style:font-style-complex="italic" style:font-weight-complex="normal"/>
    </style:style>
    <style:style style:name="P266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color="#0000ff" fo:font-size="6pt" fo:font-style="italic" fo:font-weight="normal" officeooo:rsid="00ec0f94" officeooo:paragraph-rsid="00f368f8" style:font-size-asian="5.25pt" style:font-style-asian="italic" style:font-weight-asian="normal" style:font-size-complex="6pt" style:font-style-complex="italic" style:font-weight-complex="normal"/>
    </style:style>
    <style:style style:name="P267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color="#0000ff" fo:font-size="6pt" fo:font-style="italic" fo:font-weight="normal" officeooo:rsid="007f44a2" officeooo:paragraph-rsid="00c916e0" style:font-size-asian="5.25pt" style:font-style-asian="italic" style:font-weight-asian="normal" style:font-size-complex="6pt" style:font-style-complex="italic" style:font-weight-complex="normal"/>
    </style:style>
    <style:style style:name="P268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color="#0000ff" fo:font-size="10pt" fo:font-style="italic" fo:font-weight="normal" officeooo:rsid="008019c9" officeooo:paragraph-rsid="0139301f" style:font-size-asian="10pt" style:font-style-asian="italic" style:font-weight-asian="normal" style:font-size-complex="10pt" style:font-style-complex="italic" style:font-weight-complex="normal"/>
    </style:style>
    <style:style style:name="P269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color="#0000ff" fo:font-size="10pt" fo:font-style="italic" fo:font-weight="normal" officeooo:rsid="00e8657b" officeooo:paragraph-rsid="0105c5ed" style:font-size-asian="10pt" style:font-style-asian="italic" style:font-weight-asian="normal" style:font-size-complex="10pt" style:font-style-complex="italic" style:font-weight-complex="normal"/>
    </style:style>
    <style:style style:name="P270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color="#0000ff" fo:font-size="10pt" fo:font-style="italic" fo:font-weight="normal" officeooo:rsid="011c0c28" officeooo:paragraph-rsid="012875a2" style:font-size-asian="10pt" style:font-style-asian="italic" style:font-weight-asian="normal" style:font-size-complex="10pt" style:font-style-complex="italic" style:font-weight-complex="normal"/>
    </style:style>
    <style:style style:name="P271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color="#0000ff" fo:font-size="10pt" fo:font-style="italic" fo:font-weight="normal" officeooo:rsid="0220620f" officeooo:paragraph-rsid="0220620f" style:font-size-asian="10pt" style:font-style-asian="italic" style:font-weight-asian="normal" style:font-size-complex="10pt" style:font-style-complex="italic" style:font-weight-complex="normal"/>
    </style:style>
    <style:style style:name="P272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color="#0000ff" fo:font-size="10pt" fo:font-style="italic" fo:font-weight="normal" officeooo:rsid="0220620f" officeooo:paragraph-rsid="0235fcee" style:font-size-asian="10pt" style:font-style-asian="italic" style:font-weight-asian="normal" style:font-size-complex="10pt" style:font-style-complex="italic" style:font-weight-complex="normal"/>
    </style:style>
    <style:style style:name="P273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color="#0000ff" fo:font-size="10pt" fo:font-style="italic" fo:font-weight="normal" officeooo:rsid="0220620f" officeooo:paragraph-rsid="02394124" style:font-size-asian="10pt" style:font-style-asian="italic" style:font-weight-asian="normal" style:font-size-complex="10pt" style:font-style-complex="italic" style:font-weight-complex="normal"/>
    </style:style>
    <style:style style:name="P274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color="#0000ff" fo:font-size="10pt" fo:font-style="italic" fo:font-weight="normal" officeooo:rsid="021b0caa" officeooo:paragraph-rsid="022cd18b" style:font-size-asian="10pt" style:font-style-asian="italic" style:font-weight-asian="normal" style:font-size-complex="10pt" style:font-style-complex="italic" style:font-weight-complex="normal"/>
    </style:style>
    <style:style style:name="P275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color="#0000ff" fo:font-size="10pt" fo:font-style="normal" fo:font-weight="normal" officeooo:rsid="021b0caa" officeooo:paragraph-rsid="022cd18b" style:font-size-asian="10pt" style:font-style-asian="normal" style:font-weight-asian="normal" style:font-size-complex="10pt" style:font-style-complex="normal" style:font-weight-complex="normal"/>
    </style:style>
    <style:style style:name="P276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color="#0000ff" fo:font-size="12pt" fo:font-style="italic" fo:font-weight="bold" officeooo:rsid="0220620f" officeooo:paragraph-rsid="0220620f" style:font-size-asian="12pt" style:font-style-asian="italic" style:font-weight-asian="bold" style:font-size-complex="12pt" style:font-style-complex="italic" style:font-weight-complex="bold"/>
    </style:style>
    <style:style style:name="P277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color="#0000ff" fo:font-size="12pt" fo:font-style="italic" fo:font-weight="bold" officeooo:rsid="021b0caa" officeooo:paragraph-rsid="022cd18b" style:font-size-asian="12pt" style:font-style-asian="italic" style:font-weight-asian="bold" style:font-size-complex="12pt" style:font-style-complex="italic" style:font-weight-complex="bold"/>
    </style:style>
    <style:style style:name="P27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officeooo:paragraph-rsid="0028c4e9"/>
    </style:style>
    <style:style style:name="P27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weight="bold" officeooo:rsid="001faaff" officeooo:paragraph-rsid="005353e6" style:font-size-asian="12pt" style:font-weight-asian="bold" style:font-size-complex="12pt" style:font-weight-complex="bold"/>
    </style:style>
    <style:style style:name="P28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style="normal" fo:font-weight="normal" officeooo:rsid="006ea593" officeooo:paragraph-rsid="006ea593" style:font-size-asian="10.5pt" style:font-style-asian="normal" style:font-weight-asian="normal" style:font-size-complex="12pt" style:font-style-complex="normal" style:font-weight-complex="normal"/>
    </style:style>
    <style:style style:name="P281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2pt" fo:font-style="italic" fo:font-weight="bold" officeooo:rsid="0220620f" officeooo:paragraph-rsid="0220620f" style:font-size-asian="12pt" style:font-style-asian="italic" style:font-weight-asian="bold" style:font-size-complex="12pt" style:font-style-complex="italic" style:font-weight-complex="bold"/>
    </style:style>
    <style:style style:name="P28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font-style="italic" fo:font-weight="bold" officeooo:rsid="0220620f" officeooo:paragraph-rsid="0220620f" style:font-size-asian="12pt" style:font-style-asian="italic" style:font-weight-asian="bold" style:font-size-complex="12pt" style:font-style-complex="italic" style:font-weight-complex="bold"/>
    </style:style>
    <style:style style:name="P283" style:family="paragraph" style:parent-style-name="Text_20_body">
      <loext:graphic-properties draw:fill="solid" draw:fill-color="#eeeeee"/>
      <style:paragraph-properties fo:margin-left="0cm" fo:margin-right="0cm" fo:margin-top="0cm" fo:margin-bottom="0cm" loext:contextual-spacing="false" fo:line-height="100%" fo:text-indent="0cm" style:auto-text-indent="false" fo:background-color="#eeeeee"/>
      <style:text-properties fo:color="#ff0000" fo:font-size="6pt" fo:font-style="italic" fo:font-weight="bold" officeooo:rsid="00e8657b" officeooo:paragraph-rsid="0105c5ed" style:font-size-asian="5.25pt" style:font-style-asian="italic" style:font-weight-asian="bold" style:font-size-complex="6pt" style:font-style-complex="italic" style:font-weight-complex="bold"/>
    </style:style>
    <style:style style:name="P28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9pt" fo:font-style="normal" fo:font-weight="normal" officeooo:rsid="021b0caa" officeooo:paragraph-rsid="021b0caa" style:font-size-asian="7.84999990463257pt" style:font-style-asian="normal" style:font-weight-asian="normal" style:font-size-complex="9pt" style:font-style-complex="normal" style:font-weight-complex="normal"/>
    </style:style>
    <style:style style:name="P285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reak-before="page" fo:background-color="#dddddd"/>
      <style:text-properties fo:font-size="10pt" fo:font-style="normal" fo:font-weight="normal" officeooo:rsid="0220620f" officeooo:paragraph-rsid="0220620f" style:font-size-asian="10pt" style:font-style-asian="normal" style:font-weight-asian="normal" style:font-size-complex="10pt" style:font-style-complex="normal" style:font-weight-complex="normal"/>
    </style:style>
    <style:style style:name="P286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reak-before="page" fo:background-color="#dddddd"/>
      <style:text-properties fo:color="#0000ff" fo:font-size="12pt" fo:font-style="italic" fo:font-weight="bold" officeooo:rsid="021b0caa" officeooo:paragraph-rsid="022cd18b" style:font-size-asian="12pt" style:font-style-asian="italic" style:font-weight-asian="bold" style:font-size-complex="12pt" style:font-style-complex="italic" style:font-weight-complex="bold"/>
    </style:style>
    <style:style style:name="P287" style:family="paragraph" style:parent-style-name="Text_20_body" style:list-style-name="L4">
      <loext:graphic-properties draw:fill="solid" draw:fill-color="#ffffff"/>
      <style:paragraph-properties fo:margin-top="0cm" fo:margin-bottom="0cm" loext:contextual-spacing="false" fo:line-height="100%" fo:background-color="#ffffff"/>
      <style:text-properties officeooo:paragraph-rsid="007bd5bd"/>
    </style:style>
    <style:style style:name="P288" style:family="paragraph" style:parent-style-name="Text_20_body" style:list-style-name="L4">
      <loext:graphic-properties draw:fill="solid" draw:fill-color="#ffffff"/>
      <style:paragraph-properties fo:margin-top="0cm" fo:margin-bottom="0cm" loext:contextual-spacing="false" fo:line-height="100%" fo:background-color="#ffffff"/>
      <style:text-properties officeooo:paragraph-rsid="01d8d6eb"/>
    </style:style>
    <style:style style:name="P289" style:family="paragraph" style:parent-style-name="Text_20_body" style:list-style-name="L6">
      <loext:graphic-properties draw:fill="solid" draw:fill-color="#ffffff"/>
      <style:paragraph-properties fo:margin-top="0cm" fo:margin-bottom="0cm" loext:contextual-spacing="false" fo:line-height="100%" fo:background-color="#ffffff"/>
      <style:text-properties officeooo:paragraph-rsid="01668cd4"/>
    </style:style>
    <style:style style:name="P290" style:family="paragraph" style:parent-style-name="Text_20_body" style:list-style-name="L6">
      <loext:graphic-properties draw:fill="solid" draw:fill-color="#ffffff"/>
      <style:paragraph-properties fo:margin-top="0cm" fo:margin-bottom="0cm" loext:contextual-spacing="false" fo:line-height="100%" fo:background-color="#ffffff"/>
      <style:text-properties officeooo:paragraph-rsid="0168c48b"/>
    </style:style>
    <style:style style:name="P291" style:family="paragraph" style:parent-style-name="Text_20_body" style:list-style-name="L6">
      <loext:graphic-properties draw:fill="solid" draw:fill-color="#ffffff"/>
      <style:paragraph-properties fo:margin-top="0cm" fo:margin-bottom="0cm" loext:contextual-spacing="false" fo:line-height="100%" fo:background-color="#ffffff"/>
      <style:text-properties officeooo:rsid="020fdb98" officeooo:paragraph-rsid="020fdb98"/>
    </style:style>
    <style:style style:name="P292" style:family="paragraph" style:parent-style-name="Text_20_body" style:list-style-name="L6">
      <loext:graphic-properties draw:fill="solid" draw:fill-color="#ffffff"/>
      <style:paragraph-properties fo:margin-top="0cm" fo:margin-bottom="0cm" loext:contextual-spacing="false" fo:line-height="100%" fo:background-color="#ffffff"/>
      <style:text-properties officeooo:rsid="02185f65" officeooo:paragraph-rsid="02185f65"/>
    </style:style>
    <style:style style:name="P293" style:family="paragraph" style:parent-style-name="Text_20_body" style:list-style-name="L6">
      <loext:graphic-properties draw:fill="solid" draw:fill-color="#ffffff"/>
      <style:paragraph-properties fo:margin-top="0cm" fo:margin-bottom="0cm" loext:contextual-spacing="false" fo:line-height="100%" fo:background-color="#ffffff"/>
      <style:text-properties fo:font-style="italic" fo:font-weight="bold" officeooo:rsid="0219412b" officeooo:paragraph-rsid="0219412b" style:font-style-asian="italic" style:font-weight-asian="bold" style:font-style-complex="italic" style:font-weight-complex="bold"/>
    </style:style>
    <style:style style:name="P294" style:family="paragraph" style:parent-style-name="Text_20_body" style:list-style-name="L6">
      <loext:graphic-properties draw:fill="solid" draw:fill-color="#ffffff"/>
      <style:paragraph-properties fo:margin-top="0cm" fo:margin-bottom="0cm" loext:contextual-spacing="false" fo:line-height="100%" fo:background-color="#ffffff"/>
      <style:text-properties fo:font-style="italic" fo:font-weight="bold" officeooo:rsid="02195001" officeooo:paragraph-rsid="02195001" style:font-style-asian="italic" style:font-weight-asian="bold" style:font-style-complex="italic" style:font-weight-complex="bold"/>
    </style:style>
    <style:style style:name="P295" style:family="paragraph">
      <style:paragraph-properties fo:margin-left="0cm" fo:margin-right="0cm" fo:margin-top="0cm" fo:margin-bottom="0cm" fo:line-height="100%" fo:text-align="center" fo:text-indent="0cm"/>
    </style:style>
    <style:style style:name="P296" style:family="paragraph">
      <loext:graphic-properties draw:fill="solid" draw:fill-color="#ffffff" draw:fill-gradient-name="Gradient_20_7" draw:fill-hatch-name="Hatch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97" style:family="paragraph">
      <loext:graphic-properties draw:fill="solid" draw:fill-color="#ffffff" draw:fill-gradient-name="Gradient_20_7" draw:fill-hatch-name="Hatch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7pt" fo:font-style="normal" fo:text-shadow="none" style:text-underline-style="solid" style:text-underline-width="auto" style:text-underline-color="font-color" fo:font-weight="normal" style:letter-kerning="true" style:font-name-asian="Tahoma" style:font-size-asian="7pt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9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0481" style:font-style-asian="italic" style:font-style-complex="italic"/>
    </style:style>
    <style:style style:name="T3" style:family="text">
      <style:text-properties fo:font-style="italic" officeooo:rsid="00668ea0" style:font-style-asian="italic" style:font-style-complex="italic"/>
    </style:style>
    <style:style style:name="T4" style:family="text">
      <style:text-properties fo:font-style="italic" officeooo:rsid="00dd3908" style:font-style-asian="italic" style:font-style-complex="italic"/>
    </style:style>
    <style:style style:name="T5" style:family="text">
      <style:text-properties fo:font-style="italic" officeooo:rsid="018deb12" style:font-style-asian="italic" style:font-style-complex="italic"/>
    </style:style>
    <style:style style:name="T6" style:family="text">
      <style:text-properties fo:font-style="italic" officeooo:rsid="024b1675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10481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10481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1871a19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1d57129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206c14b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2099d7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20c07ae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587a0" style:font-weight-asian="bold" style:font-weight-complex="bold"/>
    </style:style>
    <style:style style:name="T19" style:family="text">
      <style:text-properties fo:font-weight="bold" officeooo:rsid="006b4490" style:font-weight-asian="bold" style:font-weight-complex="bold"/>
    </style:style>
    <style:style style:name="T20" style:family="text">
      <style:text-properties fo:font-weight="bold" officeooo:rsid="00708d49" style:font-weight-asian="bold" style:font-weight-complex="bold"/>
    </style:style>
    <style:style style:name="T21" style:family="text">
      <style:text-properties fo:font-weight="bold" officeooo:rsid="00212c81" style:font-weight-asian="bold" style:font-weight-complex="bold"/>
    </style:style>
    <style:style style:name="T22" style:family="text">
      <style:text-properties fo:font-weight="bold" officeooo:rsid="00896ca4" style:font-weight-asian="bold" style:font-weight-complex="bold"/>
    </style:style>
    <style:style style:name="T23" style:family="text">
      <style:text-properties fo:font-weight="bold" officeooo:rsid="009bad57" style:font-weight-asian="bold" style:font-weight-complex="bold"/>
    </style:style>
    <style:style style:name="T24" style:family="text">
      <style:text-properties fo:font-weight="bold" officeooo:rsid="00a0bfca" style:font-weight-asian="bold" style:font-weight-complex="bold"/>
    </style:style>
    <style:style style:name="T25" style:family="text">
      <style:text-properties fo:font-weight="bold" officeooo:rsid="00d0796f" style:font-weight-asian="bold" style:font-weight-complex="bold"/>
    </style:style>
    <style:style style:name="T26" style:family="text">
      <style:text-properties fo:font-weight="bold" officeooo:rsid="013793f8" style:font-weight-asian="bold" style:font-weight-complex="bold"/>
    </style:style>
    <style:style style:name="T27" style:family="text">
      <style:text-properties fo:font-weight="bold" officeooo:rsid="01467df8" style:font-weight-asian="bold" style:font-weight-complex="bold"/>
    </style:style>
    <style:style style:name="T28" style:family="text">
      <style:text-properties fo:font-weight="bold" officeooo:rsid="014a09e1" style:font-weight-asian="bold" style:font-weight-complex="bold"/>
    </style:style>
    <style:style style:name="T29" style:family="text">
      <style:text-properties fo:font-weight="bold" officeooo:rsid="014a5f6d" style:font-weight-asian="bold" style:font-weight-complex="bold"/>
    </style:style>
    <style:style style:name="T30" style:family="text">
      <style:text-properties fo:font-weight="bold" officeooo:rsid="01af0a0a" style:font-weight-asian="bold" style:font-weight-complex="bold"/>
    </style:style>
    <style:style style:name="T31" style:family="text">
      <style:text-properties fo:font-weight="bold" officeooo:rsid="01c140dd" style:font-weight-asian="bold" style:font-weight-complex="bold"/>
    </style:style>
    <style:style style:name="T32" style:family="text">
      <style:text-properties fo:font-weight="bold" officeooo:rsid="01c4a11a" style:font-weight-asian="bold" style:font-weight-complex="bold"/>
    </style:style>
    <style:style style:name="T33" style:family="text">
      <style:text-properties fo:font-weight="bold" officeooo:rsid="01dd6894" style:font-weight-asian="bold" style:font-weight-complex="bold"/>
    </style:style>
    <style:style style:name="T34" style:family="text">
      <style:text-properties fo:font-weight="bold" officeooo:rsid="02099d7d" style:font-weight-asian="bold" style:font-weight-complex="bold"/>
    </style:style>
    <style:style style:name="T35" style:family="text">
      <style:text-properties fo:font-size="10pt" fo:font-weight="normal" officeooo:rsid="00ec0f94" style:font-size-asian="10pt" style:font-weight-asian="normal" style:font-size-complex="10pt" style:font-weight-complex="normal"/>
    </style:style>
    <style:style style:name="T36" style:family="text">
      <style:text-properties fo:font-size="10pt" fo:font-weight="normal" officeooo:rsid="009bad57" style:font-size-asian="10pt" style:font-weight-asian="normal" style:font-size-complex="10pt" style:font-weight-complex="normal"/>
    </style:style>
    <style:style style:name="T37" style:family="text">
      <style:text-properties fo:font-size="10pt" fo:font-weight="normal" officeooo:rsid="0199aa7a" style:font-size-asian="10pt" style:font-weight-asian="normal" style:font-size-complex="10pt" style:font-weight-complex="normal"/>
    </style:style>
    <style:style style:name="T38" style:family="text">
      <style:text-properties fo:font-size="10pt" officeooo:rsid="009bad57" style:font-size-asian="10pt" style:font-size-complex="10pt"/>
    </style:style>
    <style:style style:name="T39" style:family="text">
      <style:text-properties fo:font-size="10pt" officeooo:rsid="00a0bfca" style:font-size-asian="10pt" style:font-size-complex="10pt"/>
    </style:style>
    <style:style style:name="T40" style:family="text">
      <style:text-properties fo:font-size="10pt" officeooo:rsid="0199aa7a" style:font-size-asian="10pt" style:font-size-complex="10pt"/>
    </style:style>
    <style:style style:name="T41" style:family="text">
      <style:text-properties fo:font-size="10pt" fo:font-style="italic" fo:font-weight="normal" officeooo:rsid="0199aa7a" style:font-size-asian="10pt" style:font-style-asian="italic" style:font-weight-asian="normal" style:font-size-complex="10pt" style:font-style-complex="italic" style:font-weight-complex="normal"/>
    </style:style>
    <style:style style:name="T42" style:family="text">
      <style:text-properties fo:font-size="10pt" fo:font-weight="bold" style:font-size-asian="10pt" style:font-weight-asian="bold" style:font-size-complex="10pt" style:font-weight-complex="bold"/>
    </style:style>
    <style:style style:name="T43" style:family="text">
      <style:text-properties fo:font-size="10pt" fo:font-weight="bold" officeooo:rsid="00ec0f94" style:font-size-asian="10pt" style:font-weight-asian="bold" style:font-size-complex="10pt" style:font-weight-complex="bold"/>
    </style:style>
    <style:style style:name="T44" style:family="text">
      <style:text-properties fo:font-size="10pt" fo:font-weight="bold" officeooo:rsid="00f368f8" style:font-size-asian="10pt" style:font-weight-asian="bold" style:font-size-complex="10pt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3097d8" style:font-weight-asian="normal" style:font-weight-complex="normal"/>
    </style:style>
    <style:style style:name="T47" style:family="text">
      <style:text-properties fo:font-weight="normal" officeooo:rsid="006b4490" style:font-weight-asian="normal" style:font-weight-complex="normal"/>
    </style:style>
    <style:style style:name="T48" style:family="text">
      <style:text-properties fo:font-weight="normal" officeooo:rsid="00708d49" style:font-weight-asian="normal" style:font-weight-complex="normal"/>
    </style:style>
    <style:style style:name="T49" style:family="text">
      <style:text-properties fo:font-weight="normal" officeooo:rsid="00722bb4" style:font-weight-asian="normal" style:font-weight-complex="normal"/>
    </style:style>
    <style:style style:name="T50" style:family="text">
      <style:text-properties fo:font-weight="normal" officeooo:rsid="00743b50" style:font-weight-asian="normal" style:font-weight-complex="normal"/>
    </style:style>
    <style:style style:name="T51" style:family="text">
      <style:text-properties fo:font-weight="normal" officeooo:rsid="007b2c5a" style:font-weight-asian="normal" style:font-weight-complex="normal"/>
    </style:style>
    <style:style style:name="T52" style:family="text">
      <style:text-properties fo:font-weight="normal" officeooo:rsid="0095be1e" style:font-weight-asian="normal" style:font-weight-complex="normal"/>
    </style:style>
    <style:style style:name="T53" style:family="text">
      <style:text-properties fo:font-weight="normal" officeooo:rsid="00c8a05b" style:font-weight-asian="normal" style:font-weight-complex="normal"/>
    </style:style>
    <style:style style:name="T54" style:family="text">
      <style:text-properties fo:font-weight="normal" officeooo:rsid="00ec0f94" style:font-weight-asian="normal" style:font-weight-complex="normal"/>
    </style:style>
    <style:style style:name="T55" style:family="text">
      <style:text-properties fo:font-weight="normal" officeooo:rsid="01af0a0a" style:font-weight-asian="normal" style:font-weight-complex="normal"/>
    </style:style>
    <style:style style:name="T56" style:family="text">
      <style:text-properties fo:font-weight="normal" officeooo:rsid="0208ec69" style:font-weight-asian="normal" style:font-weight-complex="normal"/>
    </style:style>
    <style:style style:name="T57" style:family="text">
      <style:text-properties officeooo:rsid="00210481"/>
    </style:style>
    <style:style style:name="T58" style:family="text">
      <style:text-properties officeooo:rsid="00212c81"/>
    </style:style>
    <style:style style:name="T59" style:family="text">
      <style:text-properties officeooo:rsid="002587a0"/>
    </style:style>
    <style:style style:name="T60" style:family="text">
      <style:text-properties officeooo:rsid="0028c4e9"/>
    </style:style>
    <style:style style:name="T61" style:family="text">
      <style:text-properties officeooo:rsid="00306a9d"/>
    </style:style>
    <style:style style:name="T62" style:family="text">
      <style:text-properties officeooo:rsid="003097d8"/>
    </style:style>
    <style:style style:name="T63" style:family="text">
      <style:text-properties officeooo:rsid="004155cd"/>
    </style:style>
    <style:style style:name="T64" style:family="text">
      <style:text-properties officeooo:rsid="0042be0b"/>
    </style:style>
    <style:style style:name="T6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6" style:family="text">
      <style:text-properties style:text-underline-style="solid" style:text-underline-width="auto" style:text-underline-color="font-color" fo:font-weight="bold" officeooo:rsid="00a98c5d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fo:font-weight="bold" officeooo:rsid="00b2d663" style:font-weight-asian="bold" style:font-weight-complex="bold"/>
    </style:style>
    <style:style style:name="T68" style:family="text">
      <style:text-properties style:text-underline-style="solid" style:text-underline-width="auto" style:text-underline-color="font-color" officeooo:rsid="00b2d663"/>
    </style:style>
    <style:style style:name="T69" style:family="text">
      <style:text-properties style:text-underline-style="solid" style:text-underline-width="auto" style:text-underline-color="font-color" officeooo:rsid="00b782e1"/>
    </style:style>
    <style:style style:name="T70" style:family="text">
      <style:text-properties officeooo:rsid="004ce119"/>
    </style:style>
    <style:style style:name="T71" style:family="text">
      <style:text-properties officeooo:rsid="00605274"/>
    </style:style>
    <style:style style:name="T72" style:family="text">
      <style:text-properties officeooo:rsid="00668ea0"/>
    </style:style>
    <style:style style:name="T73" style:family="text">
      <style:text-properties officeooo:rsid="006b4490"/>
    </style:style>
    <style:style style:name="T74" style:family="text">
      <style:text-properties officeooo:rsid="00708d49"/>
    </style:style>
    <style:style style:name="T75" style:family="text">
      <style:text-properties officeooo:rsid="0073ee9b"/>
    </style:style>
    <style:style style:name="T76" style:family="text">
      <style:text-properties officeooo:rsid="00743b50"/>
    </style:style>
    <style:style style:name="T77" style:family="text">
      <style:text-properties officeooo:rsid="008019c9"/>
    </style:style>
    <style:style style:name="T78" style:family="text">
      <style:text-properties officeooo:rsid="0084c6eb"/>
    </style:style>
    <style:style style:name="T79" style:family="text">
      <style:text-properties officeooo:rsid="0086bb14"/>
    </style:style>
    <style:style style:name="T80" style:family="text">
      <style:text-properties officeooo:rsid="0087f3fb"/>
    </style:style>
    <style:style style:name="T81" style:family="text">
      <style:text-properties officeooo:rsid="008838bc"/>
    </style:style>
    <style:style style:name="T82" style:family="text">
      <style:text-properties officeooo:rsid="00896ca4"/>
    </style:style>
    <style:style style:name="T83" style:family="text">
      <style:text-properties officeooo:rsid="00915f1a"/>
    </style:style>
    <style:style style:name="T84" style:family="text">
      <style:text-properties officeooo:rsid="009233c8"/>
    </style:style>
    <style:style style:name="T85" style:family="text">
      <style:text-properties officeooo:rsid="00940f6f"/>
    </style:style>
    <style:style style:name="T86" style:family="text">
      <style:text-properties officeooo:rsid="0098fe27"/>
    </style:style>
    <style:style style:name="T87" style:family="text">
      <style:text-properties officeooo:rsid="009bad57"/>
    </style:style>
    <style:style style:name="T88" style:family="text">
      <style:text-properties officeooo:rsid="00a0bfca"/>
    </style:style>
    <style:style style:name="T89" style:family="text">
      <style:text-properties officeooo:rsid="00a5f02b"/>
    </style:style>
    <style:style style:name="T90" style:family="text">
      <style:text-properties officeooo:rsid="00a98c5d"/>
    </style:style>
    <style:style style:name="T91" style:family="text">
      <style:text-properties officeooo:rsid="00a9b752"/>
    </style:style>
    <style:style style:name="T92" style:family="text">
      <style:text-properties officeooo:rsid="00aafcd5"/>
    </style:style>
    <style:style style:name="T93" style:family="text">
      <style:text-properties fo:font-style="normal" style:font-style-asian="normal" style:font-style-complex="normal"/>
    </style:style>
    <style:style style:name="T94" style:family="text">
      <style:text-properties fo:font-style="normal" officeooo:rsid="00b4e9ea" style:font-style-asian="normal" style:font-style-complex="normal"/>
    </style:style>
    <style:style style:name="T95" style:family="text">
      <style:text-properties fo:font-style="normal" officeooo:rsid="009233c8" style:font-style-asian="normal" style:font-style-complex="normal"/>
    </style:style>
    <style:style style:name="T96" style:family="text">
      <style:text-properties fo:font-style="normal" officeooo:rsid="0192d327" style:font-style-asian="normal" style:font-style-complex="normal"/>
    </style:style>
    <style:style style:name="T97" style:family="text">
      <style:text-properties fo:font-style="normal" officeooo:rsid="00c916e0" style:font-style-asian="normal" style:font-style-complex="normal"/>
    </style:style>
    <style:style style:name="T9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0c34cfe" style:font-style-asian="normal" style:font-weight-asian="bold" style:font-style-complex="normal" style:font-weight-complex="bold"/>
    </style:style>
    <style:style style:name="T100" style:family="text">
      <style:text-properties fo:font-style="normal" fo:font-weight="bold" officeooo:rsid="00c916e0" style:font-style-asian="normal" style:font-weight-asian="bold" style:font-style-complex="normal" style:font-weight-complex="bold"/>
    </style:style>
    <style:style style:name="T101" style:family="text">
      <style:text-properties officeooo:rsid="00b259b9"/>
    </style:style>
    <style:style style:name="T102" style:family="text">
      <style:text-properties officeooo:rsid="00b2d663"/>
    </style:style>
    <style:style style:name="T103" style:family="text">
      <style:text-properties officeooo:rsid="00b373c8"/>
    </style:style>
    <style:style style:name="T104" style:family="text">
      <style:text-properties officeooo:rsid="001faaff"/>
    </style:style>
    <style:style style:name="T105" style:family="text">
      <style:text-properties officeooo:rsid="00ba3317"/>
    </style:style>
    <style:style style:name="T106" style:family="text">
      <style:text-properties officeooo:rsid="00c34cfe"/>
    </style:style>
    <style:style style:name="T107" style:family="text">
      <style:text-properties officeooo:rsid="00c6a43a"/>
    </style:style>
    <style:style style:name="T108" style:family="text">
      <style:text-properties officeooo:rsid="00c7a191"/>
    </style:style>
    <style:style style:name="T109" style:family="text">
      <style:text-properties officeooo:rsid="00c87b50"/>
    </style:style>
    <style:style style:name="T110" style:family="text">
      <style:text-properties officeooo:rsid="00c916e0"/>
    </style:style>
    <style:style style:name="T111" style:family="text">
      <style:text-properties officeooo:rsid="00ccf2fe"/>
    </style:style>
    <style:style style:name="T112" style:family="text">
      <style:text-properties officeooo:rsid="00ce11ca"/>
    </style:style>
    <style:style style:name="T113" style:family="text">
      <style:text-properties officeooo:rsid="00cf3bda"/>
    </style:style>
    <style:style style:name="T114" style:family="text">
      <style:text-properties officeooo:rsid="00d0796f"/>
    </style:style>
    <style:style style:name="T115" style:family="text">
      <style:text-properties officeooo:rsid="00dae735"/>
    </style:style>
    <style:style style:name="T116" style:family="text">
      <style:text-properties officeooo:rsid="00db8689"/>
    </style:style>
    <style:style style:name="T117" style:family="text">
      <style:text-properties officeooo:rsid="00dd3908"/>
    </style:style>
    <style:style style:name="T118" style:family="text">
      <style:text-properties officeooo:rsid="00dd7a4e"/>
    </style:style>
    <style:style style:name="T119" style:family="text">
      <style:text-properties officeooo:rsid="00df6a6c"/>
    </style:style>
    <style:style style:name="T120" style:family="text">
      <style:text-properties officeooo:rsid="00e5affb"/>
    </style:style>
    <style:style style:name="T121" style:family="text">
      <style:text-properties officeooo:rsid="00e69ed5"/>
    </style:style>
    <style:style style:name="T122" style:family="text">
      <style:text-properties officeooo:rsid="00e8657b"/>
    </style:style>
    <style:style style:name="T123" style:family="text">
      <style:text-properties fo:color="#0000ff"/>
    </style:style>
    <style:style style:name="T124" style:family="text">
      <style:text-properties fo:color="#0000ff" officeooo:rsid="0073ee9b"/>
    </style:style>
    <style:style style:name="T125" style:family="text">
      <style:text-properties fo:color="#0000ff" fo:font-style="italic" style:font-style-asian="italic" style:font-style-complex="italic"/>
    </style:style>
    <style:style style:name="T126" style:family="text">
      <style:text-properties fo:color="#0000ff" fo:font-style="italic" officeooo:rsid="00d0796f" style:font-style-asian="italic" style:font-style-complex="italic"/>
    </style:style>
    <style:style style:name="T127" style:family="text">
      <style:text-properties fo:color="#0000ff" fo:font-style="italic" officeooo:rsid="00d355ca" style:font-style-asian="italic" style:font-style-complex="italic"/>
    </style:style>
    <style:style style:name="T128" style:family="text">
      <style:text-properties fo:color="#0000ff" fo:font-style="italic" officeooo:rsid="003979ad" style:font-style-asian="italic" style:font-style-complex="italic"/>
    </style:style>
    <style:style style:name="T129" style:family="text">
      <style:text-properties fo:color="#0000ff" fo:font-style="italic" officeooo:rsid="003bf8cb" style:font-style-asian="italic" style:font-style-complex="italic"/>
    </style:style>
    <style:style style:name="T130" style:family="text">
      <style:text-properties fo:color="#0000ff" fo:font-style="italic" officeooo:rsid="0037d752" style:font-style-asian="italic" style:font-style-complex="italic"/>
    </style:style>
    <style:style style:name="T131" style:family="text">
      <style:text-properties fo:color="#0000ff" fo:font-style="italic" officeooo:rsid="003aa5d3" style:font-style-asian="italic" style:font-style-complex="italic"/>
    </style:style>
    <style:style style:name="T132" style:family="text">
      <style:text-properties fo:color="#0000ff" fo:font-style="italic" officeooo:rsid="005c5d82" style:font-style-asian="italic" style:font-style-complex="italic"/>
    </style:style>
    <style:style style:name="T133" style:family="text">
      <style:text-properties fo:color="#0000ff" fo:font-style="italic" officeooo:rsid="0047739d" style:font-style-asian="italic" style:font-style-complex="italic"/>
    </style:style>
    <style:style style:name="T134" style:family="text">
      <style:text-properties fo:color="#0000ff" fo:font-style="italic" officeooo:rsid="0044f20a" style:font-style-asian="italic" style:font-style-complex="italic"/>
    </style:style>
    <style:style style:name="T135" style:family="text">
      <style:text-properties fo:color="#0000ff" fo:font-style="italic" officeooo:rsid="0050532d" style:font-style-asian="italic" style:font-style-complex="italic"/>
    </style:style>
    <style:style style:name="T136" style:family="text">
      <style:text-properties fo:color="#0000ff" fo:font-style="italic" officeooo:rsid="004ce119" style:font-style-asian="italic" style:font-style-complex="italic"/>
    </style:style>
    <style:style style:name="T137" style:family="text">
      <style:text-properties fo:color="#0000ff" fo:font-style="italic" officeooo:rsid="004e9b8a" style:font-style-asian="italic" style:font-style-complex="italic"/>
    </style:style>
    <style:style style:name="T138" style:family="text">
      <style:text-properties fo:color="#0000ff" fo:font-style="italic" officeooo:rsid="005196dd" style:font-style-asian="italic" style:font-style-complex="italic"/>
    </style:style>
    <style:style style:name="T139" style:family="text">
      <style:text-properties fo:color="#0000ff" fo:font-style="italic" officeooo:rsid="0052c168" style:font-style-asian="italic" style:font-style-complex="italic"/>
    </style:style>
    <style:style style:name="T140" style:family="text">
      <style:text-properties fo:color="#0000ff" fo:font-style="italic" officeooo:rsid="0054befb" style:font-style-asian="italic" style:font-style-complex="italic"/>
    </style:style>
    <style:style style:name="T141" style:family="text">
      <style:text-properties fo:color="#0000ff" fo:font-style="italic" officeooo:rsid="00592b2d" style:font-style-asian="italic" style:font-style-complex="italic"/>
    </style:style>
    <style:style style:name="T142" style:family="text">
      <style:text-properties fo:color="#0000ff" fo:font-style="italic" officeooo:rsid="00c07454" style:font-style-asian="italic" style:font-style-complex="italic"/>
    </style:style>
    <style:style style:name="T143" style:family="text">
      <style:text-properties fo:color="#0000ff" fo:font-style="italic" officeooo:rsid="00bea574" style:font-style-asian="italic" style:font-style-complex="italic"/>
    </style:style>
    <style:style style:name="T144" style:family="text">
      <style:text-properties fo:color="#0000ff" fo:font-style="italic" officeooo:rsid="00be6575" style:font-style-asian="italic" style:font-style-complex="italic"/>
    </style:style>
    <style:style style:name="T145" style:family="text">
      <style:text-properties fo:color="#0000ff" fo:font-style="italic" officeooo:rsid="008019c9" style:font-style-asian="italic" style:font-style-complex="italic"/>
    </style:style>
    <style:style style:name="T146" style:family="text">
      <style:text-properties fo:color="#0000ff" fo:font-style="italic" officeooo:rsid="0083526b" style:font-style-asian="italic" style:font-style-complex="italic"/>
    </style:style>
    <style:style style:name="T147" style:family="text">
      <style:text-properties fo:color="#0000ff" fo:font-style="italic" officeooo:rsid="0084c6eb" style:font-style-asian="italic" style:font-style-complex="italic"/>
    </style:style>
    <style:style style:name="T148" style:family="text">
      <style:text-properties fo:color="#0000ff" fo:font-style="italic" officeooo:rsid="0087f3fb" style:font-style-asian="italic" style:font-style-complex="italic"/>
    </style:style>
    <style:style style:name="T149" style:family="text">
      <style:text-properties fo:color="#0000ff" fo:font-style="italic" officeooo:rsid="00dae735" style:font-style-asian="italic" style:font-style-complex="italic"/>
    </style:style>
    <style:style style:name="T150" style:family="text">
      <style:text-properties fo:color="#0000ff" fo:font-style="italic" officeooo:rsid="00db8689" style:font-style-asian="italic" style:font-style-complex="italic"/>
    </style:style>
    <style:style style:name="T151" style:family="text">
      <style:text-properties fo:color="#0000ff" fo:font-style="italic" officeooo:rsid="00dd3908" style:font-style-asian="italic" style:font-style-complex="italic"/>
    </style:style>
    <style:style style:name="T152" style:family="text">
      <style:text-properties fo:color="#0000ff" fo:font-style="italic" officeooo:rsid="00df6a6c" style:font-style-asian="italic" style:font-style-complex="italic"/>
    </style:style>
    <style:style style:name="T153" style:family="text">
      <style:text-properties fo:color="#0000ff" fo:font-style="italic" officeooo:rsid="00dd7a4e" style:font-style-asian="italic" style:font-style-complex="italic"/>
    </style:style>
    <style:style style:name="T154" style:family="text">
      <style:text-properties fo:color="#0000ff" fo:font-style="italic" officeooo:rsid="00e5affb" style:font-style-asian="italic" style:font-style-complex="italic"/>
    </style:style>
    <style:style style:name="T155" style:family="text">
      <style:text-properties fo:color="#0000ff" fo:font-style="italic" officeooo:rsid="00e8657b" style:font-style-asian="italic" style:font-style-complex="italic"/>
    </style:style>
    <style:style style:name="T156" style:family="text">
      <style:text-properties fo:color="#0000ff" fo:font-style="italic" officeooo:rsid="010da1fd" style:font-style-asian="italic" style:font-style-complex="italic"/>
    </style:style>
    <style:style style:name="T157" style:family="text">
      <style:text-properties fo:color="#0000ff" fo:font-style="italic" officeooo:rsid="00b4e9ea" style:font-style-asian="italic" style:font-style-complex="italic"/>
    </style:style>
    <style:style style:name="T158" style:family="text">
      <style:text-properties fo:color="#0000ff" fo:font-style="italic" officeooo:rsid="018a769f" style:font-style-asian="italic" style:font-style-complex="italic"/>
    </style:style>
    <style:style style:name="T159" style:family="text">
      <style:text-properties fo:color="#0000ff" fo:font-style="italic" officeooo:rsid="018d2185" style:font-style-asian="italic" style:font-style-complex="italic"/>
    </style:style>
    <style:style style:name="T160" style:family="text">
      <style:text-properties fo:color="#0000ff" fo:font-style="italic" officeooo:rsid="002587a0" style:font-style-asian="italic" style:font-style-complex="italic"/>
    </style:style>
    <style:style style:name="T161" style:family="text">
      <style:text-properties fo:color="#0000ff" fo:font-style="italic" officeooo:rsid="018c51fa" style:font-style-asian="italic" style:font-style-complex="italic"/>
    </style:style>
    <style:style style:name="T162" style:family="text">
      <style:text-properties fo:color="#0000ff" fo:font-style="italic" officeooo:rsid="019a4f11" style:font-style-asian="italic" style:font-style-complex="italic"/>
    </style:style>
    <style:style style:name="T163" style:family="text">
      <style:text-properties fo:color="#0000ff" fo:font-style="italic" officeooo:rsid="019bb2c0" style:font-style-asian="italic" style:font-style-complex="italic"/>
    </style:style>
    <style:style style:name="T164" style:family="text">
      <style:text-properties fo:color="#0000ff" fo:font-style="italic" officeooo:rsid="0199aa7a" style:font-style-asian="italic" style:font-style-complex="italic"/>
    </style:style>
    <style:style style:name="T165" style:family="text">
      <style:text-properties fo:color="#0000ff" fo:font-style="italic" officeooo:rsid="01a393fd" style:font-style-asian="italic" style:font-style-complex="italic"/>
    </style:style>
    <style:style style:name="T166" style:family="text">
      <style:text-properties fo:color="#0000ff" fo:font-style="italic" officeooo:rsid="01af0a0a" style:font-style-asian="italic" style:font-style-complex="italic"/>
    </style:style>
    <style:style style:name="T167" style:family="text">
      <style:text-properties fo:color="#0000ff" fo:font-style="italic" officeooo:rsid="01b094c1" style:font-style-asian="italic" style:font-style-complex="italic"/>
    </style:style>
    <style:style style:name="T168" style:family="text">
      <style:text-properties fo:color="#0000ff" fo:font-style="italic" officeooo:rsid="01c6eff1" style:font-style-asian="italic" style:font-style-complex="italic"/>
    </style:style>
    <style:style style:name="T169" style:family="text">
      <style:text-properties fo:color="#0000ff" fo:font-style="italic" officeooo:rsid="01e69cc1" style:font-style-asian="italic" style:font-style-complex="italic"/>
    </style:style>
    <style:style style:name="T170" style:family="text">
      <style:text-properties fo:color="#0000ff" fo:font-style="italic" officeooo:rsid="01f2f25d" style:font-style-asian="italic" style:font-style-complex="italic"/>
    </style:style>
    <style:style style:name="T171" style:family="text">
      <style:text-properties fo:color="#0000ff" fo:font-style="italic" officeooo:rsid="01f558b3" style:font-style-asian="italic" style:font-style-complex="italic"/>
    </style:style>
    <style:style style:name="T172" style:family="text">
      <style:text-properties fo:color="#0000ff" fo:font-style="italic" officeooo:rsid="02047f04" style:font-style-asian="italic" style:font-style-complex="italic"/>
    </style:style>
    <style:style style:name="T173" style:family="text">
      <style:text-properties fo:color="#0000ff" fo:font-style="italic" officeooo:rsid="023052ce" style:font-style-asian="italic" style:font-style-complex="italic"/>
    </style:style>
    <style:style style:name="T174" style:family="text">
      <style:text-properties fo:color="#0000ff" fo:font-style="italic" officeooo:rsid="023a0157" style:font-style-asian="italic" style:font-style-complex="italic"/>
    </style:style>
    <style:style style:name="T175" style:family="text">
      <style:text-properties fo:color="#0000ff" fo:font-style="italic" officeooo:rsid="023b5700" style:font-style-asian="italic" style:font-style-complex="italic"/>
    </style:style>
    <style:style style:name="T176" style:family="text">
      <style:text-properties fo:color="#0000ff" fo:font-style="italic" officeooo:rsid="023ca103" style:font-style-asian="italic" style:font-style-complex="italic"/>
    </style:style>
    <style:style style:name="T177" style:family="text">
      <style:text-properties fo:color="#0000ff" fo:font-style="italic" officeooo:rsid="02419be0" style:font-style-asian="italic" style:font-style-complex="italic"/>
    </style:style>
    <style:style style:name="T178" style:family="text">
      <style:text-properties fo:color="#0000ff" fo:font-style="italic" officeooo:rsid="023d6991" style:font-style-asian="italic" style:font-style-complex="italic"/>
    </style:style>
    <style:style style:name="T179" style:family="text">
      <style:text-properties fo:color="#0000ff" fo:font-style="italic" officeooo:rsid="02424f55" style:font-style-asian="italic" style:font-style-complex="italic"/>
    </style:style>
    <style:style style:name="T180" style:family="text">
      <style:text-properties fo:color="#0000ff" fo:font-style="italic" officeooo:rsid="02475e3d" style:font-style-asian="italic" style:font-style-complex="italic"/>
    </style:style>
    <style:style style:name="T181" style:family="text">
      <style:text-properties fo:color="#0000ff" fo:font-style="italic" officeooo:rsid="02495815" style:font-style-asian="italic" style:font-style-complex="italic"/>
    </style:style>
    <style:style style:name="T182" style:family="text">
      <style:text-properties fo:color="#0000ff" fo:font-style="italic" officeooo:rsid="024b1675" style:font-style-asian="italic" style:font-style-complex="italic"/>
    </style:style>
    <style:style style:name="T183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184" style:family="text">
      <style:text-properties fo:color="#0000ff" fo:font-style="italic" fo:font-weight="normal" officeooo:rsid="00306a9d" style:font-style-asian="italic" style:font-weight-asian="normal" style:font-style-complex="italic" style:font-weight-complex="normal"/>
    </style:style>
    <style:style style:name="T185" style:family="text">
      <style:text-properties fo:color="#0000ff" fo:font-style="italic" fo:font-weight="normal" officeooo:rsid="003979ad" style:font-style-asian="italic" style:font-weight-asian="normal" style:font-style-complex="italic" style:font-weight-complex="normal"/>
    </style:style>
    <style:style style:name="T186" style:family="text">
      <style:text-properties fo:color="#0000ff" fo:font-style="italic" fo:font-weight="normal" officeooo:rsid="00ec0f94" style:font-style-asian="italic" style:font-weight-asian="normal" style:font-style-complex="italic" style:font-weight-complex="normal"/>
    </style:style>
    <style:style style:name="T187" style:family="text">
      <style:text-properties fo:color="#0000ff" fo:font-style="italic" fo:font-weight="normal" officeooo:rsid="003bf8cb" style:font-style-asian="italic" style:font-weight-asian="normal" style:font-style-complex="italic" style:font-weight-complex="normal"/>
    </style:style>
    <style:style style:name="T188" style:family="text">
      <style:text-properties fo:color="#0000ff" fo:font-style="italic" fo:font-weight="normal" officeooo:rsid="0037d752" style:font-style-asian="italic" style:font-weight-asian="normal" style:font-style-complex="italic" style:font-weight-complex="normal"/>
    </style:style>
    <style:style style:name="T189" style:family="text">
      <style:text-properties fo:color="#0000ff" fo:font-style="italic" fo:font-weight="normal" officeooo:rsid="003aa5d3" style:font-style-asian="italic" style:font-weight-asian="normal" style:font-style-complex="italic" style:font-weight-complex="normal"/>
    </style:style>
    <style:style style:name="T190" style:family="text">
      <style:text-properties fo:color="#0000ff" fo:font-style="italic" fo:font-weight="normal" officeooo:rsid="01167cd2" style:font-style-asian="italic" style:font-weight-asian="normal" style:font-style-complex="italic" style:font-weight-complex="normal"/>
    </style:style>
    <style:style style:name="T191" style:family="text">
      <style:text-properties fo:color="#0000ff" fo:font-style="italic" fo:font-weight="normal" officeooo:rsid="011c0c28" style:font-style-asian="italic" style:font-weight-asian="normal" style:font-style-complex="italic" style:font-weight-complex="normal"/>
    </style:style>
    <style:style style:name="T192" style:family="text">
      <style:text-properties fo:color="#0000ff" fo:font-style="italic" fo:font-weight="normal" officeooo:rsid="01af0a0a" style:font-style-asian="italic" style:font-weight-asian="normal" style:font-style-complex="italic" style:font-weight-complex="normal"/>
    </style:style>
    <style:style style:name="T193" style:family="text">
      <style:text-properties fo:color="#0000ff" fo:font-style="italic" fo:font-weight="normal" officeooo:rsid="01b094c1" style:font-style-asian="italic" style:font-weight-asian="normal" style:font-style-complex="italic" style:font-weight-complex="normal"/>
    </style:style>
    <style:style style:name="T194" style:family="text">
      <style:text-properties fo:color="#0000ff" fo:font-style="italic" fo:font-weight="normal" officeooo:rsid="00c87b50" style:font-style-asian="italic" style:font-weight-asian="normal" style:font-style-complex="italic" style:font-weight-complex="normal"/>
    </style:style>
    <style:style style:name="T195" style:family="text">
      <style:text-properties fo:color="#0000ff" fo:font-style="italic" fo:font-weight="normal" officeooo:rsid="01f900e8" style:font-style-asian="italic" style:font-weight-asian="normal" style:font-style-complex="italic" style:font-weight-complex="normal"/>
    </style:style>
    <style:style style:name="T196" style:family="text">
      <style:text-properties fo:color="#0000ff" fo:font-style="italic" fo:font-weight="normal" officeooo:rsid="0200a432" style:font-style-asian="italic" style:font-weight-asian="normal" style:font-style-complex="italic" style:font-weight-complex="normal"/>
    </style:style>
    <style:style style:name="T197" style:family="text">
      <style:text-properties fo:color="#0000ff" fo:font-style="italic" fo:font-weight="normal" officeooo:rsid="00c7a191" style:font-style-asian="italic" style:font-weight-asian="normal" style:font-style-complex="italic" style:font-weight-complex="normal"/>
    </style:style>
    <style:style style:name="T198" style:family="text">
      <style:text-properties fo:color="#0000ff" fo:font-style="italic" fo:font-weight="normal" officeooo:rsid="00b2d663" style:font-style-asian="italic" style:font-weight-asian="normal" style:font-style-complex="italic" style:font-weight-complex="normal"/>
    </style:style>
    <style:style style:name="T199" style:family="text">
      <style:text-properties fo:color="#0000ff" fo:font-style="italic" style:text-underline-style="solid" style:text-underline-width="auto" style:text-underline-color="font-color" fo:font-weight="bold" officeooo:rsid="004e9b8a" style:font-style-asian="italic" style:font-weight-asian="bold" style:font-style-complex="italic" style:font-weight-complex="bold"/>
    </style:style>
    <style:style style:name="T200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201" style:family="text">
      <style:text-properties fo:color="#0000ff" fo:font-style="italic" fo:font-weight="bold" officeooo:rsid="0087f3fb" style:font-style-asian="italic" style:font-weight-asian="bold" style:font-style-complex="italic" style:font-weight-complex="bold"/>
    </style:style>
    <style:style style:name="T202" style:family="text">
      <style:text-properties fo:color="#0000ff" fo:font-style="italic" fo:font-weight="bold" officeooo:rsid="0235fcee" style:font-style-asian="italic" style:font-weight-asian="bold" style:font-style-complex="italic" style:font-weight-complex="bold"/>
    </style:style>
    <style:style style:name="T203" style:family="text">
      <style:text-properties fo:color="#0000ff" officeooo:rsid="00306a9d"/>
    </style:style>
    <style:style style:name="T204" style:family="text">
      <style:text-properties fo:color="#0000ff" fo:font-size="10pt" style:font-size-asian="8.75pt" style:font-size-complex="10pt"/>
    </style:style>
    <style:style style:name="T205" style:family="text">
      <style:text-properties fo:color="#0000f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06" style:family="text">
      <style:text-properties fo:color="#0000ff" fo:font-size="10pt" fo:font-style="italic" fo:font-weight="normal" officeooo:rsid="00ec0f94" style:font-size-asian="10pt" style:font-style-asian="italic" style:font-weight-asian="normal" style:font-size-complex="10pt" style:font-style-complex="italic" style:font-weight-complex="normal"/>
    </style:style>
    <style:style style:name="T207" style:family="text">
      <style:text-properties fo:color="#0000ff" fo:font-size="10pt" fo:font-style="italic" fo:font-weight="normal" officeooo:rsid="0199aa7a" style:font-size-asian="10pt" style:font-style-asian="italic" style:font-weight-asian="normal" style:font-size-complex="10pt" style:font-style-complex="italic" style:font-weight-complex="normal"/>
    </style:style>
    <style:style style:name="T208" style:family="text">
      <style:text-properties fo:color="#0000ff" fo:font-size="10pt" fo:font-style="italic" fo:font-weight="normal" officeooo:rsid="01a1f098" style:font-size-asian="10pt" style:font-style-asian="italic" style:font-weight-asian="normal" style:font-size-complex="10pt" style:font-style-complex="italic" style:font-weight-complex="normal"/>
    </style:style>
    <style:style style:name="T209" style:family="text">
      <style:text-properties fo:color="#0000ff" fo:font-size="10pt" fo:font-style="italic" fo:font-weight="normal" officeooo:rsid="01a615e5" style:font-size-asian="10pt" style:font-style-asian="italic" style:font-weight-asian="normal" style:font-size-complex="10pt" style:font-style-complex="italic" style:font-weight-complex="normal"/>
    </style:style>
    <style:style style:name="T210" style:family="text">
      <style:text-properties fo:color="#0000ff" fo:font-size="10pt" fo:font-style="italic" fo:font-weight="normal" officeooo:rsid="002587a0" style:font-size-asian="10pt" style:font-style-asian="italic" style:font-weight-asian="normal" style:font-size-complex="10pt" style:font-style-complex="italic" style:font-weight-complex="normal"/>
    </style:style>
    <style:style style:name="T211" style:family="text">
      <style:text-properties fo:color="#0000ff" fo:font-size="10pt" fo:font-style="italic" fo:font-weight="normal" officeooo:rsid="018d2185" style:font-size-asian="10pt" style:font-style-asian="italic" style:font-weight-asian="normal" style:font-size-complex="10pt" style:font-style-complex="italic" style:font-weight-complex="normal"/>
    </style:style>
    <style:style style:name="T212" style:family="text">
      <style:text-properties fo:color="#0000ff" fo:font-size="10pt" fo:font-style="italic" style:font-size-asian="10pt" style:font-style-asian="italic" style:font-size-complex="10pt" style:font-style-complex="italic"/>
    </style:style>
    <style:style style:name="T213" style:family="text">
      <style:text-properties fo:color="#0000ff" fo:font-size="10pt" fo:font-style="italic" officeooo:rsid="01966f34" style:font-size-asian="10pt" style:font-style-asian="italic" style:font-size-complex="10pt" style:font-style-complex="italic"/>
    </style:style>
    <style:style style:name="T214" style:family="text">
      <style:text-properties fo:color="#0000ff" fo:font-size="10pt" fo:font-style="italic" officeooo:rsid="0199aa7a" style:font-size-asian="10pt" style:font-style-asian="italic" style:font-size-complex="10pt" style:font-style-complex="italic"/>
    </style:style>
    <style:style style:name="T215" style:family="text">
      <style:text-properties fo:color="#0000ff" fo:font-size="10pt" fo:font-style="italic" officeooo:rsid="019e3022" style:font-size-asian="10pt" style:font-style-asian="italic" style:font-size-complex="10pt" style:font-style-complex="italic"/>
    </style:style>
    <style:style style:name="T216" style:family="text">
      <style:text-properties fo:color="#0000ff" fo:font-size="10pt" fo:font-style="italic" fo:font-weight="bold" officeooo:rsid="00630dc8" style:font-size-asian="8.75pt" style:font-style-asian="italic" style:font-weight-asian="bold" style:font-size-complex="10pt" style:font-style-complex="italic" style:font-weight-complex="bold"/>
    </style:style>
    <style:style style:name="T217" style:family="text">
      <style:text-properties fo:color="#0000ff" fo:font-size="10pt" fo:font-style="italic" fo:font-weight="bold" officeooo:rsid="0037d752" style:font-size-asian="8.75pt" style:font-style-asian="italic" style:font-weight-asian="bold" style:font-size-complex="10pt" style:font-style-complex="italic" style:font-weight-complex="bold"/>
    </style:style>
    <style:style style:name="T218" style:family="text">
      <style:text-properties fo:color="#0000ff" fo:font-size="10pt" fo:font-style="italic" fo:font-weight="bold" officeooo:rsid="01be90ac" style:font-size-asian="10pt" style:font-style-asian="italic" style:font-weight-asian="bold" style:font-size-complex="10pt" style:font-style-complex="italic" style:font-weight-complex="bold"/>
    </style:style>
    <style:style style:name="T219" style:family="text">
      <style:text-properties fo:color="#0000ff" fo:font-size="10pt" fo:font-style="italic" officeooo:rsid="0037d752" style:font-size-asian="8.75pt" style:font-style-asian="italic" style:font-size-complex="10pt" style:font-style-complex="italic"/>
    </style:style>
    <style:style style:name="T220" style:family="text">
      <style:text-properties fo:color="#0000ff" fo:font-size="10pt" fo:font-weight="normal" officeooo:rsid="0037d752" style:font-size-asian="8.75pt" style:font-weight-asian="normal" style:font-size-complex="10pt" style:font-weight-complex="normal"/>
    </style:style>
    <style:style style:name="T221" style:family="text">
      <style:text-properties fo:color="#0000ff" fo:font-size="10pt" fo:font-weight="normal" officeooo:rsid="006b4490" style:font-size-asian="8.75pt" style:font-weight-asian="normal" style:font-size-complex="10pt" style:font-weight-complex="normal"/>
    </style:style>
    <style:style style:name="T222" style:family="text">
      <style:text-properties fo:color="#0000ff" officeooo:rsid="006cad25"/>
    </style:style>
    <style:style style:name="T223" style:family="text">
      <style:text-properties fo:color="#0000ff" officeooo:rsid="006b4490"/>
    </style:style>
    <style:style style:name="T224" style:family="text">
      <style:text-properties fo:color="#0000ff" officeooo:rsid="008838bc"/>
    </style:style>
    <style:style style:name="T225" style:family="text">
      <style:text-properties fo:color="#0000ff" officeooo:rsid="00c7a191"/>
    </style:style>
    <style:style style:name="T226" style:family="text">
      <style:text-properties fo:color="#0000ff" officeooo:rsid="00dae735"/>
    </style:style>
    <style:style style:name="T227" style:family="text">
      <style:text-properties fo:color="#0000ff" officeooo:rsid="00dd3908"/>
    </style:style>
    <style:style style:name="T228" style:family="text">
      <style:text-properties fo:color="#0000ff" officeooo:rsid="00dd7a4e"/>
    </style:style>
    <style:style style:name="T229" style:family="text">
      <style:text-properties fo:color="#0000ff" officeooo:rsid="001faaff"/>
    </style:style>
    <style:style style:name="T230" style:family="text">
      <style:text-properties fo:color="#0000ff" officeooo:rsid="01114527"/>
    </style:style>
    <style:style style:name="T231" style:family="text">
      <style:text-properties fo:color="#0000ff" officeooo:rsid="0111b3d8"/>
    </style:style>
    <style:style style:name="T232" style:family="text">
      <style:text-properties fo:color="#0000ff" officeooo:rsid="0111c454"/>
    </style:style>
    <style:style style:name="T233" style:family="text">
      <style:text-properties fo:color="#0000ff" officeooo:rsid="011acc16"/>
    </style:style>
    <style:style style:name="T234" style:family="text">
      <style:text-properties fo:color="#0000ff" officeooo:rsid="00896ca4"/>
    </style:style>
    <style:style style:name="T235" style:family="text">
      <style:text-properties fo:color="#0000ff" officeooo:rsid="01af0a0a"/>
    </style:style>
    <style:style style:name="T236" style:family="text">
      <style:text-properties fo:color="#0000ff" fo:font-weight="normal" officeooo:rsid="01af0a0a" style:font-weight-asian="normal" style:font-weight-complex="normal"/>
    </style:style>
    <style:style style:name="T237" style:family="text">
      <style:text-properties fo:color="#0000ff" officeooo:rsid="01f7b7b9"/>
    </style:style>
    <style:style style:name="T238" style:family="text">
      <style:text-properties fo:color="#0000ff" officeooo:rsid="01e5aad2"/>
    </style:style>
    <style:style style:name="T239" style:family="text">
      <style:text-properties fo:color="#0000ff" officeooo:rsid="02015613"/>
    </style:style>
    <style:style style:name="T240" style:family="text">
      <style:text-properties fo:color="#0000ff" officeooo:rsid="022950a8"/>
    </style:style>
    <style:style style:name="T241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T242" style:family="text">
      <style:text-properties officeooo:rsid="00eb2892"/>
    </style:style>
    <style:style style:name="T243" style:family="text">
      <style:text-properties officeooo:rsid="00ec0f94"/>
    </style:style>
    <style:style style:name="T244" style:family="text">
      <style:text-properties fo:color="#ff0000"/>
    </style:style>
    <style:style style:name="T245" style:family="text">
      <style:text-properties fo:color="#ff0000" fo:font-weight="bold" style:font-weight-asian="bold" style:font-weight-complex="bold"/>
    </style:style>
    <style:style style:name="T246" style:family="text">
      <style:text-properties fo:color="#ff0000" fo:font-weight="bold" officeooo:rsid="00e8657b" style:font-weight-asian="bold" style:font-weight-complex="bold"/>
    </style:style>
    <style:style style:name="T247" style:family="text">
      <style:text-properties fo:color="#ff0000" fo:font-weight="bold" officeooo:rsid="01037853" style:font-weight-asian="bold" style:font-weight-complex="bold"/>
    </style:style>
    <style:style style:name="T248" style:family="text">
      <style:text-properties fo:color="#ff0000" fo:font-weight="bold" officeooo:rsid="010510b9" style:font-weight-asian="bold" style:font-weight-complex="bold"/>
    </style:style>
    <style:style style:name="T249" style:family="text">
      <style:text-properties fo:color="#ff0000" fo:font-weight="bold" officeooo:rsid="0107649c" style:font-weight-asian="bold" style:font-weight-complex="bold"/>
    </style:style>
    <style:style style:name="T250" style:family="text">
      <style:text-properties fo:color="#ff0000" fo:font-weight="bold" officeooo:rsid="01104f0c" style:font-weight-asian="bold" style:font-weight-complex="bold"/>
    </style:style>
    <style:style style:name="T251" style:family="text">
      <style:text-properties fo:color="#ff0000" fo:font-weight="bold" officeooo:rsid="0120a373" style:font-weight-asian="bold" style:font-weight-complex="bold"/>
    </style:style>
    <style:style style:name="T252" style:family="text">
      <style:text-properties fo:color="#ff0000" officeooo:rsid="010003df"/>
    </style:style>
    <style:style style:name="T253" style:family="text">
      <style:text-properties fo:color="#ff0000" fo:font-style="italic" fo:font-weight="bold" officeooo:rsid="00e8657b" style:font-style-asian="italic" style:font-weight-asian="bold" style:font-style-complex="italic" style:font-weight-complex="bold"/>
    </style:style>
    <style:style style:name="T254" style:family="text">
      <style:text-properties fo:color="#ff0000" officeooo:rsid="0118e49d"/>
    </style:style>
    <style:style style:name="T255" style:family="text">
      <style:text-properties fo:color="#ff0000" officeooo:rsid="0121f3a5"/>
    </style:style>
    <style:style style:name="T256" style:family="text">
      <style:text-properties officeooo:rsid="010003df"/>
    </style:style>
    <style:style style:name="T257" style:family="text">
      <style:text-properties officeooo:rsid="0100e0e6"/>
    </style:style>
    <style:style style:name="T258" style:family="text">
      <style:text-properties officeooo:rsid="0100f534"/>
    </style:style>
    <style:style style:name="T259" style:family="text">
      <style:text-properties officeooo:rsid="0105c5ed"/>
    </style:style>
    <style:style style:name="T260" style:family="text">
      <style:text-properties style:use-window-font-color="true"/>
    </style:style>
    <style:style style:name="T261" style:family="text">
      <style:text-properties style:use-window-font-color="true" officeooo:rsid="00b4e9ea"/>
    </style:style>
    <style:style style:name="T262" style:family="text">
      <style:text-properties style:use-window-font-color="true" officeooo:rsid="008019c9"/>
    </style:style>
    <style:style style:name="T263" style:family="text">
      <style:text-properties style:use-window-font-color="true" officeooo:rsid="01faaab1"/>
    </style:style>
    <style:style style:name="T264" style:family="text">
      <style:text-properties style:use-window-font-color="true" officeooo:rsid="01e68931"/>
    </style:style>
    <style:style style:name="T265" style:family="text">
      <style:text-properties officeooo:rsid="0118db40"/>
    </style:style>
    <style:style style:name="T266" style:family="text">
      <style:text-properties officeooo:rsid="0118e49d"/>
    </style:style>
    <style:style style:name="T267" style:family="text">
      <style:text-properties officeooo:rsid="011a4f9d"/>
    </style:style>
    <style:style style:name="T268" style:family="text">
      <style:text-properties officeooo:rsid="0121f3a5"/>
    </style:style>
    <style:style style:name="T269" style:family="text">
      <style:text-properties officeooo:rsid="0122ee3a"/>
    </style:style>
    <style:style style:name="T270" style:family="text">
      <style:text-properties officeooo:rsid="0125c972"/>
    </style:style>
    <style:style style:name="T271" style:family="text">
      <style:text-properties officeooo:rsid="01406c49"/>
    </style:style>
    <style:style style:name="T272" style:family="text">
      <style:text-properties officeooo:rsid="0143ec1d"/>
    </style:style>
    <style:style style:name="T273" style:family="text">
      <style:text-properties officeooo:rsid="0147f745"/>
    </style:style>
    <style:style style:name="T274" style:family="text">
      <style:text-properties officeooo:rsid="014ae7b6"/>
    </style:style>
    <style:style style:name="T275" style:family="text">
      <style:text-properties officeooo:rsid="014ec7ac"/>
    </style:style>
    <style:style style:name="T276" style:family="text">
      <style:text-properties officeooo:rsid="01512671"/>
    </style:style>
    <style:style style:name="T277" style:family="text">
      <style:text-properties officeooo:rsid="015242a0"/>
    </style:style>
    <style:style style:name="T278" style:family="text">
      <style:text-properties officeooo:rsid="0153acac"/>
    </style:style>
    <style:style style:name="T279" style:family="text">
      <style:text-properties fo:color="#069a2e"/>
    </style:style>
    <style:style style:name="T280" style:family="text">
      <style:text-properties fo:color="#069a2e" fo:font-style="italic" style:font-style-asian="italic" style:font-style-complex="italic"/>
    </style:style>
    <style:style style:name="T281" style:family="text">
      <style:text-properties fo:color="#069a2e" fo:font-style="italic" officeooo:rsid="00886677" style:font-style-asian="italic" style:font-style-complex="italic"/>
    </style:style>
    <style:style style:name="T282" style:family="text">
      <style:text-properties fo:color="#069a2e" fo:font-size="10pt" fo:font-weight="normal" officeooo:rsid="0037d752" style:font-size-asian="8.75pt" style:font-weight-asian="normal" style:font-size-complex="10pt" style:font-weight-complex="normal"/>
    </style:style>
    <style:style style:name="T283" style:family="text">
      <style:text-properties fo:color="#069a2e" fo:font-size="11pt" officeooo:rsid="0068b2c9" style:font-size-asian="11pt" style:font-size-complex="11pt"/>
    </style:style>
    <style:style style:name="T284" style:family="text">
      <style:text-properties fo:color="#069a2e" fo:font-size="11pt" fo:font-style="italic" style:font-size-asian="11pt" style:font-style-asian="italic" style:font-size-complex="11pt" style:font-style-complex="italic"/>
    </style:style>
    <style:style style:name="T285" style:family="text">
      <style:text-properties fo:color="#069a2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86" style:family="text">
      <style:text-properties fo:color="#069a2e" fo:font-size="11pt" fo:font-style="italic" fo:font-weight="bold" officeooo:rsid="00f14134" style:font-size-asian="11pt" style:font-style-asian="italic" style:font-weight-asian="bold" style:font-size-complex="11pt" style:font-style-complex="italic" style:font-weight-complex="bold"/>
    </style:style>
    <style:style style:name="T287" style:family="text">
      <style:text-properties fo:color="#069a2e" fo:font-size="11pt" fo:font-weight="bold" style:font-size-asian="11pt" style:font-weight-asian="bold" style:font-size-complex="11pt" style:font-weight-complex="bold"/>
    </style:style>
    <style:style style:name="T288" style:family="text">
      <style:text-properties fo:color="#069a2e" fo:font-size="11pt" fo:font-weight="bold" officeooo:rsid="00630dc8" style:font-size-asian="11pt" style:font-weight-asian="bold" style:font-size-complex="11pt" style:font-weight-complex="bold"/>
    </style:style>
    <style:style style:name="T289" style:family="text">
      <style:text-properties fo:color="#069a2e" fo:font-size="11pt" fo:font-weight="bold" officeooo:rsid="0037d752" style:font-size-asian="11pt" style:font-weight-asian="bold" style:font-size-complex="11pt" style:font-weight-complex="bold"/>
    </style:style>
    <style:style style:name="T290" style:family="text">
      <style:text-properties fo:color="#069a2e" fo:font-size="11pt" fo:font-weight="bold" officeooo:rsid="006b4490" style:font-size-asian="11pt" style:font-weight-asian="bold" style:font-size-complex="11pt" style:font-weight-complex="bold"/>
    </style:style>
    <style:style style:name="T291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92" style:family="text">
      <style:text-properties fo:font-size="12pt" fo:font-style="normal" fo:font-weight="normal" officeooo:rsid="0098fe27" style:font-size-asian="10.5pt" style:font-style-asian="normal" style:font-weight-asian="normal" style:font-size-complex="12pt" style:font-style-complex="normal" style:font-weight-complex="normal"/>
    </style:style>
    <style:style style:name="T293" style:family="text">
      <style:text-properties fo:font-size="12pt" fo:font-style="normal" fo:font-weight="normal" officeooo:rsid="016f8a1c" style:font-size-asian="10.5pt" style:font-style-asian="normal" style:font-weight-asian="normal" style:font-size-complex="12pt" style:font-style-complex="normal" style:font-weight-complex="normal"/>
    </style:style>
    <style:style style:name="T294" style:family="text">
      <style:text-properties fo:font-size="12pt" fo:font-style="normal" fo:font-weight="normal" officeooo:rsid="007bd5bd" style:font-size-asian="10.5pt" style:font-style-asian="normal" style:font-weight-asian="normal" style:font-size-complex="12pt" style:font-style-complex="normal" style:font-weight-complex="normal"/>
    </style:style>
    <style:style style:name="T295" style:family="text">
      <style:text-properties fo:font-size="12pt" fo:font-style="normal" fo:font-weight="normal" officeooo:rsid="01ce9f5c" style:font-size-asian="10.5pt" style:font-style-asian="normal" style:font-weight-asian="normal" style:font-size-complex="12pt" style:font-style-complex="normal" style:font-weight-complex="normal"/>
    </style:style>
    <style:style style:name="T296" style:family="text">
      <style:text-properties fo:font-size="12pt" fo:font-style="normal" fo:font-weight="normal" officeooo:rsid="01d00b5a" style:font-size-asian="10.5pt" style:font-style-asian="normal" style:font-weight-asian="normal" style:font-size-complex="12pt" style:font-style-complex="normal" style:font-weight-complex="normal"/>
    </style:style>
    <style:style style:name="T297" style:family="text">
      <style:text-properties fo:font-size="12pt" fo:font-style="normal" fo:font-weight="normal" officeooo:rsid="01d1636d" style:font-size-asian="10.5pt" style:font-style-asian="normal" style:font-weight-asian="normal" style:font-size-complex="12pt" style:font-style-complex="normal" style:font-weight-complex="normal"/>
    </style:style>
    <style:style style:name="T298" style:family="text">
      <style:text-properties fo:font-size="12pt" fo:font-style="normal" fo:font-weight="normal" officeooo:rsid="01668cd4" style:font-size-asian="10.5pt" style:font-style-asian="normal" style:font-weight-asian="normal" style:font-size-complex="12pt" style:font-style-complex="normal" style:font-weight-complex="normal"/>
    </style:style>
    <style:style style:name="T299" style:family="text">
      <style:text-properties fo:font-size="12pt" fo:font-style="normal" fo:font-weight="normal" officeooo:rsid="0168c48b" style:font-size-asian="10.5pt" style:font-style-asian="normal" style:font-weight-asian="normal" style:font-size-complex="12pt" style:font-style-complex="normal" style:font-weight-complex="normal"/>
    </style:style>
    <style:style style:name="T300" style:family="text">
      <style:text-properties fo:font-size="12pt" fo:font-style="normal" fo:font-weight="normal" officeooo:rsid="020e4fa3" style:font-size-asian="10.5pt" style:font-style-asian="normal" style:font-weight-asian="normal" style:font-size-complex="12pt" style:font-style-complex="normal" style:font-weight-complex="normal"/>
    </style:style>
    <style:style style:name="T301" style:family="text">
      <style:text-properties fo:font-size="12pt" fo:font-style="normal" fo:font-weight="normal" officeooo:rsid="020fdb98" style:font-size-asian="10.5pt" style:font-style-asian="normal" style:font-weight-asian="normal" style:font-size-complex="12pt" style:font-style-complex="normal" style:font-weight-complex="normal"/>
    </style:style>
    <style:style style:name="T302" style:family="text">
      <style:text-properties fo:font-size="12pt" fo:font-style="normal" fo:font-weight="normal" officeooo:rsid="0210f012" style:font-size-asian="10.5pt" style:font-style-asian="normal" style:font-weight-asian="normal" style:font-size-complex="12pt" style:font-style-complex="normal" style:font-weight-complex="normal"/>
    </style:style>
    <style:style style:name="T303" style:family="text">
      <style:text-properties fo:font-size="12pt" fo:font-style="normal" fo:font-weight="normal" officeooo:rsid="02112542" style:font-size-asian="10.5pt" style:font-style-asian="normal" style:font-weight-asian="normal" style:font-size-complex="12pt" style:font-style-complex="normal" style:font-weight-complex="normal"/>
    </style:style>
    <style:style style:name="T304" style:family="text">
      <style:text-properties fo:font-size="12pt" fo:font-style="normal" fo:font-weight="normal" officeooo:rsid="02128d5d" style:font-size-asian="10.5pt" style:font-style-asian="normal" style:font-weight-asian="normal" style:font-size-complex="12pt" style:font-style-complex="normal" style:font-weight-complex="normal"/>
    </style:style>
    <style:style style:name="T305" style:family="text">
      <style:text-properties fo:font-size="12pt" fo:font-style="normal" fo:font-weight="normal" officeooo:rsid="0213f984" style:font-size-asian="10.5pt" style:font-style-asian="normal" style:font-weight-asian="normal" style:font-size-complex="12pt" style:font-style-complex="normal" style:font-weight-complex="normal"/>
    </style:style>
    <style:style style:name="T306" style:family="text">
      <style:text-properties fo:font-size="12pt" fo:font-style="normal" fo:font-weight="normal" officeooo:rsid="0215151d" style:font-size-asian="10.5pt" style:font-style-asian="normal" style:font-weight-asian="normal" style:font-size-complex="12pt" style:font-style-complex="normal" style:font-weight-complex="normal"/>
    </style:style>
    <style:style style:name="T307" style:family="text">
      <style:text-properties fo:font-size="12pt" fo:font-style="normal" fo:font-weight="normal" officeooo:rsid="02165ddf" style:font-size-asian="10.5pt" style:font-style-asian="normal" style:font-weight-asian="normal" style:font-size-complex="12pt" style:font-style-complex="normal" style:font-weight-complex="normal"/>
    </style:style>
    <style:style style:name="T308" style:family="text">
      <style:text-properties fo:font-size="12pt" fo:font-style="normal" fo:font-weight="normal" officeooo:rsid="0217470c" style:font-size-asian="10.5pt" style:font-style-asian="normal" style:font-weight-asian="normal" style:font-size-complex="12pt" style:font-style-complex="normal" style:font-weight-complex="normal"/>
    </style:style>
    <style:style style:name="T309" style:family="text">
      <style:text-properties fo:font-size="12pt" fo:font-style="normal" fo:font-weight="normal" officeooo:rsid="021e495e" style:font-size-asian="10.5pt" style:font-style-asian="normal" style:font-weight-asian="normal" style:font-size-complex="12pt" style:font-style-complex="normal" style:font-weight-complex="normal"/>
    </style:style>
    <style:style style:name="T310" style:family="text">
      <style:text-properties fo:font-size="12pt" fo:font-style="normal" fo:font-weight="bold" officeooo:rsid="007bd5bd" style:font-size-asian="10.5pt" style:font-style-asian="normal" style:font-weight-asian="bold" style:font-size-complex="12pt" style:font-style-complex="normal" style:font-weight-complex="bold"/>
    </style:style>
    <style:style style:name="T311" style:family="text">
      <style:text-properties fo:font-size="12pt" fo:font-style="normal" fo:font-weight="bold" officeooo:rsid="01668cd4" style:font-size-asian="10.5pt" style:font-style-asian="normal" style:font-weight-asian="bold" style:font-size-complex="12pt" style:font-style-complex="normal" style:font-weight-complex="bold"/>
    </style:style>
    <style:style style:name="T312" style:family="text">
      <style:text-properties fo:font-size="12pt" fo:font-style="normal" fo:font-weight="bold" officeooo:rsid="0168c48b" style:font-size-asian="10.5pt" style:font-style-asian="normal" style:font-weight-asian="bold" style:font-size-complex="12pt" style:font-style-complex="normal" style:font-weight-complex="bold"/>
    </style:style>
    <style:style style:name="T313" style:family="text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314" style:family="text">
      <style:text-properties fo:font-size="12pt" fo:font-style="italic" fo:font-weight="bold" officeooo:rsid="01ce9f5c" style:font-size-asian="10.5pt" style:font-style-asian="italic" style:font-weight-asian="bold" style:font-size-complex="12pt" style:font-style-complex="italic" style:font-weight-complex="bold"/>
    </style:style>
    <style:style style:name="T315" style:family="text">
      <style:text-properties fo:font-size="12pt" fo:font-style="italic" fo:font-weight="bold" officeooo:rsid="007bd5bd" style:font-size-asian="10.5pt" style:font-style-asian="italic" style:font-weight-asian="bold" style:font-size-complex="12pt" style:font-style-complex="italic" style:font-weight-complex="bold"/>
    </style:style>
    <style:style style:name="T316" style:family="text">
      <style:text-properties fo:font-size="12pt" fo:font-style="italic" fo:font-weight="bold" officeooo:rsid="0215151d" style:font-size-asian="10.5pt" style:font-style-asian="italic" style:font-weight-asian="bold" style:font-size-complex="12pt" style:font-style-complex="italic" style:font-weight-complex="bold"/>
    </style:style>
    <style:style style:name="T317" style:family="text">
      <style:text-properties fo:font-size="12pt" fo:font-style="italic" fo:font-weight="bold" officeooo:rsid="020e4fa3" style:font-size-asian="10.5pt" style:font-style-asian="italic" style:font-weight-asian="bold" style:font-size-complex="12pt" style:font-style-complex="italic" style:font-weight-complex="bold"/>
    </style:style>
    <style:style style:name="T318" style:family="text">
      <style:text-properties fo:font-size="12pt" fo:font-style="italic" style:text-underline-style="solid" style:text-underline-width="auto" style:text-underline-color="font-color" fo:font-weight="bold" officeooo:rsid="007bd5bd" style:font-size-asian="10.5pt" style:font-style-asian="italic" style:font-weight-asian="bold" style:font-size-complex="12pt" style:font-style-complex="italic" style:font-weight-complex="bold"/>
    </style:style>
    <style:style style:name="T319" style:family="text">
      <style:text-properties fo:font-size="12pt" fo:font-style="italic" style:text-underline-style="solid" style:text-underline-width="auto" style:text-underline-color="font-color" fo:font-weight="bold" officeooo:rsid="00a5f02b" style:font-size-asian="10.5pt" style:font-style-asian="italic" style:font-weight-asian="bold" style:font-size-complex="12pt" style:font-style-complex="italic" style:font-weight-complex="bold"/>
    </style:style>
    <style:style style:name="T320" style:family="text">
      <style:text-properties fo:font-size="12pt" fo:font-style="italic" style:text-underline-style="solid" style:text-underline-width="auto" style:text-underline-color="font-color" fo:font-weight="bold" officeooo:rsid="0098fe27" style:font-size-asian="10.5pt" style:font-style-asian="italic" style:font-weight-asian="bold" style:font-size-complex="12pt" style:font-style-complex="italic" style:font-weight-complex="bold"/>
    </style:style>
    <style:style style:name="T321" style:family="text">
      <style:text-properties fo:font-size="12pt" style:font-size-asian="10.5pt" style:font-size-complex="12pt"/>
    </style:style>
    <style:style style:name="T322" style:family="text">
      <style:text-properties fo:font-size="12pt" officeooo:rsid="021b2ab3" style:font-size-asian="10.5pt" style:font-size-complex="12pt"/>
    </style:style>
    <style:style style:name="T323" style:family="text">
      <style:text-properties officeooo:rsid="016d9405"/>
    </style:style>
    <style:style style:name="T324" style:family="text">
      <style:text-properties officeooo:rsid="01871a19"/>
    </style:style>
    <style:style style:name="T325" style:family="text">
      <style:text-properties officeooo:rsid="018c51fa"/>
    </style:style>
    <style:style style:name="T326" style:family="text">
      <style:text-properties officeooo:rsid="018deb12"/>
    </style:style>
    <style:style style:name="T327" style:family="text">
      <style:text-properties officeooo:rsid="018e9b88"/>
    </style:style>
    <style:style style:name="T328" style:family="text">
      <style:text-properties officeooo:rsid="019cc7ec"/>
    </style:style>
    <style:style style:name="T329" style:family="text">
      <style:text-properties officeooo:rsid="01a01590"/>
    </style:style>
    <style:style style:name="T330" style:family="text">
      <style:text-properties officeooo:rsid="01a41c57"/>
    </style:style>
    <style:style style:name="T331" style:family="text">
      <style:text-properties officeooo:rsid="01a9a5bf"/>
    </style:style>
    <style:style style:name="T332" style:family="text">
      <style:text-properties officeooo:rsid="01ac6b90"/>
    </style:style>
    <style:style style:name="T333" style:family="text">
      <style:text-properties officeooo:rsid="01af0a0a"/>
    </style:style>
    <style:style style:name="T334" style:family="text">
      <style:text-properties fo:font-size="11pt" fo:font-weight="normal" officeooo:rsid="0037d752" style:font-size-asian="11pt" style:font-weight-asian="normal" style:font-size-complex="11pt" style:font-weight-complex="normal"/>
    </style:style>
    <style:style style:name="T335" style:family="text">
      <style:text-properties officeooo:rsid="01bafd2a"/>
    </style:style>
    <style:style style:name="T336" style:family="text">
      <style:text-properties officeooo:rsid="01bb6fb4"/>
    </style:style>
    <style:style style:name="T337" style:family="text">
      <style:text-properties officeooo:rsid="01c15ec2"/>
    </style:style>
    <style:style style:name="T338" style:family="text">
      <style:text-properties officeooo:rsid="01cf94de"/>
    </style:style>
    <style:style style:name="T339" style:family="text">
      <style:text-properties officeooo:rsid="01d47048"/>
    </style:style>
    <style:style style:name="T340" style:family="text">
      <style:text-properties officeooo:rsid="01d57129"/>
    </style:style>
    <style:style style:name="T341" style:family="text">
      <style:text-properties officeooo:rsid="01da6f31"/>
    </style:style>
    <style:style style:name="T342" style:family="text">
      <style:text-properties officeooo:rsid="01dd6894"/>
    </style:style>
    <style:style style:name="T343" style:family="text">
      <style:text-properties officeooo:rsid="01fa26ae"/>
    </style:style>
    <style:style style:name="T344" style:family="text">
      <style:text-properties officeooo:rsid="01fd2310"/>
    </style:style>
    <style:style style:name="T345" style:family="text">
      <style:text-properties officeooo:rsid="02047f04"/>
    </style:style>
    <style:style style:name="T346" style:family="text">
      <style:text-properties officeooo:rsid="0206c14b"/>
    </style:style>
    <style:style style:name="T347" style:family="text">
      <style:text-properties officeooo:rsid="02074d79"/>
    </style:style>
    <style:style style:name="T348" style:family="text">
      <style:text-properties officeooo:rsid="020768d2"/>
    </style:style>
    <style:style style:name="T349" style:family="text">
      <style:text-properties officeooo:rsid="02099d7d"/>
    </style:style>
    <style:style style:name="T350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351" style:family="text">
      <style:text-properties fo:font-size="10.5pt" fo:font-style="italic" fo:font-weight="bold" officeooo:rsid="015242a0" style:font-size-asian="10.5pt" style:font-style-asian="italic" style:font-weight-asian="bold" style:font-size-complex="10.5pt" style:font-style-complex="italic" style:font-weight-complex="bold"/>
    </style:style>
    <style:style style:name="T352" style:family="text">
      <style:text-properties officeooo:rsid="020c07ae"/>
    </style:style>
    <style:style style:name="T353" style:family="text">
      <style:text-properties officeooo:rsid="022016d5"/>
    </style:style>
    <style:style style:name="T354" style:family="text">
      <style:text-properties officeooo:rsid="0224ef7a"/>
    </style:style>
    <style:style style:name="T355" style:family="text">
      <style:text-properties officeooo:rsid="022cd18b"/>
    </style:style>
    <style:style style:name="T356" style:family="text">
      <style:text-properties officeooo:rsid="023052ce"/>
    </style:style>
    <style:style style:name="T357" style:family="text">
      <style:text-properties officeooo:rsid="0235fcee"/>
    </style:style>
    <style:style style:name="T358" style:family="text">
      <style:text-properties officeooo:rsid="02374e7b"/>
    </style:style>
    <style:style style:name="T359" style:family="text">
      <style:text-properties officeooo:rsid="02394124"/>
    </style:style>
    <style:style style:name="T360" style:family="text">
      <style:text-properties officeooo:rsid="023a0157"/>
    </style:style>
    <style:style style:name="T361" style:family="text">
      <style:text-properties officeooo:rsid="023b5700"/>
    </style:style>
    <style:style style:name="T362" style:family="text">
      <style:text-properties officeooo:rsid="023ca103"/>
    </style:style>
    <style:style style:name="T363" style:family="text">
      <style:text-properties officeooo:rsid="023d6991"/>
    </style:style>
    <style:style style:name="T364" style:family="text">
      <style:text-properties officeooo:rsid="024b1675"/>
    </style:style>
    <style:style style:name="T365" style:family="text"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66" style:family="text">
      <style:text-properties fo:font-variant="normal" fo:text-transform="none" style:use-window-font-color="true" style:text-outline="false" style:text-line-through-style="none" style:text-line-through-type="none" style:font-name="FreeSans" fo:font-size="7pt" fo:font-style="normal" fo:text-shadow="none" style:text-underline-style="solid" style:text-underline-width="auto" style:text-underline-color="font-color" fo:font-weight="normal" style:letter-kerning="true" style:font-name-asian="Tahoma" style:font-size-asian="7pt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0.464cm" fo:min-width="2.967cm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0.568cm" fo:min-width="1.935cm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0.441cm" fo:min-width="2.572cm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0.677cm" fo:min-width="3.046cm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0.517cm" fo:min-width="2.385cm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0.649cm" fo:min-width="2.544cm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0.67cm" fo:min-width="3.501cm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0.894cm" fo:min-width="2.66cm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0.864cm" fo:min-width="2.82cm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0.455cm" fo:min-width="2.226cm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0.624cm" fo:min-width="2.448cm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0.746cm" fo:min-width="2.395cm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0.81cm" fo:min-width="2.02cm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lloras no deseño das clases</text:p>
      <text:p text:style-name="P2">O deseño da aplicación se pode mellorar en varios aspectos. Esta guía orienta e <text:span text:style-name="T112">programa</text:span> algúns de <text:span text:style-name="T112">e</text:span>les. <text:span text:style-name="T65">É de especial interés comprender as razóns dos cambios propostos e comparar coa implementación orixinal.</text:span></text:p>
      <text:list xml:id="list2305807377" text:style-name="L1">
        <text:list-item>
          <text:p text:style-name="P224"><text:span text:style-name="T57">Un dos detalles no código anterior é o método estático de </text:span><text:span text:style-name="T10">Board</text:span><text:span text:style-name="T57"> para obter a representación en pantalla dunha ficha. Unha aproximación alternativa, máis flexible, e máis “orientada a obxecto” é considerar as fichas do xogo non como un número, se non coma un obxecto máis do xogo (</text:span><text:span text:style-name="T10">Piece</text:span><text:span text:style-name="T57">). Estes obxectos terían un nome e un valor como atributos, e serían capaces de retornar a súa representación como </text:span><text:span text:style-name="T2">String</text:span><text:span text:style-name="T57"> (sobrepoñendo </text:span><text:span text:style-name="T2">toString() </text:span><text:span text:style-name="T57">de </text:span><text:span text:style-name="T2">Object</text:span><text:span text:style-name="T57">). Tamén é necesario poder determinar cando dúas </text:span><text:span text:style-name="T2">Piece</text:span><text:span text:style-name="T57"> son iguais, polo que deberíamos sobrepoñer </text:span><text:span text:style-name="T8">equals...</text:span><text:span text:style-name="T57"> Esto nos daría gran flexibilidade, xa que as Piece teñen a posibilidade ser moi distintas unhas de outras e servir para varios xogos distintos e os cambios son mínimos.</text:span></text:p>
        </text:list-item>
      </text:list>
      <text:p text:style-name="P135">class Piece {</text:p>
      <text:p text:style-name="P31"><text:tab/><text:bookmark-start text:name="__DdeLink__1643_3657432355"/>private String name;</text:p>
      <text:p text:style-name="P31"><text:tab/>private int value;</text:p>
      <text:p text:style-name="P100"><text:tab/></text:p>
      <text:p text:style-name="P31"><text:tab/><text:span text:style-name="T17">public Piece(String name,int value) {</text:span></text:p>
      <text:p text:style-name="P31"><text:tab/><text:tab/>this.name=name;</text:p>
      <text:p text:style-name="P31"><text:tab/><text:tab/>this.value=value;</text:p>
      <text:p text:style-name="P31"><text:tab/><text:span text:style-name="T17">}</text:span></text:p>
      <text:p text:style-name="P131"/>
      <text:p text:style-name="P13"><text:tab/><text:span text:style-name="T76">public int getValue() {</text:span><text:span text:style-name="T50"> return value; <text:s/></text:span><text:span text:style-name="T76">}</text:span></text:p>
      <text:p text:style-name="P104"/>
      <text:p text:style-name="P13"><text:tab/><text:span text:style-name="T76">public String getName() {</text:span><text:span text:style-name="T50"> return name; <text:s/></text:span><text:span text:style-name="T76">}</text:span></text:p>
      <text:p text:style-name="P105"/>
      <text:p text:style-name="P14"><text:tab/><text:span text:style-name="T58">@Override</text:span></text:p>
      <text:p text:style-name="P32"><text:span text:style-name="T17"><text:tab/></text:span><text:span text:style-name="T21">public String toString() { </text:span><text:span text:style-name="T58">return name;</text:span><text:span text:style-name="T21"> }</text:span></text:p>
      <text:p text:style-name="P105"/>
      <text:p text:style-name="P43"><text:tab/><text:span text:style-name="T123">// </text:span><text:span text:style-name="T124">Supoñemos que dúas piezas son iguais si teñen o mesmo nome e o mesmo valor</text:span></text:p>
      <text:p text:style-name="P15"><text:tab/>@Override</text:p>
      <text:p text:style-name="P16"><text:tab/><text:span text:style-name="T75">public boolean equals(Object opiece) {</text:span></text:p>
      <text:p text:style-name="P59"><text:tab/><text:tab/>if (o<text:span text:style-name="T76">piece</text:span>==null) return false;</text:p>
      <text:p text:style-name="P59"><text:tab/><text:tab/>if (this==o<text:span text:style-name="T76">piece</text:span>) return true; <text:tab/></text:p>
      <text:p text:style-name="P59"><text:tab/><text:tab/>if (! (<text:span text:style-name="T76">opiece</text:span> instanceof <text:span text:style-name="T76">Piece</text:span>)) return false;</text:p>
      <text:p text:style-name="P59"><text:tab/><text:tab/><text:span text:style-name="T76">Piece</text:span> <text:span text:style-name="T76">piece</text:span>=(<text:span text:style-name="T76">Piece</text:span>) o<text:span text:style-name="T76">piece</text:span>;</text:p>
      <text:p text:style-name="P59"><text:tab/><text:tab/>return (name.equals(piece.getName()) &amp;&amp; (value==piece.getValue()));</text:p>
      <text:p text:style-name="P16"><text:tab/><text:span text:style-name="T75">}</text:span><text:bookmark-end text:name="__DdeLink__1643_3657432355"/></text:p>
      <text:p text:style-name="P135">}</text:p>
      <text:list xml:id="list249419857" text:style-name="L2">
        <text:list-header>
          <text:p text:style-name="P225"/>
        </text:list-header>
        <text:list-item>
          <text:p text:style-name="P226">Si examinamos <text:span text:style-name="T83">a</text:span> clase <text:span text:style-name="T1">Player</text:span>, vemos que en realidade representa <text:span text:style-name="T83">únicamente </text:span><text:s/><text:span text:style-name="T83">a</text:span> un <text:span text:style-name="T1">Player</text:span> human<text:span text:style-name="T113">o</text:span>. <text:s text:c="2"/>Un mellor deseño, <text:span text:style-name="T83">e deseñar</text:span> un <text:span text:style-name="T1">Player</text:span> xeral, herda<text:span text:style-name="T83">ndo</text:span> <text:span text:style-name="T83">logo os P</text:span>layers <text:span text:style-name="T113">específicos que se necesiten</text:span>. <text:span text:style-name="T113">A</text:span> árbore de clases “correcta” sería:</text:p>
        </text:list-item>
      </text:list>
      <text:p text:style-name="P1"><draw:custom-shape text:anchor-type="paragraph" draw:z-index="0" draw:name="ClassName" draw:style-name="gr1" draw:text-style-name="P296" xml:id="id1" draw:id="id1" svg:width="3.467cm" svg:height="0.713cm" svg:x="6.872cm" svg:y="-0.081cm"><text:p text:style-name="P295"><text:span text:style-name="T365">Player</text:span></text:p><draw:enhanced-geometry svg:viewBox="0 0 1000 404" draw:text-areas="0 0 1000 404" draw:type="NonPrimitive" draw:enhanced-path="M 1000 404 L 1000 0 0 0 0 404 Z"/></draw:custom-shape></text:p>
      <text:p text:style-name="P1"><draw:connector text:anchor-type="paragraph" draw:z-index="8" draw:name="Forma4" draw:style-name="gr7" draw:text-style-name="P298" svg:x1="8.604cm" svg:y1="-0.174cm" svg:x2="10.377cm" svg:y2="1.309cm" draw:start-shape="id1" draw:start-glue-point="2" draw:end-shape="id4" draw:end-glue-point="0" svg:d="M8604-175v743h1773v741" svg:viewBox="0 0 1774 1485"><text:p/></draw:connector><draw:connector text:anchor-type="paragraph" draw:z-index="7" draw:name="Forma3" draw:style-name="gr7" draw:text-style-name="P298" svg:x1="8.604cm" svg:y1="-0.174cm" svg:x2="6.422cm" svg:y2="1.282cm" draw:start-shape="id1" draw:start-glue-point="2" draw:end-shape="id3" draw:end-glue-point="0" svg:d="M8604-175v729h-2182v728" svg:viewBox="0 0 2184 1459"><text:p/></draw:connector><draw:connector text:anchor-type="paragraph" draw:z-index="9" draw:name="Forma2" draw:style-name="gr7" draw:text-style-name="P298" svg:x1="8.604cm" svg:y1="-0.174cm" svg:x2="14.215cm" svg:y2="1.309cm" draw:start-shape="id1" draw:end-shape="id5" draw:end-glue-point="0" svg:d="M8604-175v743h5611v741" svg:viewBox="0 0 5613 1485"><text:p/></draw:connector><draw:connector text:anchor-type="paragraph" draw:z-index="6" draw:name="Forma1" draw:style-name="gr7" draw:text-style-name="P298" svg:x1="8.604cm" svg:y1="-0.174cm" svg:x2="2.491cm" svg:y2="1.282cm" draw:start-shape="id1" draw:start-glue-point="2" draw:end-shape="id2" svg:d="M8604-175v731h-6113v726" svg:viewBox="0 0 6115 1459"><text:p/></draw:connector></text:p>
      <text:p text:style-name="P1"><draw:custom-shape text:anchor-type="paragraph" draw:z-index="5" draw:name="ClassName" draw:style-name="gr6" draw:text-style-name="P297" xml:id="id3" draw:id="id3" svg:width="3.043cm" svg:height="0.899cm" svg:x="4.902cm" svg:y="0.476cm"><text:p text:style-name="P295"><text:span text:style-name="T366">CornerComputerPlayer</text:span></text:p><draw:enhanced-geometry svg:viewBox="0 0 1000 404" draw:mirror-horizontal="false" draw:mirror-vertical="false" draw:text-areas="0 0 1000 404" draw:type="NonPrimitive" draw:enhanced-path="M 1000 404 L 1000 0 0 0 0 404 Z"/></draw:custom-shape><draw:custom-shape text:anchor-type="paragraph" draw:z-index="1" draw:name="ClassName" draw:style-name="gr2" draw:text-style-name="P296" xml:id="id2" draw:id="id2" svg:width="2.435cm" svg:height="0.819cm" svg:x="1.274cm" svg:y="0.476cm"><text:p text:style-name="P295"><text:span text:style-name="T365">HumanPlayer</text:span></text:p><draw:enhanced-geometry svg:viewBox="0 0 1000 404" draw:mirror-horizontal="false" draw:mirror-vertical="false" draw:text-areas="0 0 1000 404" draw:type="NonPrimitive" draw:enhanced-path="M 1000 404 L 1000 0 0 0 0 404 Z"/></draw:custom-shape></text:p>
      <text:p text:style-name="P1"><draw:custom-shape text:anchor-type="paragraph" draw:z-index="2" draw:name="ClassName" draw:style-name="gr3" draw:text-style-name="P297" xml:id="id5" draw:id="id5" svg:width="3.072cm" svg:height="0.69cm" svg:x="12.681cm" svg:y="-0.303cm"><text:p text:style-name="P295"><text:span text:style-name="T366">EeasyComputerPlayer</text:span></text:p><draw:enhanced-geometry svg:viewBox="0 0 1000 404" draw:mirror-horizontal="false" draw:mirror-vertical="false" draw:text-areas="0 0 1000 404" draw:type="NonPrimitive" draw:enhanced-path="M 1000 404 L 1000 0 0 0 0 404 Z"/></draw:custom-shape><draw:connector text:anchor-type="paragraph" draw:z-index="10" draw:name="Forma5" draw:style-name="gr7" draw:text-style-name="P298" svg:x1="10.377cm" svg:y1="0.623cm" svg:x2="10.761cm" svg:y2="1.469cm" draw:start-shape="id4" draw:start-glue-point="2" draw:end-shape="id6" draw:end-glue-point="0" svg:d="M10377 623v423h384v423" svg:viewBox="0 0 386 848"><text:p/></draw:connector><draw:custom-shape text:anchor-type="paragraph" draw:z-index="3" draw:name="ClassName" draw:style-name="gr4" draw:text-style-name="P297" xml:id="id4" draw:id="id4" svg:width="3.546cm" svg:height="0.927cm" svg:x="8.604cm" svg:y="-0.303cm"><text:p text:style-name="P295"><text:span text:style-name="T366">MaxPointsCompuerPlayer</text:span></text:p><draw:enhanced-geometry svg:viewBox="0 0 1000 404" draw:mirror-horizontal="false" draw:mirror-vertical="false" draw:text-areas="0 0 1000 404" draw:type="NonPrimitive" draw:enhanced-path="M 1000 404 L 1000 0 0 0 0 404 Z"/></draw:custom-shape></text:p>
      <text:p text:style-name="P1"/>
      <text:p text:style-name="P1"><draw:custom-shape text:anchor-type="paragraph" draw:z-index="4" draw:name="ClassName" draw:style-name="gr5" draw:text-style-name="P297" xml:id="id6" draw:id="id6" svg:width="2.885cm" svg:height="0.766cm" svg:x="9.32cm" svg:y="-0.143cm"><text:p text:style-name="P295"><text:span text:style-name="T366">MixComputerPlayer</text:span></text:p><draw:enhanced-geometry svg:viewBox="0 0 1000 404" draw:mirror-horizontal="false" draw:mirror-vertical="false" draw:text-areas="0 0 1000 404" draw:type="NonPrimitive" draw:enhanced-path="M 1000 404 L 1000 0 0 0 0 404 Z"/></draw:custom-shape></text:p>
      <text:p text:style-name="P6"><text:soft-page-break/>Os xogadores “Player” realizan xogadas que no caso do Othello consisten en indicar a posición (representada cun obxecto <text:span text:style-name="T9">Position</text:span>) en que se desexa xogar. Sen embargo s<text:span text:style-name="T292">i queremos </text:span><text:span text:style-name="T291">que o Player poda participar en xogos nos que as xogadas funcionan de outro modo, a solución sería ter un obxecto que represente unha xogada xenérica, que podemos chamar </text:span><text:span text:style-name="T313">Move</text:span><text:span text:style-name="T291">. Deste xeito, os xogadores (Player) crean movementos (Move). Nos xogos de taboleiro podemos nun principio distinguir entre </text:span><text:span text:style-name="T293">tres</text:span><text:span text:style-name="T291"> tipos de moviementos. </text:span></text:p>
      <text:list xml:id="list1172212356" text:style-name="L3">
        <text:list-item>
          <text:p text:style-name="P227">Movementos (Move) nos que a xogada simplemente é unha Posición (Position) consistente en un número de fila e un número de columna.</text:p>
        </text:list-item>
        <text:list-item>
          <text:p text:style-name="P227">Movementos (Move) nos que a xogada consiste nunha Posición de inicio, e unha Posición final, representando o desprazamento da ficha dun punto a outro.</text:p>
        </text:list-item>
        <text:list-item>
          <text:p text:style-name="P228">Movementos (Move) nos que a xogada consiste unicamente nun número de columna, coma o catro en raia</text:p>
        </text:list-item>
      </text:list>
      <text:p text:style-name="P158"><draw:custom-shape text:anchor-type="paragraph" draw:z-index="16" draw:name="ClassName" draw:style-name="gr11" draw:text-style-name="P296" xml:id="id10" draw:id="id10" svg:width="2.726cm" svg:height="0.705cm" svg:x="7.401cm" svg:y="0.041cm"><text:p text:style-name="P295"><text:span text:style-name="T365">Move</text:span></text:p><draw:enhanced-geometry svg:viewBox="0 0 1000 404" draw:text-areas="0 0 1000 404" draw:type="NonPrimitive" draw:enhanced-path="M 1000 404 L 1000 0 0 0 0 404 Z"/></draw:custom-shape></text:p>
      <text:p text:style-name="P158"><draw:connector text:anchor-type="paragraph" draw:z-index="20" draw:name="Forma9" draw:style-name="gr7" draw:text-style-name="P298" svg:x1="8.763cm" svg:y1="0.258cm" svg:x2="8.765cm" svg:y2="1.924cm" draw:start-shape="id10" draw:start-glue-point="2" draw:end-shape="id12" draw:end-glue-point="0" svg:d="M8763 258v834h2v832" svg:viewBox="0 0 4 1669"><text:p/></draw:connector><draw:connector text:anchor-type="paragraph" draw:z-index="19" draw:name="Forma8" draw:style-name="gr7" draw:text-style-name="P298" svg:x1="8.763cm" svg:y1="0.258cm" svg:x2="12.594cm" svg:y2="1.263cm" draw:start-shape="id10" draw:start-glue-point="2" draw:end-shape="id11" draw:end-glue-point="0" svg:d="M8763 258v502h3831v503" svg:viewBox="0 0 3833 1007"><text:p/></draw:connector><draw:connector text:anchor-type="paragraph" draw:z-index="22" draw:name="Forma10" draw:style-name="gr7" draw:text-style-name="P298" svg:x1="8.763cm" svg:y1="0.258cm" svg:x2="5.036cm" svg:y2="1.263cm" draw:start-shape="id10" draw:start-glue-point="2" draw:end-shape="id13" draw:end-glue-point="0" svg:d="M8763 258v502h-3727v503" svg:viewBox="0 0 3729 1007"><text:p/></draw:connector></text:p>
      <text:p text:style-name="P158"/>
      <text:p text:style-name="P158"><draw:custom-shape text:anchor-type="paragraph" draw:z-index="17" draw:name="ClassName" draw:style-name="gr12" draw:text-style-name="P296" xml:id="id11" draw:id="id11" svg:width="2.948cm" svg:height="0.874cm" svg:x="11.121cm" svg:y="0.289cm"><text:p text:style-name="P295"><text:span text:style-name="T365">MovementMove</text:span></text:p><draw:enhanced-geometry svg:viewBox="0 0 1000 404" draw:text-areas="0 0 1000 404" draw:type="NonPrimitive" draw:enhanced-path="M 1000 404 L 1000 0 0 0 0 404 Z"/></draw:custom-shape><draw:custom-shape text:anchor-type="paragraph" draw:z-index="21" draw:name="ClassName" draw:style-name="gr14" draw:text-style-name="P296" xml:id="id13" draw:id="id13" svg:width="2.52cm" svg:height="1.059cm" svg:x="3.776cm" svg:y="0.289cm"><text:p text:style-name="P295"><text:span text:style-name="T365">ColumnMove</text:span></text:p><draw:enhanced-geometry svg:viewBox="0 0 1000 404" draw:text-areas="0 0 1000 404" draw:type="NonPrimitive" draw:enhanced-path="M 1000 404 L 1000 0 0 0 0 404 Z"/></draw:custom-shape></text:p>
      <text:p text:style-name="P158"><draw:custom-shape text:anchor-type="paragraph" draw:z-index="18" draw:name="ClassName" draw:style-name="gr13" draw:text-style-name="P296" xml:id="id12" draw:id="id12" svg:width="2.895cm" svg:height="0.996cm" svg:x="7.318cm" svg:y="0.464cm"><text:p text:style-name="P295"><text:span text:style-name="T365">PositionMove</text:span></text:p><draw:enhanced-geometry svg:viewBox="0 0 1000 404" draw:text-areas="0 0 1000 404" draw:type="NonPrimitive" draw:enhanced-path="M 1000 404 L 1000 0 0 0 0 404 Z"/></draw:custom-shape></text:p>
      <text:p text:style-name="P158"/>
      <text:p text:style-name="P158"/>
      <text:p text:style-name="P158"/>
      <text:p text:style-name="P150">A implementación destas clases Move podería ser así:</text:p>
      <text:p text:style-name="P158"/>
      <text:p text:style-name="P155"><text:bookmark-start text:name="__DdeLink__1647_3657432355"/>class Move {</text:p>
      <text:p text:style-name="P181"><text:tab/>/** <text:span text:style-name="T17">Constructor:</text:span> Crea o movemento.</text:p>
      <text:p text:style-name="P181"><text:tab/> <text:s text:c="6"/><text:span text:style-name="T90">Esta clase so serve para darlle unha raíz común a todos os tipos de movemento e podelos tratar como</text:span></text:p>
      <text:p text:style-name="P181"><text:s text:c="21"/><text:span text:style-name="T90">obxectos do tipo Move e aproveitar o </text:span><text:span text:style-name="T66">polimorfismo</text:span></text:p>
      <text:p text:style-name="P181"><text:tab/>*/</text:p>
      <text:p text:style-name="P80"><text:tab/><text:span text:style-name="T17">public Move() <text:s/>{</text:span><text:tab/><text:span text:style-name="T17">}</text:span></text:p>
      <text:p text:style-name="P155">}<text:bookmark-end text:name="__DdeLink__1647_3657432355"/></text:p>
      <text:p text:style-name="P127"/>
      <text:p text:style-name="P127"/>
      <text:p text:style-name="P127"/>
      <text:p text:style-name="P168">class <text:span text:style-name="T88">Movement</text:span>Move {</text:p>
      <text:p text:style-name="P149"><text:bookmark-start text:name="__DdeLink__1649_3657432355"/><text:tab/><text:span text:style-name="T38">Position </text:span><text:span text:style-name="T39">fromP</text:span><text:span text:style-name="T38">osition;</text:span></text:p>
      <text:p text:style-name="P149"><text:span text:style-name="T38"><text:tab/></text:span><text:span text:style-name="T39">Position toPosition;</text:span></text:p>
      <text:p text:style-name="P124"/>
      <text:p text:style-name="P181"><text:tab/>/** <text:span text:style-name="T17">Constructor:</text:span> Crea o movemento <text:span text:style-name="T91">dunha peza dende a posición from á posición to</text:span></text:p>
      <text:p text:style-name="P181"><text:tab/>*/</text:p>
      <text:p text:style-name="P80"><text:tab/><text:span text:style-name="T17">public </text:span><text:span text:style-name="T26">Movement</text:span><text:span text:style-name="T17">Move(</text:span><text:span text:style-name="T23">Position </text:span><text:span text:style-name="T24">from, Position to)</text:span><text:span text:style-name="T17"> </text:span></text:p>
      <text:p text:style-name="P81"><text:tab/><text:tab/><text:span text:style-name="T87">fromPosition=from;</text:span></text:p>
      <text:p text:style-name="P81"><text:tab/><text:tab/><text:span text:style-name="T88">toPosition=to;</text:span></text:p>
      <text:p text:style-name="P80"><text:tab/><text:span text:style-name="T17">}</text:span><text:bookmark-end text:name="__DdeLink__1649_3657432355"/></text:p>
      <text:p text:style-name="P123"><text:s/><text:tab/></text:p>
      <text:p text:style-name="P181"><text:tab/>/** Devolve a representación como String deste Move</text:p>
      <text:p text:style-name="P181"><text:tab/>*/</text:p>
      <text:p text:style-name="P41"><text:s text:c="4"/><text:tab/>@Override</text:p>
      <text:p text:style-name="P230"><text:s text:c="4"/><text:tab/>public String toString() {</text:p>
      <text:p text:style-name="P80"><text:span text:style-name="T17"><text:s text:c="8"/><text:tab/><text:tab/></text:span>return "From "+fromPosition+" to "+toPosition;</text:p>
      <text:p text:style-name="P230"><text:s text:c="4"/><text:tab/>} </text:p>
      <text:p text:style-name="P168">}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68"><text:soft-page-break/>class <text:span text:style-name="T88">Position</text:span>Move {</text:p>
      <text:p text:style-name="P155"><text:tab/><text:span text:style-name="T36">Position position;</text:span></text:p>
      <text:p text:style-name="P128"/>
      <text:p text:style-name="P181"><text:tab/>/** <text:span text:style-name="T17">Constructor:</text:span> Crea o movemento <text:span text:style-name="T92">(colocación) </text:span><text:s/><text:span text:style-name="T92">dunha peza a posición position.</text:span></text:p>
      <text:p text:style-name="P181"><text:tab/>*/</text:p>
      <text:p text:style-name="P80"><text:tab/><text:span text:style-name="T17">public </text:span><text:span text:style-name="T26">Position</text:span><text:span text:style-name="T17">Move(</text:span><text:span text:style-name="T23">Position pos</text:span><text:span text:style-name="T17">) throws Exception {</text:span></text:p>
      <text:p text:style-name="P81"><text:tab/><text:tab/><text:span text:style-name="T87">this.position=position;</text:span></text:p>
      <text:p text:style-name="P80"><text:tab/><text:span text:style-name="T17">}</text:span></text:p>
      <text:p text:style-name="P244"/>
      <text:p text:style-name="P198"><text:span text:style-name="T17"><text:s text:c="4"/><text:tab/></text:span><text:span text:style-name="T1">/** Devolve a representación como String deste Move</text:span></text:p>
      <text:p text:style-name="P181"><text:tab/> */</text:p>
      <text:p text:style-name="P80"><text:span text:style-name="T17"><text:s text:c="4"/><text:tab/></text:span><text:span text:style-name="T1">@Override</text:span></text:p>
      <text:p text:style-name="P230"><text:s text:c="4"/><text:tab/>public String toString() {</text:p>
      <text:p text:style-name="P80"><text:span text:style-name="T17"><text:s/><text:tab/><text:tab/></text:span>return position.toString();</text:p>
      <text:p text:style-name="P230"><text:tab/>} </text:p>
      <text:p text:style-name="P168">}</text:p>
      <text:p text:style-name="P177"/>
      <text:p text:style-name="P167">public class ColumnMove extends Move {</text:p>
      <text:p text:style-name="P82"><text:s text:c="4"/>public int column; <text:s/><text:span text:style-name="T123">// Columna onde queremos xogar a partir de 0...</text:span></text:p>
      <text:p text:style-name="P82"><text:s text:c="4"/></text:p>
      <text:p text:style-name="P186"><text:s text:c="4"/>/** CONSTRUCTOR (Sobrecargado): Crea o obxecto a partir da letra de columna A...</text:p>
      <text:p text:style-name="P186"><text:s text:c="5"/>*/</text:p>
      <text:p text:style-name="P82"><text:s text:c="4"/><text:span text:style-name="T17">public ColumnMove(char column) throws Exception {</text:span></text:p>
      <text:p text:style-name="P186"><text:s text:c="8"/>// https://docs.oracle.com/javase/7/docs/api/java/lang/Character.html#getNumericValue(char)</text:p>
      <text:p text:style-name="P186"><text:s text:c="8"/>// Transformamos a letra en número</text:p>
      <text:p text:style-name="P82"><text:s text:c="8"/>this.column=Character.getNumericValue(column)-Character.getNumericValue('A');</text:p>
      <text:p text:style-name="P82"><text:s text:c="8"/>if ((this.column &lt; 0)||(this.column&gt;25)) <text:s/>throw new Exception("Bad Column");</text:p>
      <text:p text:style-name="P82"><text:s text:c="4"/><text:span text:style-name="T17">}</text:span></text:p>
      <text:p text:style-name="P82"><text:s text:c="4"/></text:p>
      <text:p text:style-name="P186"><text:s text:c="4"/>/** CONSTRUCTOR (Sobrecargado): Crea o obxecto a partir do número de columna 0..</text:p>
      <text:p text:style-name="P186"><text:s text:c="5"/>*/</text:p>
      <text:p text:style-name="P82"><text:s text:c="4"/><text:span text:style-name="T17">public ColumnMove(int column) throws Exception {</text:span></text:p>
      <text:p text:style-name="P82"><text:s text:c="8"/>if (column&lt;0) throw new Exception("Bad Column");</text:p>
      <text:p text:style-name="P82"><text:s text:c="8"/>this.column=column;</text:p>
      <text:p text:style-name="P82"><text:s text:c="4"/><text:span text:style-name="T17">}</text:span></text:p>
      <text:p text:style-name="P82"><text:s text:c="4"/></text:p>
      <text:p text:style-name="P186"><text:s text:c="4"/>/** Devolve a representación como String deste Move</text:p>
      <text:p text:style-name="P186"><text:s text:c="5"/>*/</text:p>
      <text:p text:style-name="P82"><text:s text:c="4"/><text:span text:style-name="T1">@Override</text:span></text:p>
      <text:p text:style-name="P82"><text:s text:c="4"/><text:span text:style-name="T17">public String toString() {</text:span></text:p>
      <text:p text:style-name="P82"><text:s text:c="8"/>return "["+(((char)column)+'A')+"]";</text:p>
      <text:p text:style-name="P82"><text:s text:c="4"/><text:span text:style-name="T17">}</text:span> </text:p>
      <text:p text:style-name="P167">}</text:p>
      <text:p text:style-name="P4"/>
      <text:p text:style-name="P5"><draw:custom-shape text:anchor-type="paragraph" draw:z-index="23" draw:name="ClassName" draw:style-name="gr1" draw:text-style-name="P296" xml:id="id14" draw:id="id14" svg:width="3.467cm" svg:height="0.713cm" svg:x="6.899cm" svg:y="3.231cm"><text:p text:style-name="P295"><text:span text:style-name="T365">Player</text:span></text:p><draw:enhanced-geometry svg:viewBox="0 0 1000 404" draw:text-areas="0 0 1000 404" draw:type="NonPrimitive" draw:enhanced-path="M 1000 404 L 1000 0 0 0 0 404 Z"/></draw:custom-shape><text:span text:style-name="T323">En canto a </text:span>clase “Player” <text:span text:style-name="T323">define</text:span> qu<text:span text:style-name="T85">e</text:span> <text:span text:style-name="T84">é un</text:span> un Player <text:span text:style-name="T84">xenérico. Os Player automáticos deben seguir unha estratexia e unhas regras que dependen do xogo, os humanos coñecen as regras e saben planificar as estratexias, polo que nese caso a clase Player so necesita permitir elixir o movemento a realizar (co teclado na consola nesta versión). Podemos deseñar clases Player que permitan a xogadores humanos realizar os distintos tipos de movementos (</text:span><text:span text:style-name="T95">Movimento, Columna e Posición</text:span><text:span text:style-name="T96">) e empregalos en distintos xogos.</text:span></text:p>
      <text:p text:style-name="P5"/>
      <text:p text:style-name="P5"><draw:connector text:anchor-type="paragraph" draw:z-index="28" draw:name="Forma3" draw:style-name="gr7" draw:text-style-name="P298" svg:x1="8.631cm" svg:y1="-0.463cm" svg:x2="4.597cm" svg:y2="0.665cm" draw:start-shape="id14" draw:start-glue-point="2" draw:end-shape="id16" draw:end-glue-point="0" svg:d="M8631-464v566h-4034v563" svg:viewBox="0 0 4036 1131"><text:p/></draw:connector><draw:connector text:anchor-type="paragraph" draw:z-index="29" draw:name="Forma2" draw:style-name="gr7" draw:text-style-name="P298" svg:x1="8.631cm" svg:y1="-0.463cm" svg:x2="8.632cm" svg:y2="0.82cm" draw:start-shape="id14" draw:start-glue-point="2" draw:end-shape="id17" draw:end-glue-point="0" svg:d="M8631-464v642h1v642" svg:viewBox="0 0 4 1286"><text:p/></draw:connector><draw:connector text:anchor-type="paragraph" draw:z-index="27" draw:name="Forma1" draw:style-name="gr7" draw:text-style-name="P298" svg:x1="8.631cm" svg:y1="-0.463cm" svg:x2="12.866cm" svg:y2="0.663cm" draw:start-shape="id14" draw:start-glue-point="2" draw:end-shape="id15" draw:end-glue-point="0" svg:d="M8631-464v565h4235v562" svg:viewBox="0 0 4237 1129"><text:p/></draw:connector></text:p>
      <text:p text:style-name="P5"><draw:custom-shape text:anchor-type="paragraph" draw:z-index="26" draw:name="ClassName" draw:style-name="gr5" draw:text-style-name="P297" xml:id="id16" draw:id="id16" svg:width="2.885cm" svg:height="0.766cm" svg:x="3.156cm" svg:y="-0.141cm"><text:p text:style-name="P295"><text:span text:style-name="T366">HumanMovePlayer</text:span></text:p><draw:enhanced-geometry svg:viewBox="0 0 1000 404" draw:mirror-horizontal="false" draw:mirror-vertical="false" draw:text-areas="0 0 1000 404" draw:type="NonPrimitive" draw:enhanced-path="M 1000 404 L 1000 0 0 0 0 404 Z"/></draw:custom-shape><draw:custom-shape text:anchor-type="paragraph" draw:z-index="25" draw:name="ClassName" draw:style-name="gr4" draw:text-style-name="P297" xml:id="id17" draw:id="id17" svg:width="3.546cm" svg:height="0.927cm" svg:x="6.86cm" svg:y="0.014cm"><text:p text:style-name="P295"><text:span text:style-name="T366">HumanPositionPlayer</text:span></text:p><draw:enhanced-geometry svg:viewBox="0 0 1000 404" draw:mirror-horizontal="false" draw:mirror-vertical="false" draw:text-areas="0 0 1000 404" draw:type="NonPrimitive" draw:enhanced-path="M 1000 404 L 1000 0 0 0 0 404 Z"/></draw:custom-shape><draw:custom-shape text:anchor-type="paragraph" draw:z-index="24" draw:name="ClassName" draw:style-name="gr3" draw:text-style-name="P297" xml:id="id15" draw:id="id15" svg:width="3.072cm" svg:height="0.69cm" svg:x="11.331cm" svg:y="-0.143cm"><text:p text:style-name="P295"><text:span text:style-name="T366">HumanColumnPlyaer</text:span></text:p><draw:enhanced-geometry svg:viewBox="0 0 1000 404" draw:mirror-horizontal="false" draw:mirror-vertical="false" draw:text-areas="0 0 1000 404" draw:type="NonPrimitive" draw:enhanced-path="M 1000 404 L 1000 0 0 0 0 404 Z"/></draw:custom-shape></text:p>
      <text:p text:style-name="P5"/>
      <text:p text:style-name="P5"/>
      <text:p text:style-name="P5"><text:soft-page-break/>Examinando o código feito <text:span text:style-name="T84">anteriormente</text:span> <text:span text:style-name="T84">podemos deducir</text:span> que <text:span text:style-name="T327">como quedaría a clase</text:span> Player...</text:p>
      <text:p text:style-name="P253">class Player {</text:p>
      <text:p text:style-name="P25"><text:bookmark-start text:name="__DdeLink__1645_3657432355"/><text:s text:c="3"/><text:span text:style-name="T17"><text:s/>private String name;</text:span> <text:tab/><text:span text:style-name="T125">// Nome do xogador. TODOS os xogadores teñen un nome</text:span></text:p>
      <text:p text:style-name="P25"><text:s text:c="4"/><text:span text:style-name="T17">private </text:span><text:span text:style-name="T25">int</text:span><text:span text:style-name="T17"> </text:span><text:span text:style-name="T18">piece</text:span><text:span text:style-name="T25">Id</text:span><text:span text:style-name="T17">; </text:span><text:tab/><text:span text:style-name="T125">// </text:span><text:span text:style-name="T126">ID da </text:span><text:span text:style-name="T127">f</text:span><text:span text:style-name="T125">icha </text:span><text:span text:style-name="T126">ou </text:span><text:span text:style-name="T127">do </text:span><text:span text:style-name="T126">conxunto de fichas asociado ao xogador</text:span><text:span text:style-name="T125">.</text:span></text:p>
      <text:p text:style-name="P93"><text:s text:c="4"/><text:span text:style-name="T61">protected Game game; <text:s text:c="2"/></text:span><text:span text:style-name="T203"><text:s/></text:span><text:span text:style-name="T184">// O Player necesita coñecer a situación do xogo para planificar as xogadas</text:span></text:p>
      <text:p text:style-name="P130"/>
      <text:p text:style-name="P129"><text:s text:c="7"/><text:span text:style-name="T204">// CONSTRUCTOR: Todos os Player se crean indicando o seu nome</text:span></text:p>
      <text:p text:style-name="P25"><text:s text:c="4"/><text:span text:style-name="T17">public Player(String name) { </text:span>this.name=name; <text:span text:style-name="T17"><text:s/>}</text:span></text:p>
      <text:p text:style-name="P102"/>
      <text:p text:style-name="P178"><text:s text:c="4"/>// Setter para a <text:span text:style-name="T59">ficha</text:span>. TODOS os Player <text:span text:style-name="T242">teñen un tipo de fichas do xogo</text:span></text:p>
      <text:p text:style-name="P25"><text:s text:c="4"/><text:span text:style-name="T17">public void set</text:span><text:span text:style-name="T18">Piece</text:span><text:span text:style-name="T25">Id</text:span><text:span text:style-name="T17">(</text:span><text:span text:style-name="T25">int id</text:span><text:span text:style-name="T17">) {</text:span> <text:s/><text:span text:style-name="T59">pieceId</text:span>=<text:span text:style-name="T114">id</text:span>; <text:span text:style-name="T17"><text:s/>}</text:span></text:p>
      <text:p text:style-name="P102"/>
      <text:p text:style-name="P178"><text:s text:c="4"/>// <text:span text:style-name="T62">Setter para o game. TODOS os Player teñen acceso ao Game no que participan</text:span></text:p>
      <text:p text:style-name="P93"><text:s text:c="4"/><text:span text:style-name="T62">public void setGame(Game g) {</text:span> <text:s/><text:span text:style-name="T46">game=g; </text:span><text:s/><text:span text:style-name="T62">}</text:span></text:p>
      <text:p text:style-name="P98"><text:s text:c="4"/></text:p>
      <text:p text:style-name="P190"><text:s text:c="4"/>// Getter para o nome. TODOS os Player son capaces de indicar o seu nome</text:p>
      <text:p text:style-name="P25"><text:span text:style-name="T17"><text:s text:c="4"/>public String getName() {</text:span> <text:s text:c="2"/>return name; <text:s text:c="2"/><text:span text:style-name="T17">}</text:span></text:p>
      <text:p text:style-name="P98"><text:s text:c="4"/></text:p>
      <text:p text:style-name="P190"><text:s text:c="4"/>// Getter para a cor. TODOS os Player son capaces de indicar <text:span text:style-name="T114">cales son as súas fichas</text:span></text:p>
      <text:p text:style-name="P25"><text:s text:c="4"/><text:span text:style-name="T17">public int get</text:span><text:span text:style-name="T18">Piece</text:span><text:span text:style-name="T25">Id</text:span><text:span text:style-name="T17">() {</text:span> <text:s/>return <text:span text:style-name="T59">pieceId</text:span>; <text:s/><text:span text:style-name="T17">}</text:span></text:p>
      <text:p text:style-name="P99"><text:s text:c="4"/></text:p>
      <text:p text:style-name="P196"><text:s text:c="4"/>// Sobreposicion: <text:span text:style-name="T57">Sobrepoñemos toString para representar os Player. </text:span></text:p>
      <text:p text:style-name="P12"><text:s text:c="4"/>@Override</text:p>
      <text:p text:style-name="P12"><text:s text:c="4"/>public String toString() {</text:p>
      <text:p text:style-name="P26"><text:s text:c="4"/><text:tab/>return name+" (“<text:span text:style-name="T57">+color</text:span>+")";</text:p>
      <text:p text:style-name="P12"><text:s text:c="4"/>}</text:p>
      <text:p text:style-name="P98"><text:s text:c="4"/></text:p>
      <text:p text:style-name="P191"><text:s text:c="4"/>// Elección da posición da xogada. TODOS os players poden elexir unha posición para xogar, <text:span text:style-name="T72">pero non existe</text:span></text:p>
      <text:p text:style-name="P193"><text:s text:c="4"/>// un xeito de elixir común a TODOS os Player. Polo tanto, non é posible codificalo “en xeral”, e se lanza</text:p>
      <text:p text:style-name="P193"><text:s text:c="4"/>// unha “unchecked exception” que indica que non se sabe como xogar </text:p>
      <text:p text:style-name="P27"><text:span text:style-name="T3"><text:s text:c="3"/></text:span><text:span text:style-name="T17">public Position doMovement() <text:s/>{</text:span></text:p>
      <text:p text:style-name="P25"><text:s text:c="8"/>throw new UnsupportedOperationException("<text:span text:style-name="T57">I don’t know how to play</text:span>"); </text:p>
      <text:p text:style-name="P25"><text:s text:c="4"/><text:span text:style-name="T17">}</text:span><text:bookmark-end text:name="__DdeLink__1645_3657432355"/></text:p>
      <text:p text:style-name="P169">}</text:p>
      <text:p text:style-name="P101"/>
      <text:p text:style-name="P162">A partir de ahí podemos crear os distintos <text:span text:style-name="T5">Player</text:span><text:span text:style-name="T326"> que permitirán xogar a unha persoa contra os distintos xogos de tableiro, segundo o tipo de movimento que necesiten. Unicamente será necesario herdar de Player e codificar o algoritmo de </text:span><text:span text:style-name="T11">doMovement()</text:span><text:span text:style-name="T324">:</text:span></text:p>
      <text:p text:style-name="P176"/>
      <text:p text:style-name="P172"><text:span text:style-name="T212">// </text:span><text:span text:style-name="T213">Permite a un Xogador Humano indicar un movemento </text:span><text:span text:style-name="T214">consistente na posición na que se desexa xogar</text:span></text:p>
      <text:p text:style-name="P173"><text:bookmark-start text:name="__DdeLink__3_3675800421"/><text:bookmark-start text:name="__DdeLink__29_3675800421"/>class <text:span text:style-name="T243">HumanPosition</text:span>Player <text:span text:style-name="T60">extends Player </text:span>{</text:p>
      <text:p text:style-name="P108"><text:bookmark-end text:name="__DdeLink__29_3675800421"/></text:p>
      <text:p text:style-name="P52"><text:s text:c="4"/><text:span text:style-name="T160">// </text:span><text:span text:style-name="T158">Constructor: Simplemente chama ao constructor da clase Player</text:span></text:p>
      <text:p text:style-name="P52"><text:span text:style-name="T17"><text:s text:c="4"/>public HumanPositionPlayer(String name) {</text:span> <text:s text:c="2"/><text:span text:style-name="T1">super</text:span>(name); <text:s text:c="3"/><text:span text:style-name="T17">}</text:span></text:p>
      <text:p text:style-name="P112"><text:s text:c="4"/></text:p>
      <text:p text:style-name="P57"><text:span text:style-name="T125"><text:s text:c="4"/>// </text:span><text:span text:style-name="T161">doMovement - re</text:span><text:span text:style-name="T125">aliza o movemento do xogo indicando </text:span><text:span text:style-name="T162">a posición onde se desexa xogar</text:span></text:p>
      <text:p text:style-name="P57"><text:span text:style-name="T162"><text:s text:c="4"/>// </text:span><text:span text:style-name="T163">O xogador debe indicar a coordenada na forma 1A , 2B, 5C. O número indica a fila, a letra a columna</text:span></text:p>
      <text:p text:style-name="P52"><text:s text:c="4"/>@Override</text:p>
      <text:p text:style-name="P52"><text:s text:c="4"/><text:span text:style-name="T17">public Move doMovement() throws Exception {</text:span></text:p>
      <text:p text:style-name="P53"><text:s text:c="8"/>java.util.Scanner scn=new java.util.Scanner(System.in);</text:p>
      <text:p text:style-name="P54"><text:s text:c="8"/>Board board=game.getBoard();<text:tab/><text:span text:style-name="T160">// </text:span><text:span text:style-name="T159">recuperamos o Board do xogo (Game)</text:span></text:p>
      <text:p text:style-name="P52"><text:s text:c="8"/>int row;</text:p>
      <text:p text:style-name="P52"><text:s text:c="8"/>char column;</text:p>
      <text:p text:style-name="P52"><text:s text:c="8"/>String line;</text:p>
      <text:p text:style-name="P108"/>
      <text:p text:style-name="P52"><text:s text:c="8"/>board.show(); <text:s text:c="2"/><text:tab/><text:tab/><text:tab/><text:span text:style-name="T125">// Visualiza o estado do taboleiro, </text:span><text:span text:style-name="T168">para que o xogador poda decidir</text:span></text:p>
      <text:p text:style-name="P52"><text:s text:c="8"/>System.out.print("Xogada de "+this+"\n [1..][A..]?: ");</text:p>
      <text:p text:style-name="P52"><text:s text:c="8"/>line=scn.nextLine();</text:p>
      <text:p text:style-name="P52"><text:s text:c="8"/>row=(int)(line.charAt(0)-'0'); <text:tab/><text:tab/><text:span text:style-name="T125">// Recuperamos a primeira letra, e a convertimos nun número</text:span></text:p>
      <text:p text:style-name="P52"><text:s text:c="8"/>column=line.charAt(1); <text:tab/><text:tab/><text:span text:style-name="T125">// Recuperamos a segunda letra</text:span></text:p>
      <text:p text:style-name="P52"><text:s text:c="8"/>P<text:span text:style-name="T331">osition p</text:span>os=new Position(row,column);</text:p>
      <text:p text:style-name="P180"><text:s text:c="8"/>// <text:span text:style-name="T330">Devolvemos o obxcecto PositionMove (Obxecto Move de tipo “Posición”)</text:span></text:p>
      <text:p text:style-name="P52"><text:s text:c="8"/>return new PositionMove(pos);</text:p>
      <text:p text:style-name="P52"><text:s text:c="4"/><text:span text:style-name="T17">}</text:span></text:p>
      <text:p text:style-name="P173">}<text:bookmark-end text:name="__DdeLink__3_3675800421"/></text:p>
      <text:p text:style-name="P171"><text:soft-page-break/><text:span text:style-name="T212">// </text:span><text:span text:style-name="T213">Permite a un Xogador Humano indicar un movemento dende unha posición a outra</text:span></text:p>
      <text:p text:style-name="P170">public class HumanMovePlayer extends Player { <text:span text:style-name="T205"><text:s/></text:span></text:p>
      <text:p text:style-name="P109"/>
      <text:p text:style-name="P56"><text:s text:c="2"/><text:span text:style-name="T125"><text:s text:c="2"/>// </text:span><text:span text:style-name="T158">Constructor: Simplemente chama ao constructor da clase Player</text:span></text:p>
      <text:p text:style-name="P56"><text:s text:c="4"/><text:span text:style-name="T17">public HumanMovePlayer(String name) { </text:span><text:s text:c="3"/><text:span text:style-name="T1">super</text:span>(name); <text:s text:c="3"/><text:span text:style-name="T17">}</text:span></text:p>
      <text:p text:style-name="P111"><text:s text:c="4"/></text:p>
      <text:p text:style-name="P187"><text:s text:c="5"/>// <text:span text:style-name="T325">doMovement - re</text:span>aliza o movemento do xogo indicando un movemento dunha posición a outra <text:span text:style-name="T328">as posicións</text:span></text:p>
      <text:p text:style-name="P187"><text:s text:c="5"/>// <text:span text:style-name="T328">se indican de modo similar a anterior 1A-5C sería mover dende a posición 1A (0,0) á 5C (4,2)</text:span></text:p>
      <text:p text:style-name="P42"><text:s text:c="4"/>@Override</text:p>
      <text:p text:style-name="P56"><text:s text:c="4"/><text:span text:style-name="T17">public Move doMovement() throws Exception {</text:span></text:p>
      <text:p text:style-name="P58"><text:s text:c="8"/>java.util.Scanner scn=new java.util.Scanner(System.in);</text:p>
      <text:p text:style-name="P56"><text:s text:c="8"/>Board board=game.getBoard(); <text:tab/><text:bookmark-start text:name="__DdeLink__1700_3657432355"/><text:span text:style-name="T125">// </text:span><text:span text:style-name="T159">recuperamos o Board do xogo (Game)</text:span><text:bookmark-end text:name="__DdeLink__1700_3657432355"/></text:p>
      <text:p text:style-name="P56"><text:s text:c="8"/>int orow,drow;</text:p>
      <text:p text:style-name="P56"><text:s text:c="8"/>char ocolumn,dcolumn;</text:p>
      <text:p text:style-name="P56"><text:s text:c="8"/>String line;</text:p>
      <text:p text:style-name="P109"/>
      <text:p text:style-name="P56"><text:s text:c="8"/>board.show(); <text:s text:c="2"/><text:tab/><text:tab/><text:tab/><text:span text:style-name="T125">// Visualiza o estado do taboleiro </text:span><text:span text:style-name="T168">para que o xogador poda decidir</text:span></text:p>
      <text:p text:style-name="P56"><text:s text:c="8"/>System.out.print("Movemento de "+this+"\n Movemento? [1..][A..]-[1..][A..]?: ");</text:p>
      <text:p text:style-name="P56"><text:s text:c="8"/>line=scn.nextLine();</text:p>
      <text:p text:style-name="P56"><text:s text:c="8"/>orow=(int)(line.charAt(0)-'0'); <text:tab/><text:span text:style-name="T125">// Recuperamos a primeira letra, e a convertimos nun número</text:span></text:p>
      <text:p text:style-name="P56"><text:s text:c="8"/>ocolumn=line.charAt(1); <text:tab/><text:tab/><text:span text:style-name="T125">// Recuperamos a segunda letra</text:span></text:p>
      <text:p text:style-name="P56"><text:s text:c="8"/>drow=(int)(line.charAt(3)-'0'); <text:tab/><text:span text:style-name="T125">// Recuperamos a primeira letra, e a convertimos nun número</text:span></text:p>
      <text:p text:style-name="P56"><text:s text:c="8"/>dcolumn=line.charAt(4); <text:tab/><text:tab/><text:span text:style-name="T125">// Recuperamos a segunda letra</text:span></text:p>
      <text:p text:style-name="P56"><text:span text:style-name="T125"><text:s text:c="8"/>// </text:span><text:span text:style-name="T165">Devolvemos o obxecto MovementMove (Move de tipo “Movemento”)</text:span></text:p>
      <text:p text:style-name="P56"><text:s text:c="8"/>return new MovementMove(new Position(orow,ocolumn),new Position(drow,dcolumn));</text:p>
      <text:p text:style-name="P56"><text:s text:c="4"/><text:span text:style-name="T17">}</text:span></text:p>
      <text:p text:style-name="P56">}</text:p>
      <text:p text:style-name="P110"/>
      <text:p text:style-name="P110"/>
      <text:p text:style-name="P110"/>
      <text:p text:style-name="P212"><text:span text:style-name="T214">// </text:span><text:span text:style-name="T213">Permite a un Xogador Humano indicar </text:span><text:span text:style-name="T215">a columna na que desexa xogar</text:span></text:p>
      <text:p text:style-name="P257">public class HumanColumnPlayer extends Player {</text:p>
      <text:p text:style-name="P258"/>
      <text:p text:style-name="P205"><text:span text:style-name="T164"><text:s text:c="4"/>// </text:span><text:span text:style-name="T158">Constructor: Simplemente chama ao constructor da clase Player</text:span></text:p>
      <text:p text:style-name="P209"><text:span text:style-name="T37"><text:s text:c="4"/></text:span><text:span text:style-name="T40">public HumanColumnPlayer(String name) {</text:span><text:span text:style-name="T37"> </text:span><text:span text:style-name="T41">super</text:span><text:span text:style-name="T37">(name); <text:s text:c="2"/></text:span><text:span text:style-name="T40">}</text:span></text:p>
      <text:p text:style-name="P259"><text:s text:c="8"/></text:p>
      <text:p text:style-name="P188"><text:span text:style-name="T37"><text:s text:c="4"/>// </text:span><text:span text:style-name="T325">doMovement - re</text:span><text:span text:style-name="T37">aliza o movemento do xogo indicando </text:span><text:span text:style-name="T329">a letra da columna (A é 0, B é 1 ... etc)</text:span></text:p>
      <text:p text:style-name="P260"><text:s text:c="4"/>@Override</text:p>
      <text:p text:style-name="P209"><text:span text:style-name="T37"><text:s text:c="4"/></text:span><text:span text:style-name="T40">public Move doMovement() throws Exception {</text:span></text:p>
      <text:p text:style-name="P262"><text:s text:c="8"/>java.util.Scanner scn=new java.util.Scanner(System.in);</text:p>
      <text:p text:style-name="P211"><text:span text:style-name="T37"><text:s text:c="8"/>Board board=game.getBoard();<text:tab/></text:span><text:span text:style-name="T210">// </text:span><text:span text:style-name="T211">recuperamos o Board do xogo (Game)</text:span></text:p>
      <text:p text:style-name="P263"><text:s text:c="8"/>char column;</text:p>
      <text:p text:style-name="P263"><text:s text:c="8"/>String line;</text:p>
      <text:p text:style-name="P263"/>
      <text:p text:style-name="P209"><text:span text:style-name="T37"><text:s text:c="8"/>board.show(); <text:s text:c="2"/><text:tab/><text:tab/><text:tab/></text:span><text:span text:style-name="T207">// Visualiza o estado do taboleiro</text:span></text:p>
      <text:p text:style-name="P263"><text:s text:c="8"/>System.out.print("Xogada de "+this+"\n Columna [A..]?: ");</text:p>
      <text:p text:style-name="P263"><text:s text:c="8"/>line=scn.nextLine();</text:p>
      <text:p text:style-name="P209"><text:span text:style-name="T37"><text:s text:c="8"/>column=line.charAt(0); <text:tab/><text:tab/></text:span><text:span text:style-name="T207">// Recuperamos a segunda letra</text:span></text:p>
      <text:p text:style-name="P210"><text:span text:style-name="T207"><text:s text:c="8"/>// </text:span><text:span text:style-name="T208">Devolvemos o obxecto ColumnMove (Move de tipo “</text:span><text:span text:style-name="T209">C</text:span><text:span text:style-name="T208">olumna”)</text:span></text:p>
      <text:p text:style-name="P263"><text:s text:c="8"/>return new ColumnMove(column);<text:tab/></text:p>
      <text:p text:style-name="P264"><text:s text:c="4"/>}</text:p>
      <text:p text:style-name="P257">}</text:p>
      <text:p text:style-name="P132"/>
      <text:p text:style-name="P161"><text:span text:style-name="T332">Tamén podemos programar os </text:span>Player <text:span text:style-name="T332">que simulan Xogadores para que o ordenador xogue, específicos para o xogo Othello. Como este tipo de xogador necesita elixir de modo automático o movemento, debe seguir a normas específicas de cada xogo (tanto para decidir o movemento como para seguir unha estratexia de xogo) e polo tanto non é trivial nin aconsellable deseñar clases Player que podan xogar a varios xogos, sendo moito mellor deseñar Player específicos segundo o xogo e a estratexia a seguir:</text:span></text:p>
      <text:p text:style-name="P161"/>
      <text:p text:style-name="P161"/>
      <text:p text:style-name="P161"/>
      <text:p text:style-name="P161"/>
      <text:p text:style-name="P136"><text:soft-page-break/><text:span text:style-name="T287">// </text:span><text:span text:style-name="T288">Estratexia</text:span><text:span text:style-name="T289"> :</text:span><text:span text:style-name="T334"> </text:span><text:span text:style-name="T216">Xogar </text:span><text:span text:style-name="T217">no primeiro sitio dispoñible </text:span><text:span text:style-name="T216">recorrendo </text:span><text:span text:style-name="T217">dende a esquina superior dereita hacia abaixo </text:span></text:p>
      <text:p text:style-name="P174">class <text:span text:style-name="T243">OthelloEasyComputer</text:span>Player <text:span text:style-name="T60">extends Player </text:span>{</text:p>
      <text:p text:style-name="P103"/>
      <text:p text:style-name="P9"><text:bookmark-start text:name="__DdeLink__1661_3657432355"/><text:s text:c="4"/>public <text:span text:style-name="T243">OthelloEasyComputer</text:span>Player(String name) { <text:span text:style-name="T54">super(name);</text:span> <text:s/>} <text:s/><text:span text:style-name="T183">// </text:span><text:span text:style-name="T186">Constructor</text:span></text:p>
      <text:p text:style-name="P96"><text:s text:c="4"/></text:p>
      <text:p text:style-name="P194"><text:s text:c="2"/>// <text:span text:style-name="T333">doMovement –</text:span><text:span text:style-name="T55"> O Othello xoga con movementos de tipo PositionMove</text:span></text:p>
      <text:p text:style-name="P44"><text:s text:c="2"/>@Override</text:p>
      <text:p text:style-name="P17"><text:s text:c="4"/><text:span text:style-name="T17">public </text:span><text:span text:style-name="T30">Move</text:span><text:span text:style-name="T17"> doMovement() <text:s/></text:span><text:span text:style-name="T27">throws Exception </text:span><text:span text:style-name="T17">{</text:span></text:p>
      <text:p text:style-name="P49"><text:s text:c="8"/>Board board=game.getBoard();<text:span text:style-name="T1"> </text:span><text:span text:style-name="T125">// </text:span><text:span text:style-name="T128">Recuperamos o taboleiro do xogo</text:span></text:p>
      <text:p text:style-name="P49"><text:s text:c="8"/>int total;</text:p>
      <text:p text:style-name="P49"><text:s text:c="8"/>Position pos;</text:p>
      <text:p text:style-name="P107"/>
      <text:p text:style-name="P49"><text:s text:c="8"/>for(int f=0;f&lt;8;f++) { <text:span text:style-name="T125">// </text:span><text:span text:style-name="T129">Recorremos as filas</text:span></text:p>
      <text:p text:style-name="P49"><text:tab/>for(int c=0;c&lt;8; c++) { <text:span text:style-name="T125">// </text:span><text:span text:style-name="T129">Para cada fila, recorremos as columnas</text:span></text:p>
      <text:p text:style-name="P49"><text:tab/><text:tab/>if (board.get(f,c)==<text:span text:style-name="T63">null</text:span>) { <text:span text:style-name="T125">// Si a posición non ten ficha, </text:span><text:span text:style-name="T130">e posible que se poda xogar...</text:span></text:p>
      <text:p text:style-name="P49"><text:tab/><text:tab/><text:tab/>pos=new Position(f,c);</text:p>
      <text:p text:style-name="P49"><text:tab/><text:tab/><text:tab/>total=game.countPlay(this,pos,null);</text:p>
      <text:p text:style-name="P49"><text:tab/><text:tab/><text:tab/>if (total!=0) {</text:p>
      <text:p text:style-name="P49"><text:tab/><text:tab/><text:tab/><text:tab/>System.out.println(this+": "+pos); <text:span text:style-name="T1"><text:s/></text:span><text:span text:style-name="T125">// </text:span><text:span text:style-name="T131">Indico a xogada en pantalla</text:span></text:p>
      <text:p text:style-name="P49"><text:tab/><text:tab/><text:tab/><text:tab/>return <text:span text:style-name="T333">new PositionMove(</text:span>pos<text:span text:style-name="T333">)</text:span>;<text:tab/><text:span text:style-name="T125">// </text:span><text:span text:style-name="T166">Devolvo </text:span><text:span text:style-name="T167">o</text:span><text:span text:style-name="T166"> PositionMove </text:span><text:span text:style-name="T167">asociado á posición</text:span></text:p>
      <text:p text:style-name="P49"><text:tab/><text:tab/><text:tab/>} </text:p>
      <text:p text:style-name="P49"><text:tab/><text:tab/>}</text:p>
      <text:p text:style-name="P49"><text:tab/>}</text:p>
      <text:p text:style-name="P49"><text:s text:c="8"/>}</text:p>
      <text:p text:style-name="P49"><text:s text:c="8"/>return null; <text:s/><text:span text:style-name="T125">// </text:span><text:span text:style-name="T133">Aquí nunca debería chegar a execución. O <text:s/>xogo non manda xogar si non existe xogada</text:span></text:p>
      <text:p text:style-name="P17"><text:s text:c="4"/><text:span text:style-name="T17">}</text:span><text:bookmark-end text:name="__DdeLink__1661_3657432355"/></text:p>
      <text:p text:style-name="P174">}</text:p>
      <text:p text:style-name="P278"><text:bookmark-start text:name="__DdeLink__5_367580042"/></text:p>
      <text:p text:style-name="P133"><text:span text:style-name="T284">// <text:s/></text:span><text:span text:style-name="T283">Estratexia :</text:span><text:span text:style-name="T282"> </text:span><text:span text:style-name="T219">A estratexia é xogar no sitio que atrape máis fichas contrarias</text:span></text:p>
      <text:p text:style-name="P174">class <text:span text:style-name="T243">OthelloMaxPointsComputer</text:span>Player <text:span text:style-name="T60">extends Player </text:span>{</text:p>
      <text:p text:style-name="P96"><text:s text:c="4"/></text:p>
      <text:p text:style-name="P10"><text:s text:c="4"/>public <text:span text:style-name="T243">OthelloMaxPointsComputerP</text:span>layer(String name) { <text:span text:style-name="T54">super(name);</text:span> <text:s/>} <text:s/><text:span text:style-name="T183">// </text:span><text:span text:style-name="T186">Constructor</text:span></text:p>
      <text:p text:style-name="P265"/>
      <text:p text:style-name="P195"><text:s text:c="4"/>// <text:span text:style-name="T333">doMovement –</text:span><text:span text:style-name="T55"> O Othello xoga con movementos de tipo PositionMove</text:span></text:p>
      <text:p text:style-name="P23"><text:s text:c="4"/><text:span text:style-name="T9">@Override</text:span></text:p>
      <text:p text:style-name="P8"><text:s text:c="4"/>public <text:span text:style-name="T336">Move</text:span> doMovement() <text:s/><text:span text:style-name="T273">throws Exception</text:span> {</text:p>
      <text:p text:style-name="P19"><text:bookmark-start text:name="__DdeLink__1659_3657432355"/><text:s text:c="8"/>Board board=game.getBoard(); <text:span text:style-name="T183"><text:s/>// </text:span><text:span text:style-name="T185">Recuperamos o taboleiro do xogo</text:span></text:p>
      <text:p text:style-name="P17"><text:s text:c="8"/>Position pos;</text:p>
      <text:p text:style-name="P17"><text:s text:c="8"/>Position maxpos=null;</text:p>
      <text:p text:style-name="P19"><text:s text:c="8"/>int total, maxtotal=0;</text:p>
      <text:p text:style-name="P19"/>
      <text:p text:style-name="P24"><text:s text:c="8"/>for(int f=0;f&lt;8;f++) { <text:span text:style-name="T183">// </text:span><text:span text:style-name="T187">Recorremos as filas</text:span></text:p>
      <text:p text:style-name="P24"><text:span text:style-name="T187"><text:tab/></text:span>for(int c=0;c&lt;8; c++) {<text:span text:style-name="T123"> </text:span><text:span text:style-name="T183">// </text:span><text:span text:style-name="T187">Para cada fila, recorremos as columnas</text:span></text:p>
      <text:p text:style-name="P19"><text:tab/><text:tab/><text:span text:style-name="T272">i</text:span>f (board.get(f,c)==<text:span text:style-name="T64">null</text:span>) { <text:span text:style-name="T183">// Si a posición non ten ficha, </text:span><text:span text:style-name="T188">e posible que se poda xogar...</text:span></text:p>
      <text:p text:style-name="P17"><text:tab/><text:tab/><text:tab/>pos=new Position(f,c);</text:p>
      <text:p text:style-name="P17"><text:tab/><text:tab/><text:tab/>total=game.countPlay(this,pos,null);</text:p>
      <text:p text:style-name="P17"><text:tab/><text:tab/><text:tab/>if (total &gt; maxtotal) { <text:span text:style-name="T125">// </text:span><text:span text:style-name="T134">O total de fichas conseguidas nesta posición é maior que a gardada</text:span></text:p>
      <text:p text:style-name="P17"><text:tab/><text:tab/><text:tab/><text:tab/>maxpos=pos;</text:p>
      <text:p text:style-name="P17"><text:tab/><text:tab/><text:tab/><text:tab/>maxtotal=total;</text:p>
      <text:p text:style-name="P17"><text:tab/><text:tab/><text:tab/>}</text:p>
      <text:p text:style-name="P17"><text:tab/><text:tab/>}</text:p>
      <text:p text:style-name="P17"><text:tab/>}</text:p>
      <text:p text:style-name="P17"><text:s text:c="8"/>}</text:p>
      <text:p text:style-name="P20"><text:s text:c="8"/>System.out.println(this+": "+maxpos);<text:span text:style-name="T123"> </text:span><text:span text:style-name="T183"><text:s/>// </text:span><text:span text:style-name="T189">Indico a xogada en pantalla</text:span></text:p>
      <text:p text:style-name="P28"><text:s text:c="8"/>return <text:span text:style-name="T335">new PositionMove(</text:span>maxpos<text:span text:style-name="T335">)</text:span>; <text:s text:c="5"/><text:span text:style-name="T183">// </text:span><text:span text:style-name="T192">Devolvo </text:span><text:span text:style-name="T193">o</text:span><text:span text:style-name="T192"> PositionMove </text:span><text:span text:style-name="T193">asociado á posición</text:span></text:p>
      <text:p text:style-name="P17"><text:s text:c="4"/><text:span text:style-name="T17">}</text:span><text:bookmark-end text:name="__DdeLink__1659_3657432355"/></text:p>
      <text:p text:style-name="P174">}<text:bookmark-end text:name="__DdeLink__5_367580042"/></text:p>
      <text:p text:style-name="P134"/>
      <text:p text:style-name="P134"/>
      <text:p text:style-name="P134"/>
      <text:p text:style-name="P134"/>
      <text:p text:style-name="P134"/>
      <text:p text:style-name="P134"/>
      <text:p text:style-name="P137"><text:soft-page-break/><text:span text:style-name="T285">// </text:span><text:span text:style-name="T286">Estratexia: </text:span><text:span text:style-name="T218">Xogar nas posicións máis cercanas ás esquinas en diagonal</text:span></text:p>
      <text:p text:style-name="P175">class <text:span text:style-name="T243">OthelloCornerComputer</text:span>Player <text:span text:style-name="T60">extends Player </text:span>{</text:p>
      <text:p text:style-name="P106"><text:s text:c="5"/></text:p>
      <text:p text:style-name="P11"><text:s/><text:bookmark-start text:name="__DdeLink__1664_3657432355"/><text:s text:c="4"/>public <text:span text:style-name="T243">OthelloCornerComputer</text:span>Player(String name) { <text:span text:style-name="T54">super(name);</text:span> <text:s/>} <text:s/><text:span text:style-name="T183">// </text:span><text:span text:style-name="T186">Constructor</text:span></text:p>
      <text:p text:style-name="P95"><text:s text:c="4"/></text:p>
      <text:p text:style-name="P45"><text:s text:c="4"/><text:span text:style-name="T123">// </text:span><text:span text:style-name="T235">doMovement –</text:span><text:span text:style-name="T236"> O Othello xoga con movementos de tipo PositionMove</text:span></text:p>
      <text:p text:style-name="P45"><text:s text:c="4"/>@Override</text:p>
      <text:p text:style-name="P18"><text:span text:style-name="T1"><text:s text:c="4"/></text:span><text:span text:style-name="T17">public </text:span><text:span text:style-name="T31">Move</text:span><text:span text:style-name="T17"> doMovement() <text:s/></text:span><text:span text:style-name="T28">throws Exception</text:span><text:span text:style-name="T17"> {</text:span></text:p>
      <text:p text:style-name="P21"><text:s text:c="8"/>Board board=game.getBoard(); <text:span text:style-name="T183">// </text:span><text:span text:style-name="T185">Recuperamos o taboleiro do xogo</text:span></text:p>
      <text:p text:style-name="P18"><text:s text:c="8"/>Position pos=null;</text:p>
      <text:p text:style-name="P18"><text:s text:c="8"/>int row=0, column=0;</text:p>
      <text:p text:style-name="P18"><text:s text:c="8"/>int incr=0; <text:s/><text:tab/><text:span text:style-name="T125">// </text:span><text:span text:style-name="T135">Dirección do movemento nas filas</text:span></text:p>
      <text:p text:style-name="P18"><text:s text:c="8"/>int incc=1; <text:s/><text:span text:style-name="T123"><text:s/></text:span><text:span text:style-name="T125">// </text:span><text:span text:style-name="T135">Dirección do movemento nas columnas</text:span></text:p>
      <text:p text:style-name="P18"><text:s text:c="8"/>int maxrow=7; <text:span text:style-name="T125"><text:s/>// </text:span><text:span text:style-name="T135">fila límite</text:span></text:p>
      <text:p text:style-name="P18"><text:s text:c="8"/>int maxcol=7; <text:s text:c="2"/><text:span text:style-name="T125">// </text:span><text:span text:style-name="T135">Columna límite</text:span></text:p>
      <text:p text:style-name="P18"><text:s text:c="8"/>int minrow=1; <text:span text:style-name="T123"><text:s/></text:span><text:span text:style-name="T125">// </text:span><text:span text:style-name="T135">Fila de comezo</text:span></text:p>
      <text:p text:style-name="P18"><text:s text:c="8"/>int mincol=0; <text:s text:c="2"/><text:span text:style-name="T125">// </text:span><text:span text:style-name="T135">Columna de comezo</text:span></text:p>
      <text:p text:style-name="P18"/>
      <text:p text:style-name="P18"><text:s text:c="8"/>for(int i=0;i&lt;64;i++) { <text:s/><text:span text:style-name="T125">// </text:span><text:span text:style-name="T136">Recorremos as 64 celas si é necesario</text:span></text:p>
      <text:p text:style-name="P22"><text:s text:c="12"/>if (board.get(row,column)==<text:span text:style-name="T70">null</text:span>) { <text:span text:style-name="T183">// Si a posición non ten ficha, </text:span><text:span text:style-name="T188">e posible que se poda xogar...</text:span></text:p>
      <text:p text:style-name="P18"><text:s text:c="16"/>pos=new Position(row,column);</text:p>
      <text:p text:style-name="P18"><text:s text:c="16"/>if (game.countPlay(this,pos,null)&gt;0) break; <text:s/><text:span text:style-name="T125">// </text:span><text:span text:style-name="T137">Se pode xogar, </text:span><text:span text:style-name="T199">rompemos o bucle </text:span></text:p>
      <text:p text:style-name="P18"><text:s text:c="12"/>}</text:p>
      <text:p text:style-name="P18"><text:s text:c="12"/>column=column+incc;</text:p>
      <text:p text:style-name="P18"><text:s text:c="12"/>row=row+incr;</text:p>
      <text:p text:style-name="P18"><text:s text:c="12"/>if ((column &gt; maxcol)&amp;&amp;(incc!=0)) { <text:span text:style-name="T123"><text:s/></text:span><text:span text:style-name="T125">// </text:span><text:span text:style-name="T138">Chegamos a maxcol, baixamos de fila ..</text:span></text:p>
      <text:p text:style-name="P18"><text:s text:c="16"/>column=maxcol;</text:p>
      <text:p text:style-name="P18"><text:s text:c="16"/>maxcol--;</text:p>
      <text:p text:style-name="P18"><text:s text:c="16"/>row++;</text:p>
      <text:p text:style-name="P18"><text:s text:c="16"/>incc=0;</text:p>
      <text:p text:style-name="P18"><text:s text:c="16"/>incr=1;</text:p>
      <text:p text:style-name="P18"><text:s text:c="12"/>}</text:p>
      <text:p text:style-name="P18"><text:s text:c="12"/>if ((row &gt; maxrow)&amp;&amp;(incr!=0)) { <text:s/><text:span text:style-name="T125">// </text:span><text:span text:style-name="T138">Chegamos a maxrow, retrocedemos de columna ..</text:span></text:p>
      <text:p text:style-name="P18"><text:s text:c="16"/>row=maxrow;</text:p>
      <text:p text:style-name="P18"><text:s text:c="16"/>maxrow--;</text:p>
      <text:p text:style-name="P18"><text:s text:c="16"/>column--;</text:p>
      <text:p text:style-name="P18"><text:s text:c="16"/>incc=-1;</text:p>
      <text:p text:style-name="P18"><text:s text:c="16"/>incr=0;</text:p>
      <text:p text:style-name="P18"><text:s text:c="12"/>}</text:p>
      <text:p text:style-name="P18"><text:s text:c="12"/>if ((column &lt; mincol)&amp;&amp;(incc!=0)) { <text:span text:style-name="T125">// </text:span><text:span text:style-name="T139">Chegamos a mincol, subimos de fila ..</text:span></text:p>
      <text:p text:style-name="P18"><text:s text:c="16"/>column=mincol;</text:p>
      <text:p text:style-name="P18"><text:s text:c="16"/>mincol++;</text:p>
      <text:p text:style-name="P18"><text:s text:c="16"/>row--;</text:p>
      <text:p text:style-name="P18"><text:s text:c="16"/>incc=0;</text:p>
      <text:p text:style-name="P18"><text:s text:c="16"/>incr=-1;</text:p>
      <text:p text:style-name="P18"><text:s text:c="12"/>}</text:p>
      <text:p text:style-name="P18"><text:s text:c="12"/>if ((row &lt; minrow)&amp;&amp;(incr!=0)) { <text:span text:style-name="T125">// </text:span><text:span text:style-name="T139">Chegamos a minrow, avanzamos de columna ..</text:span></text:p>
      <text:p text:style-name="P18"><text:s text:c="16"/>row=minrow;</text:p>
      <text:p text:style-name="P18"><text:s text:c="16"/>minrow++;</text:p>
      <text:p text:style-name="P18"><text:s text:c="16"/>column++;</text:p>
      <text:p text:style-name="P18"><text:s text:c="16"/>incc=1;</text:p>
      <text:p text:style-name="P18"><text:tab/> incr=0;</text:p>
      <text:p text:style-name="P18"><text:s text:c="12"/>}</text:p>
      <text:p text:style-name="P18"><text:s text:c="8"/>}</text:p>
      <text:p text:style-name="P29"><text:s text:c="8"/>System.out.println(this+": "+pos); <text:s text:c="2"/><text:span text:style-name="T183">// </text:span><text:span text:style-name="T189">Indico a xogada en pantalla</text:span></text:p>
      <text:p text:style-name="P29"><text:s text:c="8"/>return <text:span text:style-name="T337">new PositionMove(</text:span>pos<text:span text:style-name="T337">)</text:span>; <text:s text:c="2"/><text:span text:style-name="T183">// </text:span><text:span text:style-name="T192">Devolvo </text:span><text:span text:style-name="T193">o</text:span><text:span text:style-name="T192"> PositionMove </text:span><text:span text:style-name="T193">asociado á posición</text:span></text:p>
      <text:p text:style-name="P18"><text:s text:c="4"/><text:span text:style-name="T17">}</text:span><text:bookmark-end text:name="__DdeLink__1664_3657432355"/></text:p>
      <text:p text:style-name="P175">}</text:p>
      <text:p text:style-name="P279"/>
      <text:p text:style-name="P279"/>
      <text:p text:style-name="P279"/>
      <text:p text:style-name="P279"/>
      <text:p text:style-name="P160"><text:soft-page-break/><text:span text:style-name="T287">/** </text:span><text:span text:style-name="T290">Estratexia: </text:span><text:span text:style-name="T221">Se x</text:span><text:span text:style-name="T220">oga </text:span><text:span text:style-name="T221">n</text:span><text:span text:style-name="T220">unha das catro posicións libres máis </text:span><text:span text:style-name="T221">prósimas</text:span><text:span text:style-name="T220"> á esquina. Si non é posible, se xoga na <text:tab/>cela que atrape máis fichas contrarias</text:span></text:p>
      <text:p text:style-name="P213">*/</text:p>
      <text:p text:style-name="P175">class <text:span text:style-name="T243">OthelloMixComputer</text:span>Player <text:span text:style-name="T60">extends MaxPointsComputerPlayer </text:span>{</text:p>
      <text:p text:style-name="P97"/>
      <text:p text:style-name="P97"><text:bookmark-start text:name="__DdeLink__1666_3657432355"/><text:s text:c="7"/><text:span text:style-name="T42">public </text:span><text:span text:style-name="T43">Othello</text:span><text:span text:style-name="T44">MixComputer</text:span><text:span text:style-name="T42">Player(String name) { </text:span><text:span text:style-name="T35">super(name);</text:span><text:span text:style-name="T42"> <text:s/>} <text:s/></text:span><text:span text:style-name="T205">// </text:span><text:span text:style-name="T206">Constructor</text:span></text:p>
      <text:p text:style-name="P266"/>
      <text:p text:style-name="P46"><text:s text:c="4"/><text:span text:style-name="T123">// </text:span><text:span text:style-name="T235">doMovement –</text:span><text:span text:style-name="T236"> O Othello xoga con movementos de tipo PositionMove</text:span></text:p>
      <text:p text:style-name="P46"><text:s text:c="4"/>@Override</text:p>
      <text:p text:style-name="P18"><text:s text:c="4"/><text:span text:style-name="T17">public </text:span><text:span text:style-name="T32">Move</text:span><text:span text:style-name="T17"> doMovement() <text:s/></text:span><text:span text:style-name="T29">throws Exception </text:span><text:span text:style-name="T17">{</text:span></text:p>
      <text:p text:style-name="P18"><text:s text:c="8"/>Position[] corner=getFreeCell(); <text:s/><text:span text:style-name="T125">// </text:span><text:span text:style-name="T140">Obtemos as 4 celdas libres máis próximas ás esquinas</text:span></text:p>
      <text:p text:style-name="P18"><text:s text:c="8"/>Position pos=null;</text:p>
      <text:p text:style-name="P18"><text:s text:c="8"/></text:p>
      <text:p text:style-name="P18"><text:s text:c="8"/>for(int i=0;(i&lt;4)&amp;&amp;(pos==null);i++) {</text:p>
      <text:p text:style-name="P18"><text:s text:c="12"/>if ((corner[i]!=null)&amp;&amp;(game.countPlay(this, corner[i], null)!=0)) {</text:p>
      <text:p text:style-name="P18"><text:s text:c="16"/>pos=corner[i];</text:p>
      <text:p text:style-name="P18"><text:s text:c="12"/>}</text:p>
      <text:p text:style-name="P18"><text:s text:c="8"/>}</text:p>
      <text:p text:style-name="P18"><text:s text:c="8"/>if (pos==null) <text:s text:c="2"/><text:span text:style-name="T274">return </text:span>super.doMovement(); <text:span text:style-name="T125">// Chamamos ao método de MaxPointsComputerPlayer</text:span></text:p>
      <text:p text:style-name="P18"><text:s text:c="8"/>System.out.println(this+" (MIX): "+pos); <text:s text:c="2"/><text:span text:style-name="T125">// </text:span><text:span text:style-name="T141">Con MIX distinguimos que estratexia elexiu a Posición</text:span></text:p>
      <text:p text:style-name="P30"><text:bookmark-end text:name="__DdeLink__1666_3657432355"/><text:s text:c="8"/>return <text:span text:style-name="T337">new PositionMove(</text:span>pos<text:span text:style-name="T337">)</text:span>; <text:s text:c="2"/><text:span text:style-name="T183">// </text:span><text:span text:style-name="T192">Devolvo </text:span><text:span text:style-name="T193">o</text:span><text:span text:style-name="T192"> PositionMove </text:span><text:span text:style-name="T193">asociado á posición</text:span></text:p>
      <text:p text:style-name="P18"><text:s text:c="4"/><text:span text:style-name="T17">}</text:span></text:p>
      <text:p text:style-name="P197"/>
      <text:p text:style-name="P192"><text:bookmark-start text:name="__DdeLink__1668_3657432355"/><text:span text:style-name="T17"><text:s text:c="2"/></text:span><text:span text:style-name="T45"><text:s/>/** </text:span><text:span text:style-name="T19">Método auxiliar</text:span><text:span text:style-name="T47"> </text:span></text:p>
      <text:p text:style-name="P33"><text:s text:c="5"/><text:span text:style-name="T123">* Devolve a</text:span><text:span text:style-name="T223">s</text:span><text:span text:style-name="T123"> </text:span><text:span text:style-name="T223">catro </text:span><text:span text:style-name="T123">primeira</text:span><text:span text:style-name="T223">s</text:span><text:span text:style-name="T123"> celda</text:span><text:span text:style-name="T223">s</text:span><text:span text:style-name="T123"> libre</text:span><text:span text:style-name="T223">s</text:span><text:span text:style-name="T123"> </text:span><text:span text:style-name="T223">máis </text:span><text:span text:style-name="T123">próxima</text:span><text:span text:style-name="T223">s</text:span><text:span text:style-name="T123"> as esquinas</text:span></text:p>
      <text:p text:style-name="P179"><text:s text:c="5"/>* @return unha táboa coas 4 celdas máis cercanas as esquinas e bordes</text:p>
      <text:p text:style-name="P179"><text:s text:c="5"/>*/</text:p>
      <text:p text:style-name="P50"><text:s text:c="4"/><text:span text:style-name="T17">private Position[] getFreeCell() <text:s/>{</text:span></text:p>
      <text:p text:style-name="P50"><text:s text:c="8"/>int inc=0;</text:p>
      <text:p text:style-name="P50"><text:s text:c="8"/>int rowi=0;</text:p>
      <text:p text:style-name="P50"><text:s text:c="8"/>int rowf=7;</text:p>
      <text:p text:style-name="P50"><text:s text:c="8"/>int coli=rowi;</text:p>
      <text:p text:style-name="P50"><text:s text:c="8"/>int colf=rowf;</text:p>
      <text:p text:style-name="P50"><text:s text:c="8"/>Board board=game.getBoard();</text:p>
      <text:p text:style-name="P50"><text:s text:c="8"/>Position[] pos=new Position[4];</text:p>
      <text:p text:style-name="P50"><text:s text:c="8"/></text:p>
      <text:p text:style-name="P50"><text:s text:c="8"/><text:span text:style-name="T73">try {</text:span></text:p>
      <text:p text:style-name="P50"><text:tab/> <text:s text:c="7"/>while(rowi&lt;rowf) {</text:p>
      <text:p text:style-name="P50"><text:tab/> <text:s text:c="11"/>while(coli&lt;colf) {</text:p>
      <text:p text:style-name="P50"><text:tab/> <text:s text:c="15"/>if ((pos[0]==null)&amp;&amp;(board.get(rowi,coli)==<text:span text:style-name="T74">null</text:span>)) pos[0]=new Position(rowi,coli);</text:p>
      <text:p text:style-name="P50"><text:tab/> <text:s text:c="15"/>if ((pos[1]==null)&amp;&amp;(board.get(rowi,colf)==<text:span text:style-name="T74">null</text:span>)) pos[1]=new Position(rowi,colf);</text:p>
      <text:p text:style-name="P50"><text:tab/> <text:s text:c="15"/>if ((pos[2]==null)&amp;&amp;(board.get(rowf,colf)==<text:span text:style-name="T74">null</text:span>)) pos[2]=new Position(rowf,colf);</text:p>
      <text:p text:style-name="P50"><text:tab/> <text:s text:c="15"/>if ((pos[3]==null)&amp;&amp;(board.get(rowf,coli)==<text:span text:style-name="T74">null</text:span>)) pos[3]=new Position(rowf,coli);</text:p>
      <text:p text:style-name="P50"><text:tab/> <text:s text:c="15"/>coli++;</text:p>
      <text:p text:style-name="P50"><text:tab/> <text:s text:c="15"/>colf--;</text:p>
      <text:p text:style-name="P50"><text:tab/> <text:s text:c="15"/>if ((pos[0]!=null)&amp;&amp;(pos[1]!=null)&amp;&amp;(pos[2]!=null)&amp;&amp;(pos[3]!=null))</text:p>
      <text:p text:style-name="P50"><text:tab/> <text:s text:c="19"/>return pos;</text:p>
      <text:p text:style-name="P50"><text:tab/> <text:s text:c="11"/>}</text:p>
      <text:p text:style-name="P33"><text:tab/> <text:s text:c="11"/><text:span text:style-name="T123">// </text:span><text:span text:style-name="T222">Percorre as diagonais hacia o centro</text:span></text:p>
      <text:p text:style-name="P50"><text:tab/> <text:s text:c="11"/>rowi++;</text:p>
      <text:p text:style-name="P50"><text:tab/> <text:s text:c="11"/>rowf--;</text:p>
      <text:p text:style-name="P50"><text:tab/> <text:s text:c="11"/>coli=rowi;</text:p>
      <text:p text:style-name="P50"><text:tab/> <text:s text:c="11"/>colf=rowf;</text:p>
      <text:p text:style-name="P50"><text:tab/> <text:s text:c="7"/>}</text:p>
      <text:p text:style-name="P51"><text:s text:c="8"/><text:span text:style-name="T71">} catch (Exception e) { <text:s/></text:span><text:span text:style-name="T132">// board.get lanza unha excepción si a posición é erronea. Nunca debería pasar...</text:span></text:p>
      <text:p text:style-name="P55"><text:tab/>System.out.println(“ERROR: “+e.getMessage());</text:p>
      <text:p text:style-name="P51"><text:s text:c="8"/><text:span text:style-name="T71">}</text:span></text:p>
      <text:p text:style-name="P50"><text:s text:c="8"/>return pos;</text:p>
      <text:p text:style-name="P50"><text:s text:c="4"/><text:span text:style-name="T17">}</text:span><text:bookmark-end text:name="__DdeLink__1668_3657432355"/></text:p>
      <text:p text:style-name="P175">}</text:p>
      <text:p text:style-name="P280"/>
      <text:p text:style-name="P280"/>
      <text:p text:style-name="P138"><text:soft-page-break/><text:span text:style-name="T45">O resto da aplic</text:span><text:span text:style-name="T48">ación so se ve afectada pola existencia d</text:span><text:span text:style-name="T52">a nova clase</text:span><text:span text:style-name="T48"> </text:span><text:span text:style-name="T20">Piece</text:span><text:span text:style-name="T48">, que produciría cambios mínimos </text:span><text:span text:style-name="T49">nos métodos que traballan coas fichas (varios en Game, </text:span><text:span text:style-name="T53">e algún en Board, </text:span><text:span text:style-name="T51">por exemplo</text:span><text:span text:style-name="T49">).</text:span></text:p>
      <text:p text:style-name="P118"/>
      <text:p text:style-name="P139"><text:span text:style-name="T49">O</text:span><text:span text:style-name="T45">utra reorganización de clases a podemos facer no propio xogo. Si nos fixamos no esquema de xogo (método </text:span><text:span text:style-name="T7">runGame</text:span><text:span text:style-name="T45"> de </text:span><text:span text:style-name="T17">Game</text:span><text:span text:style-name="T45">), vemos que o esquema de xogo é o mesmo para prácticamente todos os </text:span><text:span text:style-name="T16">xogos de taboleiro con dous xogadores</text:span><text:span text:style-name="T45">:</text:span></text:p>
      <text:p text:style-name="P115"/>
      <text:p text:style-name="P242">Facer</text:p>
      <text:p text:style-name="P47"><text:tab/>O xogador elixe xogada</text:p>
      <text:p text:style-name="P47"><text:tab/>Se realiza a xogada <text:span text:style-name="T338">(efectúa a xogada elixida polo xogador)</text:span>:</text:p>
      <text:p text:style-name="P47"><text:tab/><text:tab/>- Si é correcta, se cambia de <text:span text:style-name="T86">quenda</text:span></text:p>
      <text:p text:style-name="P47">Mentr<text:span text:style-name="T89">e</text:span>s <text:span text:style-name="T278">non remate a partida</text:span></text:p>
      <text:p text:style-name="P48">Se determina o gañador e se indica o resultado</text:p>
      <text:p text:style-name="P115"/>
      <text:p text:style-name="P140">En este esquema varias operacións son subxectivas, <text:s/>cada xogo as <text:span text:style-name="T341">pode facer </text:span>de modo distinto:</text:p>
      <text:p text:style-name="P115"/>
      <text:list xml:id="list3307833707" text:style-name="L4">
        <text:list-item>
          <text:p text:style-name="P287"><text:span text:style-name="T310">O concepto de </text:span><text:span text:style-name="T315">“</text:span><text:span text:style-name="T318">partida rematada</text:span><text:span text:style-name="T315">”</text:span><text:span text:style-name="T294"> depende do xogo.</text:span></text:p>
        </text:list-item>
        <text:list-item>
          <text:p text:style-name="P288"><text:span text:style-name="T310">O concepto de </text:span><text:span text:style-name="T315">“</text:span><text:span text:style-name="T318">el</text:span><text:span text:style-name="T319">i</text:span><text:span text:style-name="T318">xir xogada</text:span><text:span text:style-name="T315">”</text:span><text:span text:style-name="T294"> depende do X</text:span><text:span text:style-name="T295">ogador</text:span><text:span text:style-name="T294">. </text:span><text:span text:style-name="T295">Un humano simplemente examinará o estado do xogo e decidirá qué xogada debe facer, e é capaz de xogar a calqueira xogo do que coñeza as normas. En cambio, si queremos poder xogar contra o ordenador, necesitaremos un obxecto Xogador que elixa a xogada segundo as normas do xogo, polo que precisamos un “tipo de xogador” específico para cada xogo. (Como xa vimos anteriormente na clase </text:span><text:span text:style-name="T314">Player</text:span><text:span text:style-name="T295">, xa o temos deseñado...)</text:span></text:p>
        </text:list-item>
        <text:list-item>
          <text:p text:style-name="P288"><text:span text:style-name="T310">O concepto de “</text:span><text:span text:style-name="T318">realizar xogada</text:span><text:span text:style-name="T310">” </text:span><text:span text:style-name="T294">depende do xogo, </text:span><text:span text:style-name="T296">xa que debe realizarse seguindo as normas específicas do mesmo.</text:span></text:p>
        </text:list-item>
        <text:list-item>
          <text:p text:style-name="P288"><text:span text:style-name="T310">O concepto de “</text:span><text:span text:style-name="T318">cambio de </text:span><text:span text:style-name="T320">quenda</text:span><text:span text:style-name="T310">”</text:span><text:span text:style-name="T294">, normalmente </text:span><text:span text:style-name="T297">sempre é igual: consiste en alternar entre dous valores que representan ao Player que ten o turno. O máis simple é facelo entre 1 e 0. Sen embargo, existen xogos con comportamentos “especiais”, como o Othello en que non sempre se cambia de turno.</text:span></text:p>
        </text:list-item>
      </text:list>
      <text:p text:style-name="P115"/>
      <text:p text:style-name="P141">Si deseñamos deste xeito o obxecto Game, poderemos realizar f<text:span text:style-name="T86">a</text:span>cilmente xogos de distintos tipos (Othello, 4enRaia, Reversi, incluso damas ou xadrez) simplemente herdando da clase <text:span text:style-name="T9">Game</text:span> <text:span text:style-name="T339">e sobrepoñendo os métodos particulares indicados anteriormente.</text:span></text:p>
      <text:p text:style-name="P159"><draw:custom-shape text:anchor-type="paragraph" draw:z-index="11" draw:name="ClassName" draw:style-name="gr8" draw:text-style-name="P296" xml:id="id7" draw:id="id7" svg:width="4.001cm" svg:height="0.92cm" svg:x="7.098cm" svg:y="0.243cm"><text:p text:style-name="P295"><text:span text:style-name="T365">BoardGame</text:span></text:p><draw:enhanced-geometry svg:viewBox="0 0 1000 404" draw:text-areas="0 0 1000 404" draw:type="NonPrimitive" draw:enhanced-path="M 1000 404 L 1000 0 0 0 0 404 Z"/></draw:custom-shape></text:p>
      <text:p text:style-name="P157"/>
      <text:p text:style-name="P157"/>
      <text:p text:style-name="P157"/>
      <text:p text:style-name="P157"><draw:custom-shape text:anchor-type="paragraph" draw:z-index="13" draw:name="ClassName" draw:style-name="gr10" draw:text-style-name="P296" xml:id="id9" draw:id="id9" svg:width="3.32cm" svg:height="1.114cm" svg:x="5.246cm" svg:y="0.377cm"><text:p text:style-name="P295"><text:span text:style-name="T365">ConnectFour</text:span></text:p><text:p text:style-name="P295"><text:span text:style-name="T365">Game</text:span></text:p><draw:enhanced-geometry svg:viewBox="0 0 1000 404" draw:text-areas="0 0 1000 404" draw:type="NonPrimitive" draw:enhanced-path="M 1000 404 L 1000 0 0 0 0 404 Z"/></draw:custom-shape><draw:custom-shape text:anchor-type="paragraph" draw:z-index="12" draw:name="ClassName" draw:style-name="gr9" draw:text-style-name="P296" xml:id="id8" draw:id="id8" svg:width="3.16cm" svg:height="1.144cm" svg:x="9.813cm" svg:y="0.319cm"><text:p text:style-name="P295"><text:span text:style-name="T365">OthelloGame</text:span></text:p><draw:enhanced-geometry svg:viewBox="0 0 1000 404" draw:text-areas="0 0 1000 404" draw:type="NonPrimitive" draw:enhanced-path="M 1000 404 L 1000 0 0 0 0 404 Z"/></draw:custom-shape></text:p>
      <text:p text:style-name="P157"><draw:connector text:anchor-type="paragraph" draw:z-index="14" draw:name="Forma6" draw:style-name="gr7" draw:text-style-name="P298" svg:x1="13.709cm" svg:y1="259.647cm" svg:x2="16.002cm" svg:y2="260.751cm" draw:start-shape="id7" draw:start-glue-point="2" draw:end-shape="id8" draw:end-glue-point="0" svg:d="M13709 259646v552h2293v552" svg:viewBox="0 0 2295 1106"><text:p/></draw:connector><draw:connector text:anchor-type="paragraph" draw:z-index="15" draw:name="Forma7" draw:style-name="gr7" draw:text-style-name="P298" draw:line-skew="-0.017cm" svg:x1="13.708cm" svg:y1="259.647cm" svg:x2="11.516cm" svg:y2="260.81cm" draw:start-shape="id7" draw:end-shape="id9" draw:end-glue-point="0" svg:d="M13708 259646v563h-2192v600" svg:viewBox="0 0 2194 1164"><text:p/></draw:connector></text:p>
      <text:p text:style-name="P157"/>
      <text:p text:style-name="P157"/>
      <text:p text:style-name="P156"/>
      <text:p text:style-name="P156">A clase <text:span text:style-name="T12">Board</text:span><text:span text:style-name="T9">Game</text:span> <text:s/><text:span text:style-name="T340">podería ser algo así:</text:span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63"><text:bookmark-start text:name="__DdeLink__1641_3657432355"/><text:soft-page-break/>public class <text:span text:style-name="T342">Board</text:span>Game {</text:p>
      <text:p text:style-name="P60"><text:s text:c="4"/><text:bookmark-start text:name="__DdeLink__1651_3657432355"/>pr<text:span text:style-name="T257">otected</text:span> Board board; <text:s text:c="5"/><text:span text:style-name="T125">// </text:span><text:span text:style-name="T142">Taboleiro</text:span></text:p>
      <text:p text:style-name="P60"><text:s text:c="4"/>pr<text:span text:style-name="T257">ortected</text:span> Player[] player; <text:s/><text:span text:style-name="T125">// </text:span><text:span text:style-name="T143">Xogadores</text:span></text:p>
      <text:p text:style-name="P60"><text:s text:c="4"/>pr<text:span text:style-name="T257">otected</text:span> int <text:s/><text:span text:style-name="T77">t</text:span>urn; <text:tab/><text:span text:style-name="T125">// </text:span><text:span text:style-name="T144">Q</text:span><text:span text:style-name="T125">uenda</text:span></text:p>
      <text:p text:style-name="P113"/>
      <text:p text:style-name="P182"><text:s text:c="4"/>/** <text:span text:style-name="T17">Constructor. </text:span>Crea o xogo para os xogadores indicados. <text:s text:c="2"/>*/</text:p>
      <text:p text:style-name="P60"><text:s text:c="4"/><text:span text:style-name="T17">public </text:span><text:span text:style-name="T33">Board</text:span><text:span text:style-name="T17">Game(Player p1, Player p2) {</text:span></text:p>
      <text:p text:style-name="P60"><text:s text:c="8"/>player=new Player[2]; <text:s text:c="3"/><text:tab/><text:span text:style-name="T125">// Creamos un Array de 2 players</text:span></text:p>
      <text:p text:style-name="P60"><text:s text:c="8"/>player[0]=p1; <text:s text:c="11"/><text:tab/> <text:s text:c="4"/><text:tab/><text:span text:style-name="T125">// player[0] e p1 referencian ao mesmo Player</text:span></text:p>
      <text:p text:style-name="P34"><text:s text:c="8"/><text:span text:style-name="T93">player[1]</text:span><text:span text:style-name="T94">=</text:span><text:span text:style-name="T93">p2;</text:span> <text:s text:c="16"/><text:tab/><text:span text:style-name="T123">// player[1] e p2 referencian ao mesmo Player</text:span></text:p>
      <text:p text:style-name="P60"><text:s text:c="4"/>}</text:p>
      <text:p text:style-name="P120"><text:s text:c="4"/></text:p>
      <text:p text:style-name="P182"><text:s text:c="3"/>/** Getter para o taboleiro <text:s text:c="2"/>*/</text:p>
      <text:p text:style-name="P74"><text:span text:style-name="T17"><text:s text:c="3"/>Board getBoard() </text:span>{ <text:tab/>return board; <text:s text:c="4"/>}</text:p>
      <text:p text:style-name="P120"><text:s text:c="4"/></text:p>
      <text:p text:style-name="P37"><text:span text:style-name="T123"><text:s text:c="4"/>/** Xogo: </text:span><text:span text:style-name="T234">Este método implementa o algoritmo principal de todos os xogos de tableiro</text:span><text:span text:style-name="T123"> <text:s text:c="3"/>*/</text:span></text:p>
      <text:p text:style-name="P60"><text:s text:c="4"/><text:span text:style-name="T17">public void runGame() {</text:span></text:p>
      <text:p text:style-name="P60"><text:s text:c="8"/><text:span text:style-name="T105">Move move</text:span>;</text:p>
      <text:p text:style-name="P60"><text:s text:c="8"/><text:span text:style-name="T81">Player winner;</text:span></text:p>
      <text:p text:style-name="P120"><text:s text:c="8"/></text:p>
      <text:p text:style-name="P268"><text:s text:c="8"/>// Os xogadores necesitan os datos do xogo para planificar a súa estratexia.</text:p>
      <text:p text:style-name="P71"><text:s text:c="8"/><text:span text:style-name="T77">p1.setGame(this);<text:tab/><text:tab/></text:span><text:span text:style-name="T145">// player[0] participa en este Game</text:span></text:p>
      <text:p text:style-name="P71"><text:s text:c="8"/><text:span text:style-name="T77">p2.setGame(this);<text:tab/><text:tab/></text:span><text:span text:style-name="T145">// player[1] participa en este Game</text:span></text:p>
      <text:p text:style-name="P72"><text:span text:style-name="T157"><text:s text:c="8"/></text:span><text:span text:style-name="T261">turn=</text:span><text:span text:style-name="T262">initGame();</text:span><text:span text:style-name="T145"> <text:s/><text:tab/><text:tab/>// Crea o taboleiro (Board), </text:span><text:span text:style-name="T146">sortea as cores</text:span><text:span text:style-name="T145"> e pon as pezas na posición inicial</text:span></text:p>
      <text:p text:style-name="P122"><text:s text:c="7"/></text:p>
      <text:p text:style-name="P76"><text:s text:c="8"/><text:span text:style-name="T280">// </text:span><text:span text:style-name="T281">Facer</text:span></text:p>
      <text:p text:style-name="P63"><text:s text:c="8"/>do { <text:s/></text:p>
      <text:p text:style-name="P60"><text:s text:c="11"/><text:tab/> try {</text:p>
      <text:p text:style-name="P60"><text:s text:c="16"/><text:tab/><text:span text:style-name="T105">move=</text:span>player[<text:span text:style-name="T78">tu</text:span>rn].doMovement(); <text:s/><text:tab/><text:span text:style-name="T125">// O xogador </text:span><text:span text:style-name="T147">que lle toca</text:span><text:span text:style-name="T125">, elixe </text:span><text:span text:style-name="T147">xogada</text:span></text:p>
      <text:p text:style-name="P60"><text:s text:c="16"/><text:tab/><text:span text:style-name="T79">doP</text:span>lay(<text:span text:style-name="T105">move</text:span>); <text:tab/><text:tab/><text:tab/><text:tab/><text:span text:style-name="T125">// Facemos a xogada</text:span></text:p>
      <text:p text:style-name="P60"><text:tab/> <text:s/><text:tab/><text:span text:style-name="T80">changeTurn();<text:tab/><text:tab/><text:tab/><text:tab/></text:span><text:span text:style-name="T148">// Cambio de turno</text:span></text:p>
      <text:p text:style-name="P60"><text:s text:c="11"/><text:tab/> } catch(Exception e) { <text:span text:style-name="T1"><text:s/><text:tab/><text:tab/><text:tab/></text:span></text:p>
      <text:p text:style-name="P62"><text:s text:c="16"/><text:tab/>System.out.println("Movemento “<text:span text:style-name="T105">+move+” e</text:span>rróneo: "+e.getMessage()); <text:s text:c="2"/><text:span text:style-name="T200">// </text:span><text:span text:style-name="T201">Xogada errónea</text:span></text:p>
      <text:p text:style-name="P60"><text:s text:c="11"/><text:tab/> }</text:p>
      <text:p text:style-name="P77"><text:s text:c="8"/>} while(!end<text:span text:style-name="T81">Game</text:span>());<text:span text:style-name="T17"> </text:span><text:s/><text:span text:style-name="T9"><text:s/></text:span><text:span text:style-name="T1"><text:s/></text:span><text:span text:style-name="T280">// Mentras non remate o xogo</text:span></text:p>
      <text:p text:style-name="P61"><text:s text:c="8"/><text:span text:style-name="T81">winner=getWinner();<text:tab/> </text:span><text:span text:style-name="T224"><text:s text:c="3"/></text:span><text:span text:style-name="T125">// Comprobamos o gañador</text:span></text:p>
      <text:p text:style-name="P61"><text:s text:c="8"/><text:span text:style-name="T81">if (winner==null) <text:s/></text:span><text:s/><text:tab/>System.out.println("<text:span text:style-name="T81">Tie</text:span> !!! <text:span text:style-name="T81">(Empate)</text:span>");</text:p>
      <text:p text:style-name="P60"><text:s text:c="8"/><text:span text:style-name="T81">else<text:tab/><text:tab/></text:span>System.out.println("<text:span text:style-name="T101">And the </text:span>Winner <text:span text:style-name="T101">Is....</text:span>"+<text:span text:style-name="T81">winner</text:span>+"!!!!");</text:p>
      <text:p text:style-name="P60"><text:s text:c="3"/>}</text:p>
      <text:p text:style-name="P113"/>
      <text:p text:style-name="P185"><text:s text:c="4"/>/** <text:s/>Cambia o turno <text:s text:c="2"/>*/</text:p>
      <text:p text:style-name="P204"><text:s text:c="4"/><text:span text:style-name="T17">public void changeTurn() { </text:span><text:tab/>turn=1-turn; <text:s text:c="4"/><text:span text:style-name="T17">}</text:span></text:p>
      <text:p text:style-name="P200"/>
      <text:p text:style-name="P214"><text:s text:c="4"/>// -----&gt; <text:s/>A partir de aquí non podo implementar os métodos, porque esta clase é demasiado xeral. </text:p>
      <text:p text:style-name="P199"/>
      <text:p text:style-name="P185"><text:s text:c="3"/>/** <text:span text:style-name="T102">Sortea as cores, crea o taboleiro (Board) e pon as pezas na posición inicial. </text:span><text:span text:style-name="T67">NON</text:span><text:span text:style-name="T68"> se pode </text:span><text:span text:style-name="T69">realizar</text:span><text:span text:style-name="T68">,</text:span></text:p>
      <text:p text:style-name="P185"><text:s text:c="9"/><text:span text:style-name="T103">xa que é específica de cada xogo. DEVOLVE o xogador que comeza o xogo (0 ou 1)</text:span></text:p>
      <text:p text:style-name="P185"><text:s text:c="3"/>*/</text:p>
      <text:p text:style-name="P89"><text:s text:c="3"/><text:span text:style-name="T102">protected int initGame() {</text:span></text:p>
      <text:p text:style-name="P75"><text:tab/><text:span text:style-name="T104">throw new UnsupportedOperationException("I don’t know how create and initialize the board");</text:span></text:p>
      <text:p text:style-name="P75"><text:s text:c="3"/><text:span text:style-name="T102">}</text:span></text:p>
      <text:p text:style-name="P113"/>
      <text:p text:style-name="P182"><text:s text:c="3"/>/** <text:span text:style-name="T108">Realiza o movemento, si e correcto. En caso contrario lanza unha excepción </text:span><text:s text:c="3"/>*/</text:p>
      <text:p text:style-name="P86"><text:s text:c="3"/><text:span text:style-name="T82">public void doPlay(Move move) throws Exception {</text:span></text:p>
      <text:p text:style-name="P234"><text:tab/>throw new UnsupportedOperationException("I don’t know the rule’s game");</text:p>
      <text:p text:style-name="P60"><text:s text:c="3"/><text:span text:style-name="T22">}</text:span></text:p>
      <text:p text:style-name="P113"/>
      <text:p text:style-name="P35"><text:s text:c="3"/><text:span text:style-name="T123">/** </text:span><text:span text:style-name="T225">Realiza o movemento, si e correcto. En caso contrario lanza unha excepción</text:span><text:span text:style-name="T123"> <text:s text:c="2"/>*/</text:span></text:p>
      <text:p text:style-name="P86"><text:s text:c="3"/><text:span text:style-name="T107">public boolean endGame() {</text:span></text:p>
      <text:p text:style-name="P234"><text:tab/>throw new UnsupportedOperationException("I don’t know the rule’s game");</text:p>
      <text:p text:style-name="P86"><text:s text:c="3"/><text:span text:style-name="T107">}</text:span></text:p>
      <text:p text:style-name="P125"/>
      <text:p text:style-name="P183"><text:s text:c="3"/>/** <text:s/><text:span text:style-name="T109">Determina quen foi o gañador</text:span> <text:s text:c="2"/>*/</text:p>
      <text:p text:style-name="P86"><text:s text:c="3"/><text:span text:style-name="T107">public Player getWinner() {</text:span></text:p>
      <text:p text:style-name="P234"><text:tab/>throw new UnsupportedOperationException("I don’t know the rule’s game");</text:p>
      <text:p text:style-name="P86"><text:s text:c="3"/><text:span text:style-name="T107">}</text:span><text:bookmark-end text:name="__DdeLink__1651_3657432355"/></text:p>
      <text:p text:style-name="P165">}<text:bookmark-end text:name="__DdeLink__1641_3657432355"/></text:p>
      <text:p text:style-name="P142"><text:soft-page-break/>O xogo do <text:span text:style-name="T9">Othello</text:span> quedaría:</text:p>
      <text:p text:style-name="P117"/>
      <text:p text:style-name="P164">public class <text:span text:style-name="T110">Othello extends Board</text:span>Game {</text:p>
      <text:p text:style-name="P64"><text:s/><text:bookmark-start text:name="__DdeLink__1654_3657432355"/><text:s text:c="3"/><text:span text:style-name="T115">Piece[] pieces;<text:tab/><text:tab/><text:tab/></text:span><text:span text:style-name="T226">// No Othello xogamos con 2 fichas. Unha negra e outra branca...</text:span></text:p>
      <text:p text:style-name="P252"/>
      <text:p text:style-name="P40"><text:span text:style-name="T123"><text:s text:c="4"/></text:span><text:span text:style-name="T98">public </text:span><text:span text:style-name="T100">Othello</text:span><text:span text:style-name="T98">(Player p1, Player p2) { </text:span><text:span text:style-name="T93"><text:tab/></text:span><text:span text:style-name="T110">super</text:span><text:span text:style-name="T97">(p1,p2); </text:span><text:span text:style-name="T93">} <text:s/></text:span><text:span text:style-name="T123">// </text:span><text:span text:style-name="T238">CONSTRUCTOR: Chama ao constructor da clase pai</text:span></text:p>
      <text:p text:style-name="P245"/>
      <text:p text:style-name="P39"><text:span text:style-name="T234"><text:s text:c="3"/></text:span><text:span text:style-name="T17"><text:s text:c="2"/></text:span><text:span text:style-name="T111">@Override</text:span></text:p>
      <text:p text:style-name="P40"><text:s text:c="3"/><text:span text:style-name="T93"><text:s text:c="2"/></text:span><text:span text:style-name="T99">public void changeTurn() { <text:s/></text:span><text:span text:style-name="T234">// Cambia o turno – </text:span><text:span text:style-name="T239">S</text:span><text:span text:style-name="T234">obrepoñ</text:span><text:span text:style-name="T239">o</text:span><text:span text:style-name="T234"> </text:span><text:span text:style-name="T239">o</text:span><text:span text:style-name="T234"> método porque non sempre se cambia de turno</text:span></text:p>
      <text:p text:style-name="P78"><text:s text:c="9"/>if (<text:span text:style-name="T244">canPlay(player[1-</text:span><text:span text:style-name="T252">turn</text:span><text:span text:style-name="T244">])</text:span>) <text:span text:style-name="T256">turn</text:span>=1-<text:span text:style-name="T256">turn</text:span>; <text:s text:c="2"/><text:span text:style-name="T125">// </text:span><text:span text:style-name="T169">Cambio de turno so si o xogador ao que lle vai tocar pode xogar</text:span></text:p>
      <text:p text:style-name="P90"><text:s text:c="5"/><text:span text:style-name="T106">}</text:span></text:p>
      <text:p text:style-name="P267"/>
      <text:p text:style-name="P36"><text:span text:style-name="T123"><text:s text:c="3"/></text:span><text:span text:style-name="T264">@Override</text:span></text:p>
      <text:p text:style-name="P92"><text:s text:c="3"/><text:span text:style-name="T102">protected int initGame() { <text:s/></text:span><text:span text:style-name="T183">// </text:span><text:span text:style-name="T198">Sortea as cores, crea o taboleiro (Board) e pon as pezas na posición inicial.</text:span></text:p>
      <text:p text:style-name="P64"><text:s text:c="6"/><text:span text:style-name="T117">int color;</text:span></text:p>
      <text:p text:style-name="P64"><text:s text:c="6"/>Random r=new Random();</text:p>
      <text:p text:style-name="P114"/>
      <text:p text:style-name="P64"><text:s text:c="6"/>r.setSeed(System.currentTimeMillis()); <text:span text:style-name="T1"><text:s/></text:span><text:span text:style-name="T125">// Usamos os milisegundos como semilla para o número ao azar</text:span></text:p>
      <text:p text:style-name="P73"><text:span text:style-name="T4"><text:s/></text:span><text:span text:style-name="T117"><text:s text:c="5"/>color=r.nextInt(2);<text:tab/></text:span><text:span text:style-name="T4"> <text:s text:c="4"/></text:span><text:span text:style-name="T151">// Número ao azar : 0 ou 1</text:span></text:p>
      <text:p text:style-name="P64"><text:span text:style-name="T115"><text:s text:c="6"/>board=new Board(8,8); <text:s text:c="3"/></text:span><text:span text:style-name="T226"><text:s/></text:span><text:span text:style-name="T149">// tab</text:span><text:span text:style-name="T170">o</text:span><text:span text:style-name="T149">leiro de 8x8</text:span></text:p>
      <text:p text:style-name="P64"><text:span text:style-name="T115"><text:s text:c="6"/>pieces=new Piece[2]; <text:s text:c="5"/></text:span><text:span text:style-name="T226"><text:s text:c="2"/></text:span><text:span text:style-name="T149">// </text:span><text:span text:style-name="T150">P</text:span><text:span text:style-name="T149">odemos repetir a referencia en varias celas. </text:span><text:span text:style-name="T150">Una peza pode estar en varias celas</text:span></text:p>
      <text:p text:style-name="P64"><text:s text:c="6"/><text:span text:style-name="T116">pieces[0]=new Piece(“Brancas”,”+”,1);<text:tab/></text:span></text:p>
      <text:p text:style-name="P64"><text:s text:c="6"/><text:span text:style-name="T116">pieces[1]=new Piece(“Negras”,“-”,2); <text:s/></text:span></text:p>
      <text:p text:style-name="P64"><text:span text:style-name="T116"><text:s text:c="6"/>player[0].setPieceId(color);<text:tab/></text:span><text:span text:style-name="T150">// O xogador 0 pode levar “Brancas” (pieces[0] ) ou “Negras” (pieces[1])</text:span></text:p>
      <text:p text:style-name="P64"><text:span text:style-name="T117"><text:s text:c="6"/>player[1].setPieceId(1-color); <text:s/></text:span><text:span text:style-name="T227"><text:s/></text:span><text:span text:style-name="T151">// O xogador 1 leva o contrario que o xogador 0</text:span></text:p>
      <text:p text:style-name="P64"><text:s text:c="6"/>board.put(3,3,<text:span text:style-name="T119">pieces[0]</text:span>); <text:span text:style-name="T125"><text:s/>// </text:span><text:span text:style-name="T152">Branca</text:span></text:p>
      <text:p text:style-name="P64"><text:s text:c="6"/>board.put(4,4,<text:span text:style-name="T119">pieces[0]</text:span>); <text:span text:style-name="T123"><text:s/></text:span><text:span text:style-name="T125">// </text:span><text:span text:style-name="T152">Branca</text:span></text:p>
      <text:p text:style-name="P64"><text:s text:c="6"/>board.put(3,4,<text:span text:style-name="T119">pieces[1]</text:span>); <text:s/><text:span text:style-name="T125">// </text:span><text:span text:style-name="T152">Negra</text:span></text:p>
      <text:p text:style-name="P64"><text:s text:c="6"/>board.put(4,3,<text:span text:style-name="T119">pieces[1]</text:span>); <text:span text:style-name="T1"><text:s/></text:span><text:span text:style-name="T125">// </text:span><text:span text:style-name="T152">Negra</text:span><text:span text:style-name="T125"> </text:span></text:p>
      <text:p text:style-name="P64"><text:s text:c="6"/><text:span text:style-name="T118">return (1-color);<text:tab/> <text:s text:c="3"/></text:span><text:span text:style-name="T228"><text:s/></text:span><text:span text:style-name="T153">// Si color é 0, as negras as leva player[1] e viceversa</text:span></text:p>
      <text:p text:style-name="P64"><text:s text:c="3"/><text:span text:style-name="T102">}</text:span></text:p>
      <text:p text:style-name="P114"/>
      <text:p text:style-name="P184"><text:s text:c="3"/><text:span text:style-name="T264">@Override</text:span></text:p>
      <text:p text:style-name="P91"><text:s text:c="3"/><text:span text:style-name="T82">public void doPlay(Move move) throws Exception { <text:s/></text:span><text:span text:style-name="T183">// </text:span><text:span text:style-name="T197">Realiza o movemento lanza</text:span><text:span text:style-name="T196">ndo</text:span><text:span text:style-name="T197"> unha excepción </text:span><text:span text:style-name="T196">si é incorr.</text:span></text:p>
      <text:p text:style-name="P184"><text:s text:c="8"/>// <text:span text:style-name="T120">reverse gardará as fichas que gaña o movemento nas distintas direccións:</text:span></text:p>
      <text:p text:style-name="P184"><text:s text:c="8"/>// Arriba, Abaixo, Esquerda, Dereita, ArribaEsquerda, AbaixoEsquerda, ArribaDereita, AbaixoDereita</text:p>
      <text:p text:style-name="P64"><text:s text:c="8"/>int[] reverse={0,0,0,0,0,0,0,0};</text:p>
      <text:p text:style-name="P64"><text:s text:c="8"/>int total;<text:tab/><text:tab/><text:tab/><text:tab/><text:tab/><text:span text:style-name="T125">// </text:span><text:span text:style-name="T154">Total de fichas que se gañan co movemento</text:span></text:p>
      <text:p text:style-name="P201"><text:span text:style-name="T120"><text:s text:c="8"/>PositionMove pm=(PositionMove) move;<text:tab/></text:span><text:span text:style-name="T154">// Neste xogo os movementos son PositionMove</text:span></text:p>
      <text:p text:style-name="P64"><text:s text:c="8"/>int <text:span text:style-name="T121">pieceId</text:span>=player[<text:span text:style-name="T121">t</text:span>urn].get<text:span text:style-name="T121">PieceId</text:span>(); <text:s/><text:tab/><text:tab/><text:span text:style-name="T125">// </text:span><text:span text:style-name="T155">Recuperamos a peza que ten o xogador</text:span></text:p>
      <text:p text:style-name="P283"/>
      <text:p text:style-name="P67"><text:span text:style-name="T253"><text:s text:c="8"/></text:span><text:span text:style-name="T155">// Contamos cantas fichas gaña o movemento en en qué direccións</text:span></text:p>
      <text:p text:style-name="P64"><text:s text:c="8"/>total=<text:span text:style-name="T245">countPlay(player[</text:span><text:span text:style-name="T246">turn</text:span><text:span text:style-name="T245">],</text:span><text:span text:style-name="T247">p</text:span><text:span text:style-name="T248">m.position</text:span><text:span text:style-name="T245">,reverse);</text:span></text:p>
      <text:p text:style-name="P64"><text:s text:c="8"/>if (total==0) throw new Exception("Illegal Position");<text:span text:style-name="T1"> </text:span><text:span text:style-name="T125">// Non se </text:span><text:span text:style-name="T155">gaña</text:span><text:span text:style-name="T125"> ninguha ficha. </text:span><text:span text:style-name="T155">Movemento ERRÓNEO</text:span></text:p>
      <text:p text:style-name="P269"><text:s text:c="8"/>// Board lanza unha Exception si a posición está fora do tableiro ou está ocupada</text:p>
      <text:p text:style-name="P65"><text:s text:c="8"/>board.put(<text:span text:style-name="T259">pm.position</text:span>,<text:span text:style-name="T122">pieces[pieceId]</text:span>); <text:span text:style-name="T125"><text:s/>// </text:span><text:span text:style-name="T171">Poñemos a Piece do xogador en pm.position (posición do Move)</text:span></text:p>
      <text:p text:style-name="P64"><text:s text:c="8"/><text:span text:style-name="T245">reverseAll(</text:span><text:span text:style-name="T249">pm.position</text:span><text:span text:style-name="T245">,</text:span><text:span text:style-name="T251">pieces[</text:span><text:span text:style-name="T246">pieceId</text:span><text:span text:style-name="T251">]</text:span><text:span text:style-name="T245">,reverse);</text:span><text:span text:style-name="T123"> /</text:span><text:span text:style-name="T125">/ Damos a volta as fichas</text:span></text:p>
      <text:p text:style-name="P64"><text:s text:c="3"/><text:span text:style-name="T22">}</text:span></text:p>
      <text:p text:style-name="P126"/>
      <text:p text:style-name="P206"><text:s text:c="2"/><text:span text:style-name="T343">@Override</text:span></text:p>
      <text:p text:style-name="P91"><text:s text:c="3"/><text:span text:style-name="T107">public boolean endGame() { <text:s/></text:span><text:span text:style-name="T183"><text:s/>// </text:span><text:span text:style-name="T196">D</text:span><text:span text:style-name="T195">evolve True si finaliza o xogo, se non devolve false</text:span></text:p>
      <text:p text:style-name="P79"><text:span text:style-name="T104"><text:s text:c="9"/></text:span>return (!<text:span text:style-name="T244">canPlay(player[0]</text:span>) &amp;&amp; !<text:span text:style-name="T244">canPlay(player[1]</text:span>)); <text:span text:style-name="T229">// true si ningun xogador </text:span><text:span text:style-name="T237">pode xogar</text:span><text:span text:style-name="T229"> (o xogo finaliza)</text:span></text:p>
      <text:p text:style-name="P87"><text:s text:c="3"/><text:span text:style-name="T107">}</text:span></text:p>
      <text:p text:style-name="P126"/>
      <text:p text:style-name="P184"><text:s text:c="2"/><text:span text:style-name="T260"><text:s/></text:span><text:span text:style-name="T263">@Override</text:span></text:p>
      <text:p text:style-name="P91"><text:s text:c="3"/><text:span text:style-name="T107">public Player getWinner() { <text:s/></text:span><text:span text:style-name="T183"><text:s/>// </text:span><text:span text:style-name="T194">Determina quen foi o gañador: 0 empate, 1 xogador 1, 2 xogador 2</text:span></text:p>
      <text:p text:style-name="P64"><text:tab/><text:span text:style-name="T257">Piece piece0=pieces[player[0].getPieceId()];</text:span></text:p>
      <text:p text:style-name="P66"><text:tab/><text:span text:style-name="T257">Piece piece1=pieces[player[1].getPieceId()];</text:span></text:p>
      <text:p text:style-name="P66"><text:s text:c="14"/><text:span text:style-name="T258">int total0=board.count(piece0);</text:span></text:p>
      <text:p text:style-name="P66"><text:s text:c="14"/><text:span text:style-name="T258">int total1=board.count(piece1);</text:span></text:p>
      <text:p text:style-name="P235"><text:tab/>if (total0 == total1) return null;</text:p>
      <text:p text:style-name="P64"><text:s text:c="14"/><text:span text:style-name="T258">if (total0 &gt; total1) return player[0];</text:span></text:p>
      <text:p text:style-name="P64"><text:s text:c="14"/><text:span text:style-name="T258">return player[1];</text:span></text:p>
      <text:p text:style-name="P87"><text:s text:c="3"/><text:span text:style-name="T107">}</text:span></text:p>
      <text:p text:style-name="P87"/>
      <text:p text:style-name="P87"/>
      <text:p text:style-name="P215"><text:soft-page-break/><text:s text:c="4"/>//--- ---<text:span text:style-name="T344">&gt; Métodos auxiliares: Non forman parte xeral dos BoardGame, son funcións necesarias para </text:span></text:p>
      <text:p text:style-name="P215"><text:s text:c="4"/>// <text:span text:style-name="T344">resolver os algoritmos anteriores (estan arriba en vermello).</text:span></text:p>
      <text:p text:style-name="P126"/>
      <text:p text:style-name="P69"><text:span text:style-name="T123"><text:s text:c="5"/></text:span><text:span text:style-name="T125">//** Conta o número de fichas que revolve a xogada en r,c</text:span></text:p>
      <text:p text:style-name="P202"><text:s text:c="4"/><text:span text:style-name="T250">private </text:span><text:span text:style-name="T17">int countPlay(Player player, Position p,int[] rev) throws Exception {</text:span></text:p>
      <text:p text:style-name="P202"><text:s text:c="8"/>int total;</text:p>
      <text:p text:style-name="P202"><text:s text:c="8"/>int <text:span text:style-name="T266">pieceId</text:span>=player.get<text:span text:style-name="T266">PieceId(</text:span>);</text:p>
      <text:p text:style-name="P202"><text:s text:c="8"/>if (rev==null) rev=new int[8]; <text:s/><text:span text:style-name="T125">// Si rev é null, creo o array...</text:span></text:p>
      <text:p text:style-name="P207"><text:s text:c="7"/></text:p>
      <text:p text:style-name="P202"><text:s text:c="8"/>total=rev[0]=<text:span text:style-name="T244">test(p,</text:span><text:span text:style-name="T254">pieces[pieceId]</text:span><text:span text:style-name="T244">,-1,0); </text:span><text:tab/><text:span text:style-name="T125">// Up</text:span></text:p>
      <text:p text:style-name="P203"><text:s text:c="8"/>total+=(rev[1]=<text:span text:style-name="T244">test(p,</text:span><text:span text:style-name="T254">pieces[pieceId]</text:span><text:span text:style-name="T244">,1,0));</text:span> <text:tab/><text:span text:style-name="T125">// Down</text:span></text:p>
      <text:p text:style-name="P203"><text:s text:c="8"/>total+=(rev[2]=<text:span text:style-name="T244">test(p,</text:span><text:span text:style-name="T254">pieces[pieceId]</text:span><text:span text:style-name="T244">,0,-1));</text:span> <text:tab/><text:span text:style-name="T125">// Left</text:span></text:p>
      <text:p text:style-name="P203"><text:s text:c="8"/>total+=(rev[3]=<text:span text:style-name="T244">test(p,</text:span><text:span text:style-name="T254">pieces[pieceId]</text:span><text:span text:style-name="T244">,0,1)); </text:span><text:tab/><text:span text:style-name="T125">// Right</text:span></text:p>
      <text:p text:style-name="P203"><text:s text:c="8"/>total+=(rev[4]=<text:span text:style-name="T244">test(p,</text:span><text:span text:style-name="T254">pieces[pieceId]</text:span><text:span text:style-name="T244">,-1,-1));</text:span> <text:tab/><text:span text:style-name="T125">// UpLeft</text:span></text:p>
      <text:p text:style-name="P203"><text:s text:c="8"/>total+=(rev[5]=<text:span text:style-name="T244">test(p,</text:span><text:span text:style-name="T254">pieces[pieceId]</text:span><text:span text:style-name="T244">,1,-1)); </text:span><text:tab/><text:span text:style-name="T125">// DownLeft</text:span></text:p>
      <text:p text:style-name="P203"><text:s text:c="8"/>total+=(rev[6]=<text:span text:style-name="T244">test(p,</text:span><text:span text:style-name="T254">pieces[pieceId]</text:span><text:span text:style-name="T244">,-1,1)); </text:span><text:tab/><text:span text:style-name="T125">// UpRight</text:span></text:p>
      <text:p text:style-name="P203"><text:s text:c="8"/>total+=(rev[7]=<text:span text:style-name="T244">test(p,</text:span><text:span text:style-name="T254">pieces[pieceId]</text:span><text:span text:style-name="T244">,1,1));</text:span> <text:tab/><text:span text:style-name="T125">// DownRight</text:span> <text:s/></text:p>
      <text:p text:style-name="P202"><text:s text:c="8"/>return total;</text:p>
      <text:p text:style-name="P202"><text:s text:c="4"/><text:span text:style-name="T17">}</text:span></text:p>
      <text:p text:style-name="P208"/>
      <text:p text:style-name="P68"><text:span text:style-name="T123"><text:s text:c="5"/></text:span><text:span text:style-name="T125">// ** Indica si o xogador p ten algunha xogada posible. </text:span><text:span text:style-name="T156">D</text:span><text:span text:style-name="T125">evolve true si o xogador p pode xogar..</text:span></text:p>
      <text:p text:style-name="P38"><text:span text:style-name="T123"><text:s text:c="5"/>// </text:span><text:span text:style-name="T230">So accesible dende o mesmo paquete </text:span><text:span text:style-name="T232">(friendly) </text:span><text:span text:style-name="T231">xa que </text:span><text:span text:style-name="T230">a necesitan os xogadores para a súa estratexia...</text:span></text:p>
      <text:p text:style-name="P64"><text:span text:style-name="T245"><text:s text:c="5"/></text:span><text:span text:style-name="T17">boolean canPlay(Player player) {</text:span></text:p>
      <text:p text:style-name="P64"><text:s text:c="8"/>Position pos;</text:p>
      <text:p text:style-name="P121"><text:s text:c="8"/></text:p>
      <text:p text:style-name="P64"><text:s text:c="8"/>try { </text:p>
      <text:p text:style-name="P64"><text:s text:c="12"/><text:span text:style-name="T125">// board.get pode lanzar excepcións, eu sei que non se lanzan porque as coordenadas están entre 0 e 8</text:span></text:p>
      <text:p text:style-name="P64"><text:s text:c="12"/>for(int r=0;r&lt;8;r++)</text:p>
      <text:p text:style-name="P64"><text:s text:c="16"/>for(int c=0;c&lt;8;c++) {</text:p>
      <text:p text:style-name="P64"><text:s text:c="20"/><text:span text:style-name="T125">// countPlay conta as fichas volteadas a partir da posición r,c</text:span></text:p>
      <text:p text:style-name="P64"><text:s text:c="20"/>pos=new Position(r,c);</text:p>
      <text:p text:style-name="P64"><text:s text:c="20"/>if ((<text:span text:style-name="T244">countPlay(player,pos,null)</text:span>&gt;0)&amp;&amp;(board.get(r,c)==<text:span text:style-name="T271">null</text:span>)) return true;</text:p>
      <text:p text:style-name="P64"><text:s text:c="16"/>}</text:p>
      <text:p text:style-name="P64"><text:s text:c="8"/>} catch(Exception e) {<text:span text:style-name="T345">}</text:span><text:span text:style-name="T125"> <text:s/></text:span><text:span text:style-name="T172"><text:s/></text:span><text:span text:style-name="T125">// Non fago nada. Nunca se vai a producir a excepción</text:span></text:p>
      <text:p text:style-name="P64"><text:s text:c="8"/>return false;</text:p>
      <text:p text:style-name="P87"><text:s text:c="4"/>}</text:p>
      <text:p text:style-name="P126"/>
      <text:p text:style-name="P184"><text:s text:c="4"/>// <text:span text:style-name="T269">Pon ao valor Piece as celas indicadas pola táboa reverse </text:span></text:p>
      <text:p text:style-name="P87"><text:span text:style-name="T244"><text:s text:c="4"/>private </text:span>void reverseAll(Position p, <text:span text:style-name="T268">Piece piece</text:span>, int[] reverse) throws Exception {</text:p>
      <text:p text:style-name="P64"><text:s text:c="8"/><text:span text:style-name="T244">reverse(p,</text:span><text:span text:style-name="T255">piece</text:span><text:span text:style-name="T244">,-1,0,reverse[0]); </text:span><text:tab/><text:span text:style-name="T125">// Up</text:span></text:p>
      <text:p text:style-name="P64"><text:s text:c="5"/><text:span text:style-name="T244"><text:s text:c="3"/>reverse(p,</text:span><text:span text:style-name="T255">piece</text:span><text:span text:style-name="T244">,1,0,reverse[1]); </text:span><text:tab/><text:span text:style-name="T125">// Down</text:span></text:p>
      <text:p text:style-name="P64"><text:s text:c="8"/><text:span text:style-name="T244">reverse(p,</text:span><text:span text:style-name="T255">piece</text:span><text:span text:style-name="T244">,0,-1,reverse[2]);</text:span><text:tab/><text:span text:style-name="T125">// Left</text:span></text:p>
      <text:p text:style-name="P64"><text:s text:c="6"/><text:span text:style-name="T244"><text:s text:c="2"/>reverse(p,</text:span><text:span text:style-name="T255">piece</text:span><text:span text:style-name="T244">,0,1,reverse[3]); </text:span><text:tab/><text:span text:style-name="T125">// Right</text:span></text:p>
      <text:p text:style-name="P64"><text:s text:c="7"/><text:span text:style-name="T244"><text:s/>reverse(p,</text:span><text:span text:style-name="T255">piece</text:span><text:span text:style-name="T244">,-1,-1,reverse[4]);</text:span> <text:tab/><text:span text:style-name="T125">// LeftTop</text:span></text:p>
      <text:p text:style-name="P64"><text:s text:c="8"/><text:span text:style-name="T244">reverse(p,</text:span><text:span text:style-name="T255">piece</text:span><text:span text:style-name="T244">,1,-1,reverse[5]); </text:span><text:tab/><text:span text:style-name="T125">// LeftBottom</text:span></text:p>
      <text:p text:style-name="P64"><text:s text:c="8"/><text:span text:style-name="T244">reverse(p,</text:span><text:span text:style-name="T255">piece</text:span><text:span text:style-name="T244">,-1,1,reverse[6]); </text:span><text:tab/><text:span text:style-name="T125">// RightTop</text:span></text:p>
      <text:p text:style-name="P64"><text:s text:c="7"/><text:span text:style-name="T244"><text:s/>reverse(p,</text:span><text:span text:style-name="T255">piece</text:span><text:span text:style-name="T244">,1,1,reverse[7]); </text:span><text:tab/><text:span text:style-name="T125">// RigthBottom</text:span></text:p>
      <text:p text:style-name="P87"><text:s text:c="4"/>}</text:p>
      <text:p text:style-name="P126"/>
      <text:p text:style-name="P94"><text:s text:c="4"/>private void reverse(Position p, <text:span text:style-name="T270">Piece piece</text:span>, int drow, int dcolumn,int nrev) throws Exception {</text:p>
      <text:p text:style-name="P85"><text:s text:c="8"/>int row, <text:s/>column;</text:p>
      <text:p text:style-name="P85"><text:s text:c="8"/><text:span text:style-name="T270">Piece</text:span> curren<text:span text:style-name="T270">Piece</text:span>;</text:p>
      <text:p text:style-name="P121"><text:s text:c="8"/></text:p>
      <text:p text:style-name="P85"><text:s text:c="8"/>row=p.getRow()+drow;</text:p>
      <text:p text:style-name="P85"><text:s text:c="8"/>column=p.getColumn()+dcolumn;</text:p>
      <text:p text:style-name="P85"><text:s text:c="8"/>while(nrev&gt;0) {</text:p>
      <text:p text:style-name="P85"><text:s text:c="12"/>current<text:span text:style-name="T270">Piece</text:span>=board.get(row,column);</text:p>
      <text:p text:style-name="P189"><text:s text:c="12"/>// <text:span text:style-name="T270">Si non temos ficha ou é igual que a actual, e un erro</text:span></text:p>
      <text:p text:style-name="P85"><text:s text:c="12"/>if ((current<text:span text:style-name="T270">Piece</text:span>==<text:span text:style-name="T270">null</text:span>)||(<text:span text:style-name="T270">piece.equals(</text:span>current<text:span text:style-name="T270">Piece)</text:span>)) throw new Exception("Error reversing");</text:p>
      <text:p text:style-name="P85"><text:s text:c="12"/>board.set(row,column,<text:span text:style-name="T270">piece</text:span>);</text:p>
      <text:p text:style-name="P85"><text:s text:c="12"/>row+=drow;</text:p>
      <text:p text:style-name="P85"><text:s text:c="12"/>column+=dcolumn;</text:p>
      <text:p text:style-name="P85"><text:s text:c="12"/>nrev--;</text:p>
      <text:p text:style-name="P85"><text:s text:c="8"/>}</text:p>
      <text:p text:style-name="P94"><text:s text:c="4"/>}</text:p>
      <text:p text:style-name="P88"><text:soft-page-break/><text:s text:c="2"/><text:span text:style-name="T123"><text:s/>/* </text:span><text:span text:style-name="T190">comproba que se pode poñer a Piece </text:span><text:span text:style-name="T191">piece</text:span><text:span text:style-name="T190"> na Position </text:span><text:span text:style-name="T191">pos</text:span><text:span text:style-name="T190">. Devolve <text:s/>o número de fichas </text:span></text:p>
      <text:p text:style-name="P88"><text:span text:style-name="T190"><text:s text:c="6"/>que se gañan </text:span><text:span text:style-name="T191">movendose na dirección indicada por drow e dcolumn </text:span></text:p>
      <text:p text:style-name="P270"><text:s text:c="3"/>*/</text:p>
      <text:p text:style-name="P87"><text:s text:c="3"/><text:span text:style-name="T244">private</text:span> int test(Position p<text:span text:style-name="T265">os</text:span>,<text:span text:style-name="T265">Piece piece</text:span>,int drow,int dcolumn) {</text:p>
      <text:p text:style-name="P64"><text:s text:c="8"/>int r=p.getRow()+drow; <text:tab/><text:tab/><text:span text:style-name="T123">// Comezamos na posición seguinte a que miramos</text:span></text:p>
      <text:p text:style-name="P64"><text:s text:c="8"/>int c=p.getColumn()+dcolumn;</text:p>
      <text:p text:style-name="P64"><text:s text:c="8"/><text:span text:style-name="T267">Piece</text:span> <text:span text:style-name="T267">boardP</text:span>iece;</text:p>
      <text:p text:style-name="P64"><text:s text:c="8"/>int cta=0;</text:p>
      <text:p text:style-name="P64"><text:s text:c="16"/></text:p>
      <text:p text:style-name="P64"><text:s text:c="8"/>try {</text:p>
      <text:p text:style-name="P64"><text:s text:c="12"/><text:span text:style-name="T267">boardP</text:span>iece=board.get(r,c);<text:tab/><text:tab/><text:span text:style-name="T123">// </text:span><text:span text:style-name="T233">Recuperamos a Piece do taboleiro</text:span></text:p>
      <text:p text:style-name="P64"><text:s text:c="12"/>while(!piece.<text:span text:style-name="T267">equals(boardPiece)</text:span>) { <text:s text:c="2"/><text:span text:style-name="T123">// </text:span><text:span text:style-name="T233">Mentras non sexa igual que a Piece que estamos poñendo....</text:span></text:p>
      <text:p text:style-name="P64"><text:s text:c="16"/>if (<text:span text:style-name="T267">boardP</text:span>iece==<text:span text:style-name="T267">null</text:span>) throw new Exception("Void Cell"); </text:p>
      <text:p text:style-name="P64"><text:s text:c="16"/>cta++;<text:tab/><text:tab/><text:tab/><text:tab/><text:span text:style-name="T123">// </text:span><text:span text:style-name="T233">Contamos</text:span></text:p>
      <text:p text:style-name="P64"><text:s text:c="16"/>r+=drow; <text:tab/><text:tab/><text:tab/><text:span text:style-name="T123">// </text:span><text:span text:style-name="T233">Avanzamos na dirección indicada</text:span></text:p>
      <text:p text:style-name="P64"><text:s text:c="16"/>c+=dcolumn;</text:p>
      <text:p text:style-name="P70"><text:s text:c="16"/><text:span text:style-name="T267">boardP</text:span>iece=board.get(r,c);<text:tab/><text:span text:style-name="T123">// </text:span><text:span text:style-name="T233">Recuperamos a Piece do taboleiro</text:span></text:p>
      <text:p text:style-name="P64"><text:s text:c="12"/>}</text:p>
      <text:p text:style-name="P64"><text:s text:c="8"/>} catch(Exception e) { // Fora do tableiro ou celda vacía...</text:p>
      <text:p text:style-name="P64"><text:s text:c="12"/>cta=0; // Non se reviran fichas</text:p>
      <text:p text:style-name="P64"><text:s text:c="8"/>}</text:p>
      <text:p text:style-name="P64"><text:s text:c="8"/>return cta;</text:p>
      <text:p text:style-name="P87"><text:s text:c="4"/>}<text:bookmark-end text:name="__DdeLink__1654_3657432355"/></text:p>
      <text:p text:style-name="P166">}</text:p>
      <text:p text:style-name="P143"/>
      <text:p text:style-name="P144">Si quixeramos programar outro xogo, por exemplo o 4 en raia, bastaría heredar de <text:span text:style-name="T13">Board</text:span><text:span text:style-name="T9">Game</text:span> e facer os métodos <text:span text:style-name="T1"><text:s/>initGame</text:span>, <text:span text:style-name="T1">doPlay,</text:span> <text:span text:style-name="T1">endGame</text:span> e <text:span text:style-name="T1">getWinner</text:span> e <text:span text:style-name="T346">implementar unha clases Player que siga unha estratexia para elexir xogadas si queremos xogar contra o ordenador.</text:span></text:p>
      <text:p text:style-name="P151">Tamén podemos sobrepoñer calqueira dos outros métodos para adaptar o funcionamento da clase ao xogo que estemos a crear.</text:p>
      <text:p text:style-name="P144"/>
      <text:p text:style-name="P146">Se adxunta un proxecto <text:span text:style-name="T1">NetBeans</text:span> coa implementación dos dous xogos seguindo este esquema, <text:span text:style-name="T347">o Othell e o catro en raia</text:span>. As clases princi<text:span text:style-name="T347">p</text:span>ais son <text:span text:style-name="T9">RunOthello</text:span> e <text:span text:style-name="T9">RunConnectFour</text:span> respectivamente. O Catro en Raia dispon de dous xogadores “automaticos” con estratexias simples. No Otello se implementan os xogadores aquí descritos. <text:span text:style-name="T348">As clases “xenéricas” se puxeron no package “boardgames”, <text:s/>o Othello se atopa no package “Othello” eo catro en raia no package “ConnectFour”, deste xeito se aprecia mellor a estructura destas aplicacións.</text:span></text:p>
      <text:p text:style-name="P145"/>
      <text:p text:style-name="P221">Minesweeper</text:p>
      <text:p text:style-name="P3">O minesweeper (buscaminas) é un <text:span text:style-name="T17">xogo de taboleiro</text:span> de un único <text:span text:style-name="T17">xogador</text:span> (<text:span text:style-name="T1">solitario</text:span>). Inicialmente o taboleiro está composto de <text:span text:style-name="T17">NxN celas</text:span> e <text:span text:style-name="T17">M bombas </text:span><text:span text:style-name="T56">repartidas</text:span> aleatoriamente. Cada cela sen bomba indica o número de bombas que teñen ao seu redor.</text:p>
      <text:p text:style-name="P7">Inicialmente se amosa o taboleiro con todas as celas ocultas, e se irán descubrindo segundo se van realizando xogadas. O obxectivo é descubrir todo o taboleiro.</text:p>
      <text:p text:style-name="P3">O xogador elixe unha cela descubrindo o seu valor. Si o valor é 0 se amosa o valor de todas as celas adxacentes que estean a 0. <text:s/>Si é unha bomba, se perde. O xogo se gaña cando se amosan todas as celas agás as bombas.</text:p>
      <text:p text:style-name="P220"><text:soft-page-break/>Análise do xogo</text:p>
      <text:list xml:id="list3182320114" text:style-name="L5">
        <text:list-item>
          <text:p text:style-name="P229"><text:span text:style-name="T275">Como vemos e un xogo de taboleiro, pero de un único xogador (tipo “solitario”). Podemos consideralo como unha variante do tipo de xogos anterior (</text:span><text:span text:style-name="T14">BoardGam</text:span><text:span text:style-name="T34">e</text:span><text:span text:style-name="T349">), na que o algoritmo do xogo é lixeiramente diferente:</text:span></text:p>
        </text:list-item>
      </text:list>
      <text:p text:style-name="P217"><text:span text:style-name="T351">Facer</text:span><text:span text:style-name="T350"> </text:span></text:p>
      <text:p text:style-name="P218"><text:tab/>O xogador elixe xogada</text:p>
      <text:p text:style-name="P218"><text:tab/>Se realiza a xogada</text:p>
      <text:p text:style-name="P218">Mentr<text:span text:style-name="T89">e</text:span>s <text:span text:style-name="T277">non remate a partida</text:span></text:p>
      <text:p text:style-name="P219">Se determina <text:span text:style-name="T276">si se gañou</text:span></text:p>
      <text:p text:style-name="P147"/>
      <text:p text:style-name="P216">Podemos considerar <text:span text:style-name="T352">pol tanto </text:span>os <text:span text:style-name="T352">xogos de tipo</text:span> <text:span text:style-name="T17">“</text:span><text:span text:style-name="T9">Solitario”</text:span> como unha clase que herda (descendente) de <text:span text:style-name="T15">Board</text:span><text:span text:style-name="T9">Game</text:span> <text:span text:style-name="T352">sobrepoñendo</text:span> o método <text:span text:style-name="T9">runGame()</text:span>.</text:p>
      <text:list xml:id="list3101877377" text:style-name="L6">
        <text:list-item>
          <text:p text:style-name="P289"><text:span text:style-name="T298">Os movementos son de tipo </text:span><text:span text:style-name="T311">PositionMove</text:span><text:span text:style-name="T298">, so indican unha posición de xogada.</text:span></text:p>
        </text:list-item>
        <text:list-item>
          <text:p text:style-name="P290"><text:span text:style-name="T299">As bombas son un tipo de pezas (</text:span><text:span text:style-name="T300">obxectos </text:span><text:span text:style-name="T312">Piece</text:span><text:span text:style-name="T299">) do xogo. Podemos representar as pezas que non son bombas cun valor </text:span><text:span text:style-name="T300">que vai </text:span><text:span text:style-name="T299">dende 0 a 8 segundo as bombas que a</text:span><text:span text:style-name="T300">s</text:span><text:span text:style-name="T299"> rodean, </text:span><text:span text:style-name="T300">e cun valor de 100 (por el</text:span><text:span text:style-name="T301">i</text:span><text:span text:style-name="T300">xir </text:span><text:span text:style-name="T301">u</text:span><text:span text:style-name="T300">n...) para as pezas que son bombas. </text:span><text:span text:style-name="T304">A única diferencia coas pezas “estándar” das que dispoñemos ( obxectos Piece ) </text:span><text:span text:style-name="T305">é que en este xogo cando se visualizan teñen un aspecto antes de ser “descubertos” e outro cando xa están “descubertos”. </text:span><text:span text:style-name="T306">Podemos crear unha nova clase </text:span><text:span text:style-name="T316">MineSweeperPiece</text:span><text:span text:style-name="T306"> que incorpore esa característica (</text:span><text:span text:style-name="T307">un atributo que indique o </text:span><text:span text:style-name="T306">estado ‘descuberto’ ou ‘cuberto’)</text:span></text:p>
        </text:list-item>
        <text:list-item>
          <text:p text:style-name="P291"><text:span text:style-name="T317">E</text:span><text:span text:style-name="T313">ste xogo permitirá taboleiros de calquera tamaño con calquera número de bombas </text:span><text:span text:style-name="T291">polo que terá un construtor que <text:s/>permita indicalo.</text:span></text:p>
        </text:list-item>
        <text:list-item>
          <text:p text:style-name="P291"><text:span text:style-name="T313">initGame</text:span><text:span text:style-name="T291"> consistirá en crear o taboleiro (Board), e colocar o número de bombas </text:span><text:span text:style-name="T303">indicado </text:span><text:span text:style-name="T302">(obxectos Piece co valor 100)</text:span><text:span text:style-name="T291"> <text:s/>de xeito que non se toquen. </text:span><text:span text:style-name="T303">Logo se crean os obxecto Piece para o resto de celas co valor indicado </text:span><text:span text:style-name="T308">según si ten ao redor bomba ou non</text:span><text:span text:style-name="T303">.</text:span></text:p>
        </text:list-item>
        <text:list-item>
          <text:p text:style-name="P292"><text:span text:style-name="T313">doPlay</text:span><text:span text:style-name="T291"> simplemente verifica que </text:span><text:span text:style-name="T309">s</text:span><text:span text:style-name="T291">i é unha bomba se remata o xogo. Se non, se descubre esa celda e todas as veciñas que non teñan bombas ao lado.</text:span></text:p>
        </text:list-item>
        <text:list-item>
          <text:p text:style-name="P293"><text:span text:style-name="T322">e</text:span><text:span text:style-name="T321">ndGame</text:span><text:span text:style-name="T291"> verificará si queda algunha cela que non sexa bomba sen descubrir. Si non queda ningunha o xogo remata e se marcan como descubertas todas as pezas.</text:span></text:p>
        </text:list-item>
        <text:list-item>
          <text:p text:style-name="P294"><text:span text:style-name="T321">getWinner </text:span><text:span text:style-name="T291">non é necesario, e non se usa.</text:span></text:p>
        </text:list-item>
      </text:list>
      <text:p text:style-name="P148"/>
      <text:p text:style-name="P222"/>
      <text:p text:style-name="P223">Implementación</text:p>
      <text:p text:style-name="P152">A implementación pode quedar así: </text:p>
      <text:p text:style-name="P284"/>
      <text:p text:style-name="P276">//** <text:span text:style-name="T355">Xogo de tipo “Solitario”, é como un BoardGame, pero non ten cambio de turno de xogador</text:span></text:p>
      <text:p text:style-name="P83"/>
      <text:p text:style-name="P255">public class SolitaireBoardGame extends BoardGame {</text:p>
      <text:p text:style-name="P246"/>
      <text:p text:style-name="P83"><text:s text:c="4"/><text:span text:style-name="T125">/** </text:span><text:span text:style-name="T173">CONSTRUCTOR: Crea o xogo a partir dun único xogador</text:span></text:p>
      <text:p text:style-name="P83"><text:s text:c="4"/><text:span text:style-name="T17">public SolitaireBoardGame(Player player) {</text:span></text:p>
      <text:p text:style-name="P83"><text:s text:c="8"/>super(player, null); <text:s/><text:span text:style-name="T125">// </text:span><text:span text:style-name="T173">chama ao constructor da clase base cun único xogador</text:span></text:p>
      <text:p text:style-name="P83"><text:s text:c="4"/>}</text:p>
      <text:p text:style-name="P83"><text:s text:c="4"/></text:p>
      <text:p text:style-name="P271"><text:s text:c="4"/>//** Leva a cabo o xogo. Este é o método que controla a execución dos xogos de taboleiro</text:p>
      <text:p text:style-name="P261"><text:s text:c="4"/><text:span text:style-name="T356">@Override</text:span></text:p>
      <text:p text:style-name="P83"><text:s text:c="4"/><text:span text:style-name="T17">public void runGame() {</text:span></text:p>
      <text:p text:style-name="P83"><text:s text:c="8"/>Move move=null;</text:p>
      <text:p text:style-name="P83"><text:s text:c="8"/>Player winner;</text:p>
      <text:p text:style-name="P83"><text:s text:c="8"/></text:p>
      <text:p text:style-name="P83"><text:s text:c="8"/>player[0].setGame(this); <text:s text:c="2"/><text:tab/><text:span text:style-name="T125">// player[0] participa en este Game</text:span></text:p>
      <text:p text:style-name="P83"><text:s text:c="8"/>initGame(); <text:s text:c="16"/><text:tab/><text:span text:style-name="T125">// Crea e inicializa o taboleiro (Board) </text:span></text:p>
      <text:p text:style-name="P83"/>
      <text:p text:style-name="P83"><text:s text:c="8"/><text:span text:style-name="T280">// Facer</text:span></text:p>
      <text:p text:style-name="P83"><text:s text:c="8"/>do { <text:s/></text:p>
      <text:p text:style-name="P83"><text:s text:c="12"/>try {</text:p>
      <text:p text:style-name="P83"><text:s text:c="16"/>move=player[turn].doMovement(); <text:s/><text:tab/><text:span text:style-name="T125">// O xogador que lle toca, elixe xogada</text:span></text:p>
      <text:p text:style-name="P83"><text:s text:c="16"/>doPlay(move); <text:tab/><text:tab/><text:tab/><text:tab/><text:span text:style-name="T125">// Facemos a xogada</text:span></text:p>
      <text:p text:style-name="P83"><text:s text:c="12"/>} catch(Exception e) { <text:s/><text:tab/><text:tab/><text:tab/></text:p>
      <text:p text:style-name="P83"><text:s text:c="16"/>System.out.println("Movemento "+move+" erróneo: "+e.getMessage()); <text:tab/><text:span text:style-name="T125">// Xogada errónea</text:span></text:p>
      <text:p text:style-name="P83"><text:s text:c="12"/>}</text:p>
      <text:p text:style-name="P83"><text:s text:c="8"/>} while(!endGame()); <text:s text:c="2"/><text:span text:style-name="T279"><text:s/></text:span><text:span text:style-name="T280">// Mentras non remate o xogo</text:span></text:p>
      <text:p text:style-name="P83"><text:s text:c="8"/>board.show(); <text:s text:c="16"/><text:span text:style-name="T125">// Amosamos o estado final do tableiro</text:span></text:p>
      <text:p text:style-name="P83"><text:s text:c="8"/>winner=getWinner(); <text:s text:c="2"/><text:span text:style-name="T125"><text:s text:c="2"/>// null, se perdeu, != null, se gañou</text:span></text:p>
      <text:p text:style-name="P83"><text:s text:c="8"/>if (winner==null) <text:s text:c="2"/><text:tab/>System.out.println("You Lost!!!");</text:p>
      <text:p text:style-name="P83"><text:s text:c="8"/>else <text:s text:c="15"/><text:tab/>System.out.println("You Win!!!");</text:p>
      <text:p text:style-name="P83"><text:s text:c="4"/><text:span text:style-name="T17">}</text:span></text:p>
      <text:p text:style-name="P255">}</text:p>
      <text:p text:style-name="P286">/**</text:p>
      <text:p text:style-name="P277"><text:s/>* Esta clase representa <text:span text:style-name="T354">as </text:span>pezas do xogo. Son capaces de manter o estado de "ocultas" ou</text:p>
      <text:p text:style-name="P277"><text:s/>* "visibles", amosando imaxes distintas</text:p>
      <text:p text:style-name="P277"><text:s/>*/</text:p>
      <text:p text:style-name="P254">public class MinesweeperPiece extends Piece {</text:p>
      <text:p text:style-name="P236"><text:s text:c="4"/>private boolean hidden;</text:p>
      <text:p text:style-name="P236"><text:s text:c="4"/>private final String hiddenImage;</text:p>
      <text:p text:style-name="P247"/>
      <text:p text:style-name="P243"><text:s text:c="2"/><text:span text:style-name="T123"><text:s text:c="2"/>/** Facemos tres constructores sobrecargados entre outras cousas </text:span><text:span text:style-name="T241">como <text:s/>exemplo</text:span><text:span text:style-name="T123"> de sobrecarga de constructores</text:span></text:p>
      <text:p text:style-name="P274"><text:s text:c="7"/>* NON é necesario <text:span text:style-name="T353">facelo así. </text:span>Este constructor é privado, porque non quero que se instancien obxectos</text:p>
      <text:p text:style-name="P274"><text:s text:c="7"/>* <text:span text:style-name="T353">con este constructor, </text:span>so é para uso dos outros constructores</text:p>
      <text:p text:style-name="P274"><text:s text:c="4"/>*/</text:p>
      <text:p text:style-name="P231"><text:s text:c="4"/>private MinesweeperPiece() {</text:p>
      <text:p text:style-name="P275"><text:s text:c="8"/>// Non necesito chamar a super. <text:span text:style-name="T354">A</text:span> clase base ten un constructor sen argumentos que se chama automáticamente</text:p>
      <text:p text:style-name="P236"><text:s text:c="8"/>name="";</text:p>
      <text:p text:style-name="P236"><text:s text:c="8"/>image=" ";</text:p>
      <text:p text:style-name="P236"><text:s text:c="8"/>value=0;</text:p>
      <text:p text:style-name="P236"><text:s text:c="8"/>hidden=true; <text:s text:c="3"/><text:span text:style-name="T125">// Se crean "Ocultos"</text:span></text:p>
      <text:p text:style-name="P236"><text:s text:c="8"/>hiddenImage="X";</text:p>
      <text:p text:style-name="P236"><text:s text:c="4"/>}</text:p>
      <text:p text:style-name="P250"><text:s text:c="4"/></text:p>
      <text:p text:style-name="P275"><text:s text:c="4"/>//** CONSTRUCTOR. A partir do nome. Si o nome é "BOMB" crea unha bomba Se non, crea unha peza normal </text:p>
      <text:p text:style-name="P236"><text:s text:c="4"/><text:span text:style-name="T17">public MinesweeperPiece(String type) {</text:span></text:p>
      <text:p text:style-name="P236"><text:s text:c="8"/>this(); <text:tab/><text:tab/><text:tab/><text:span text:style-name="T125">// Chamamos ao constructor de arriba</text:span></text:p>
      <text:p text:style-name="P236"><text:s text:c="8"/>if (type.equals("BOMB")) {</text:p>
      <text:p text:style-name="P236"><text:s text:c="12"/>name="Bomb";</text:p>
      <text:p text:style-name="P236"><text:s text:c="12"/>image="*";</text:p>
      <text:p text:style-name="P236"><text:s text:c="12"/>value=100;</text:p>
      <text:p text:style-name="P236"><text:s text:c="8"/>} </text:p>
      <text:p text:style-name="P236"><text:s text:c="4"/><text:span text:style-name="T17">}</text:span></text:p>
      <text:p text:style-name="P250"><text:s text:c="4"/></text:p>
      <text:p text:style-name="P274"><text:s text:c="4"/>//** CONSTRUCTOR: Crea unha peza indicando o seu valor. Si o valor é 100 é unha Bomba</text:p>
      <text:p text:style-name="P231"><text:s text:c="4"/>public MinesweeperPiece(int value) {</text:p>
      <text:p text:style-name="P236"><text:s text:c="8"/>this();</text:p>
      <text:p text:style-name="P236"><text:s text:c="8"/>this.value=value;</text:p>
      <text:p text:style-name="P236"><text:s text:c="8"/>if (value==100) {</text:p>
      <text:p text:style-name="P236"><text:s text:c="12"/>name="Bomb";</text:p>
      <text:p text:style-name="P236"><text:s text:c="12"/>image="*";</text:p>
      <text:p text:style-name="P236"><text:s text:c="8"/>} </text:p>
      <text:p text:style-name="P236"><text:s text:c="4"/><text:span text:style-name="T17">}</text:span></text:p>
      <text:p text:style-name="P250"><text:s text:c="4"/></text:p>
      <text:p text:style-name="P274"><text:s text:c="4"/>//** <text:s/>Fai a peza visible</text:p>
      <text:p text:style-name="P231"><text:s text:c="4"/>public void show() { <text:span text:style-name="T45"><text:s/>hidden=false; <text:s text:c="2"/></text:span>}</text:p>
      <text:p text:style-name="P250"><text:s text:c="4"/></text:p>
      <text:p text:style-name="P243"><text:s text:c="4"/><text:span text:style-name="T123">//** Oculta a peza</text:span></text:p>
      <text:p text:style-name="P231"><text:s text:c="4"/>public void hide() {<text:span text:style-name="T45"> <text:s/>hidden=true;</text:span> <text:s/>}</text:p>
      <text:p text:style-name="P250"><text:s text:c="4"/></text:p>
      <text:p text:style-name="P275"><text:s text:c="4"/><text:span text:style-name="T1">//** <text:s/>Devolve true si a peza está oculta</text:span></text:p>
      <text:p text:style-name="P231"><text:s text:c="4"/>public boolean isHidden() {<text:span text:style-name="T45"> <text:s/>return hidden; <text:s/></text:span>}</text:p>
      <text:p text:style-name="P250"><text:s text:c="4"/></text:p>
      <text:p text:style-name="P275"><text:s text:c="4"/>//** <text:s/>Devolve true si a peza é unha bomba</text:p>
      <text:p text:style-name="P236"><text:s text:c="4"/><text:span text:style-name="T17">public boolean isBomb() {</text:span> <text:s/>return (value==100); <text:s/><text:span text:style-name="T17">}</text:span></text:p>
      <text:p text:style-name="P250"><text:s text:c="4"/></text:p>
      <text:p text:style-name="P274"><text:s text:c="4"/>//** Devolve a presentación da peza tendo en conta o seu estado.</text:p>
      <text:p text:style-name="P236"><text:s text:c="4"/><text:span text:style-name="T9">@Override</text:span></text:p>
      <text:p text:style-name="P236"><text:s text:c="4"/><text:span text:style-name="T17">public String toString() {</text:span></text:p>
      <text:p text:style-name="P236"><text:s text:c="8"/>if (hidden) return hiddenImage;</text:p>
      <text:p text:style-name="P236"><text:s text:c="8"/>if ((value==0)||(value==100)) return super.toString();</text:p>
      <text:p text:style-name="P236"><text:s text:c="8"/>return Integer.toString(value);</text:p>
      <text:p text:style-name="P236"><text:s text:c="4"/>}</text:p>
      <text:p text:style-name="P254">}</text:p>
      <text:p text:style-name="P282"/>
      <text:p text:style-name="P282"/>
      <text:p text:style-name="P282"/>
      <text:p text:style-name="P281"><text:soft-page-break/><text:span text:style-name="T123">// ** <text:s/></text:span><text:span text:style-name="T240">Esta clase implementea o </text:span><text:span text:style-name="T123">Xogo do buscaminas.</text:span></text:p>
      <text:p text:style-name="P248"/>
      <text:p text:style-name="P255">public class MinesweeperGame extends SolitaireBoardGame {</text:p>
      <text:p text:style-name="P83"><text:s text:c="4"/>Random rnd=new Random(); <text:s text:c="2"/><text:span text:style-name="T125"><text:s/>// Xerador de azar do xogo</text:span></text:p>
      <text:p text:style-name="P83"><text:s text:c="4"/>private int nbombs;</text:p>
      <text:p text:style-name="P83"><text:s text:c="4"/>private int nrows;</text:p>
      <text:p text:style-name="P83"><text:s text:c="4"/>private int ncols;</text:p>
      <text:p text:style-name="P83"><text:s text:c="4"/>private int discovered;</text:p>
      <text:p text:style-name="P83"><text:s text:c="4"/>private int end; <text:span text:style-name="T125">// </text:span><text:span text:style-name="T177">0 non rematuo a partida, </text:span><text:span text:style-name="T125">1 </text:span><text:span text:style-name="T177">se gañou</text:span><text:span text:style-name="T125">, 2 </text:span><text:span text:style-name="T177">se perdeu</text:span></text:p>
      <text:p text:style-name="P248"/>
      <text:p text:style-name="P83"><text:s text:c="4"/><text:span text:style-name="T125">// ** CONSTRUCTOR: Se indica o xogador, o número de filas e columnas e o número de bombas desexado</text:span></text:p>
      <text:p text:style-name="P83"><text:s text:c="4"/><text:span text:style-name="T17">public MinesweeperGame(HumanPositionPlayer player,int nrows,int ncols,int nbombs) throws Exception {</text:span></text:p>
      <text:p text:style-name="P83"><text:s text:c="8"/>super(player);</text:p>
      <text:p text:style-name="P83"><text:s text:c="8"/>int maxbombs=(int)Math.ceil(nrows*ncols*80/100); <text:tab/><text:span text:style-name="T125">// Maximo un 80% de bombas</text:span></text:p>
      <text:p text:style-name="P83"><text:s text:c="8"/>if (nbombs &gt; maxbombs) throw new Exception("Too much bombs");</text:p>
      <text:p text:style-name="P83"><text:s text:c="8"/>this.nrows=nrows; <text:s text:c="2"/><text:tab/><text:tab/><text:tab/><text:tab/><text:tab/><text:span text:style-name="T125">// Numero de filas</text:span></text:p>
      <text:p text:style-name="P83"><text:s text:c="8"/>this.ncols=ncols; <text:s text:c="2"/><text:tab/><text:tab/><text:tab/><text:tab/><text:tab/><text:span text:style-name="T125">// Numero de columnas</text:span></text:p>
      <text:p text:style-name="P83"><text:s text:c="8"/>this.nbombs=nbombs; <text:tab/><text:tab/><text:tab/><text:tab/><text:span text:style-name="T125">// Numero de bombas</text:span></text:p>
      <text:p text:style-name="P83"><text:s text:c="8"/>this.end=0; <text:tab/><text:tab/><text:tab/><text:tab/><text:tab/><text:tab/><text:span text:style-name="T125">// Cando valga 1, se gañou a partida. Si vale 2 se perdeu</text:span></text:p>
      <text:p text:style-name="P83"><text:s text:c="8"/>this.discovered=0; <text:s/><text:tab/><text:tab/><text:tab/><text:tab/><text:tab/><text:span text:style-name="T125">// Nº de pezas descubertas</text:span></text:p>
      <text:p text:style-name="P83"><text:s text:c="8"/>rnd.setSeed(System.currentTimeMillis()); <text:s/><text:tab/><text:span text:style-name="T125">// Usamos os milisegundos como semilla para o número ao azar</text:span></text:p>
      <text:p text:style-name="P83"><text:s text:c="4"/><text:span text:style-name="T17">}</text:span></text:p>
      <text:p text:style-name="P251"><text:s text:c="4"/></text:p>
      <text:p text:style-name="P271"><text:s text:c="4"/>//** Inicialización do xogo: Creamos o tableiro e colocamos as bombas</text:p>
      <text:p text:style-name="P232"><text:s text:c="4"/><text:span text:style-name="T1">@Override</text:span></text:p>
      <text:p text:style-name="P232"><text:s text:c="4"/>protected int initGame() {</text:p>
      <text:p text:style-name="P83"><text:s text:c="8"/>try {</text:p>
      <text:p text:style-name="P83"><text:s text:c="12"/>board=new Board(nrows,ncols);</text:p>
      <text:p text:style-name="P83"><text:s text:c="12"/>fillBoard();</text:p>
      <text:p text:style-name="P83"><text:s text:c="8"/>} catch(Exception e) {<text:tab/><text:span text:style-name="T125">//</text:span><text:span text:style-name="T179">ERRO na inicialización. NUNCA debera pasar</text:span></text:p>
      <text:p text:style-name="P83"><text:s/><text:tab/><text:span text:style-name="T363">e.printStackTrace();<text:tab/></text:span><text:span text:style-name="T178">// Visualizamos a árbore de erro</text:span></text:p>
      <text:p text:style-name="P83"><text:s text:c="12"/>System.exit(1); <text:tab/><text:tab/><text:span text:style-name="T125">// Saimos do programa</text:span></text:p>
      <text:p text:style-name="P83"><text:s text:c="8"/>}</text:p>
      <text:p text:style-name="P83"><text:s text:c="8"/>return 0;</text:p>
      <text:p text:style-name="P83"><text:s text:c="4"/><text:span text:style-name="T17">}</text:span></text:p>
      <text:p text:style-name="P251"><text:s text:c="4"/></text:p>
      <text:p text:style-name="P83"><text:s text:c="4"/><text:span text:style-name="T125">//** Realiza o movimento move conforme as regras do xogo.</text:span></text:p>
      <text:p text:style-name="P232"><text:s text:c="4"/><text:span text:style-name="T1">@Override</text:span></text:p>
      <text:p text:style-name="P232"><text:s text:c="4"/>public void doPlay(Move move) throws Exception {</text:p>
      <text:p text:style-name="P83"><text:s text:c="8"/>System.out.println("Xogada <text:s/>en "+move);</text:p>
      <text:p text:style-name="P83"><text:s text:c="8"/>PositionMove m=(PositionMove) move;</text:p>
      <text:p text:style-name="P83"><text:s text:c="8"/>MinesweeperPiece p=(MinesweeperPiece)board.get(m.position.getRow(),m.position.getColumn());</text:p>
      <text:p text:style-name="P83"><text:s text:c="8"/>if (p.isBomb()) {</text:p>
      <text:p text:style-name="P83"><text:s text:c="12"/>end=2;</text:p>
      <text:p text:style-name="P83"><text:s text:c="12"/>discoverAll();</text:p>
      <text:p text:style-name="P83"><text:s text:c="8"/>}</text:p>
      <text:p text:style-name="P83"><text:s text:c="8"/>else {</text:p>
      <text:p text:style-name="P83"><text:s text:c="11"/>if (p.isHidden()) discover(m.position);</text:p>
      <text:p text:style-name="P83"><text:s text:c="8"/>}</text:p>
      <text:p text:style-name="P83"><text:s text:c="4"/><text:span text:style-name="T17">}</text:span></text:p>
      <text:p text:style-name="P251"><text:s text:c="4"/></text:p>
      <text:p text:style-name="P271"><text:s text:c="4"/>//** Indica si o xogo finaliza. O xogo finaliza cando ningún pode xogar</text:p>
      <text:p text:style-name="P232"><text:s text:c="4"/><text:span text:style-name="T1">@Override</text:span></text:p>
      <text:p text:style-name="P232"><text:s text:c="4"/>public boolean endGame() {</text:p>
      <text:p text:style-name="P83"><text:s text:c="8"/><text:span text:style-name="T125">// Si xa temos todas as pezas descubertas, gañamos</text:span></text:p>
      <text:p text:style-name="P83"><text:s text:c="8"/>if (discovered==nrows*ncols-nbombs) end=1;</text:p>
      <text:p text:style-name="P83"><text:s text:c="8"/>return end!=0;</text:p>
      <text:p text:style-name="P83"><text:s text:c="4"/><text:span text:style-name="T17">}</text:span></text:p>
      <text:p text:style-name="P251"><text:s text:c="4"/></text:p>
      <text:p text:style-name="P271"><text:s text:c="4"/>//** <text:s/>Devolve o gañador. Si end é 2 se perdeu e devolvemos null</text:p>
      <text:p text:style-name="P232"><text:s text:c="4"/><text:span text:style-name="T1">@Override</text:span></text:p>
      <text:p text:style-name="P232"><text:s text:c="4"/>public Player getWinner() {</text:p>
      <text:p text:style-name="P83"><text:s text:c="8"/>if (end==2) return null;</text:p>
      <text:p text:style-name="P83"><text:s text:c="8"/>return player[0];</text:p>
      <text:p text:style-name="P83"><text:s text:c="4"/><text:span text:style-name="T17">}</text:span></text:p>
      <text:p text:style-name="P83"><text:soft-page-break/><text:s text:c="4"/><text:span text:style-name="T200">//------&gt; <text:s/>Funcións Auxiliares </text:span><text:span text:style-name="T202">(todas private)</text:span></text:p>
      <text:p text:style-name="P251"><text:s text:c="4"/></text:p>
      <text:p text:style-name="P271"><text:s text:c="4"/>//** <text:span text:style-name="T357">Pon</text:span> <text:s/>as bombas e o resto de Pezas <text:span text:style-name="T357">e c</text:span>alcula o <text:span text:style-name="T357">seu valor</text:span> segundo a proximiade ás bombas</text:p>
      <text:p text:style-name="P232"><text:s text:c="4"/>private void fillBoard() throws Exception {</text:p>
      <text:p text:style-name="P83"><text:s text:c="8"/>int totcells=ncols*nrows; <text:s text:c="5"/><text:span text:style-name="T125"><text:s/>// Total de celas</text:span></text:p>
      <text:p text:style-name="P83"><text:s text:c="8"/>Position[] filledArray=new Position[totcells];<text:span text:style-name="T125"> // Táboa auxiliar</text:span></text:p>
      <text:p text:style-name="P83"><text:s text:c="8"/>Position[] trackArray=new Position[totcells];<text:span text:style-name="T125"> <text:s/>// Posicións válidas</text:span></text:p>
      <text:p text:style-name="P83"><text:s text:c="8"/>int fcellsIdx,pbomb,track,tbombs;</text:p>
      <text:p text:style-name="P83"><text:s text:c="8"/>Piece bomb;</text:p>
      <text:p text:style-name="P83"><text:s text:c="8"/>int rowaux;</text:p>
      <text:p text:style-name="P83"><text:s text:c="8"/>int colaux;</text:p>
      <text:p text:style-name="P251"><text:s text:c="8"/></text:p>
      <text:p text:style-name="P83"><text:s text:c="8"/><text:span text:style-name="T125">// Inicializamos as posicións válidas e a táboa auxiliar</text:span></text:p>
      <text:p text:style-name="P83"><text:s text:c="8"/>fcellsIdx=0;</text:p>
      <text:p text:style-name="P83"><text:s text:c="8"/>for(int row=0;row&lt;nrows;row++) {</text:p>
      <text:p text:style-name="P83"><text:s text:c="12"/>for(int col=0;col&lt;ncols;col++) {</text:p>
      <text:p text:style-name="P83"><text:s text:c="16"/>filledArray[fcellsIdx]=new Position(row,col);</text:p>
      <text:p text:style-name="P83"><text:s text:c="16"/>trackArray[fcellsIdx]=filledArray[fcellsIdx];</text:p>
      <text:p text:style-name="P83"><text:s text:c="16"/>fcellsIdx++;</text:p>
      <text:p text:style-name="P83"><text:s text:c="12"/>}</text:p>
      <text:p text:style-name="P83"><text:s text:c="8"/><text:span text:style-name="T17">}</text:span></text:p>
      <text:p text:style-name="P251"><text:s text:c="16"/></text:p>
      <text:p text:style-name="P238"><text:s text:c="8"/>bomb=new MinesweeperPiece("BOMB");<text:tab/><text:span text:style-name="T125">// Creamos a bomba</text:span></text:p>
      <text:p text:style-name="P83"><text:s text:c="3"/><text:span text:style-name="T125"><text:s text:c="5"/>// Poñemos as bombas</text:span></text:p>
      <text:p text:style-name="P83"><text:s text:c="8"/>tbombs=0;</text:p>
      <text:p text:style-name="P83"><text:s text:c="8"/>while(tbombs&lt;nbombs) {</text:p>
      <text:p text:style-name="P272"><text:s text:c="12"/>// Sorteo entre as posicións válidas e colocación da bomba. </text:p>
      <text:p text:style-name="P272"><text:s text:c="12"/>// En fcellsIdx teño o número de posicións válidas en trackArray</text:p>
      <text:p text:style-name="P83"><text:s text:c="12"/>pbomb=rnd.nextInt(fcellsIdx); </text:p>
      <text:p text:style-name="P83"><text:s text:c="12"/>board.put(trackArray[pbomb],bomb);</text:p>
      <text:p text:style-name="P248"/>
      <text:p text:style-name="P271"><text:s text:c="12"/>// <text:span text:style-name="T357">Eliminamos a bomba das posicións válidas</text:span></text:p>
      <text:p text:style-name="P83"><text:s text:c="12"/>rowaux=trackArray[pbomb].getRow();</text:p>
      <text:p text:style-name="P83"><text:s text:c="12"/>colaux=trackArray[pbomb].getColumn();</text:p>
      <text:p text:style-name="P83"><text:s text:c="12"/>pbomb=rowaux*ncols+colaux; <text:s/><text:tab/><text:tab/><text:span text:style-name="T125">// Posición en filledArray</text:span></text:p>
      <text:p text:style-name="P83"><text:s text:c="12"/>filledArray[pbomb]=null;</text:p>
      <text:p text:style-name="P251"><text:s text:c="13"/></text:p>
      <text:p text:style-name="P83"><text:s text:c="12"/><text:span text:style-name="T125">// Xeneramos de novo a táboa de posicións válidas</text:span></text:p>
      <text:p text:style-name="P83"><text:s text:c="12"/>fcellsIdx=0;</text:p>
      <text:p text:style-name="P83"><text:s text:c="12"/>for(int idx=0;idx&lt;totcells;idx++) {</text:p>
      <text:p text:style-name="P83"><text:s text:c="16"/>if (filledArray[idx]!=null) {</text:p>
      <text:p text:style-name="P83"><text:s text:c="20"/>trackArray[fcellsIdx]=filledArray[idx];</text:p>
      <text:p text:style-name="P83"><text:s text:c="20"/>fcellsIdx++;</text:p>
      <text:p text:style-name="P83"><text:s text:c="16"/>}</text:p>
      <text:p text:style-name="P83"><text:s text:c="12"/>}</text:p>
      <text:p text:style-name="P83"><text:s text:c="12"/>tbombs++;</text:p>
      <text:p text:style-name="P83"><text:s text:c="8"/>}</text:p>
      <text:p text:style-name="P251"><text:s text:c="8"/></text:p>
      <text:p text:style-name="P271"><text:s text:c="8"/>// Poñemos o resto de pezas. Cada cela debe ter un obxecto Piece distinto, <text:span text:style-name="T358">porque poden ter distintos valores</text:span></text:p>
      <text:p text:style-name="P83"><text:s text:c="8"/>for(int row=0;row&lt;nrows;row++) {</text:p>
      <text:p text:style-name="P83"><text:s text:c="12"/>for(int col=0;col&lt;ncols;col++) {</text:p>
      <text:p text:style-name="P83"><text:s text:c="16"/>bomb=board.get(row,col);</text:p>
      <text:p text:style-name="P83"><text:s text:c="16"/>if (bomb==null) { // A cela está baleira</text:p>
      <text:p text:style-name="P83"><text:s text:c="20"/>board.put(row,col,new MinesweeperPiece(getCellValue(row,col)));</text:p>
      <text:p text:style-name="P83"><text:s text:c="16"/>}</text:p>
      <text:p text:style-name="P83"><text:s text:c="12"/>}</text:p>
      <text:p text:style-name="P83"><text:s text:c="8"/>}</text:p>
      <text:p text:style-name="P232"><text:s text:c="4"/>}</text:p>
      <text:p text:style-name="P83"><text:s text:c="4"/></text:p>
      <text:p text:style-name="P83"/>
      <text:p text:style-name="P273"/>
      <text:p text:style-name="P273"/>
      <text:p text:style-name="P273"/>
      <text:p text:style-name="P273"/>
      <text:p text:style-name="P273"/>
      <text:p text:style-name="P273"><text:soft-page-break/><text:s text:c="3"/>/** <text:span text:style-name="T359">Calcula o valor dunha peza en funcion das bombas que a rodean</text:span></text:p>
      <text:p text:style-name="P239"><text:s text:c="4"/><text:span text:style-name="T17">private int getCellValue(int row, int col) {</text:span></text:p>
      <text:p text:style-name="P83"><text:s text:c="8"/>int value=0;</text:p>
      <text:p text:style-name="P83"><text:s text:c="8"/>MinesweeperPiece p;</text:p>
      <text:p text:style-name="P251"><text:s text:c="8"/></text:p>
      <text:p text:style-name="P83"><text:s text:c="8"/>try {</text:p>
      <text:p text:style-name="P240"><text:s text:c="12"/>if (col&gt;0) <text:span text:style-name="T360">{<text:tab/></text:span><text:span text:style-name="T125">// Miro a esquerda e dereita</text:span></text:p>
      <text:p text:style-name="P83"><text:s text:c="16"/>p=(MinesweeperPiece)board.get(row,col-1);</text:p>
      <text:p text:style-name="P83"><text:s text:c="16"/>if ((p!=null)&amp;&amp;(p.isBomb())) value++;</text:p>
      <text:p text:style-name="P83"><text:s text:c="12"/>}</text:p>
      <text:p text:style-name="P83"><text:s text:c="12"/>if (col&lt;ncols-1) {</text:p>
      <text:p text:style-name="P83"><text:s text:c="16"/>p=(MinesweeperPiece)board.get(row,col+1);</text:p>
      <text:p text:style-name="P83"><text:s text:c="16"/>if ((p!=null)&amp;&amp;(p.isBomb())) value++; <text:s text:c="15"/></text:p>
      <text:p text:style-name="P83"><text:s text:c="12"/>}</text:p>
      <text:p text:style-name="P251"><text:s text:c="12"/></text:p>
      <text:p text:style-name="P240"><text:s text:c="12"/>if (row&gt;0) {<text:tab/><text:span text:style-name="T125">// </text:span><text:span text:style-name="T174">Miro na f</text:span><text:span text:style-name="T125">ila de arriba </text:span><text:span text:style-name="T174">(si existe)</text:span></text:p>
      <text:p text:style-name="P83"><text:s text:c="16"/>p=(MinesweeperPiece)board.get(row-1,col);</text:p>
      <text:p text:style-name="P83"><text:s text:c="16"/>if ((p!=null)&amp;&amp;(p.isBomb())) value++;</text:p>
      <text:p text:style-name="P83"><text:s text:c="16"/>if (col&gt;0) {</text:p>
      <text:p text:style-name="P83"><text:s text:c="20"/>p=(MinesweeperPiece)board.get(row-1,col-1);</text:p>
      <text:p text:style-name="P83"><text:s text:c="20"/>if ((p!=null)&amp;&amp;(p.isBomb())) value++;</text:p>
      <text:p text:style-name="P83"><text:s text:c="16"/>}</text:p>
      <text:p text:style-name="P83"><text:s text:c="16"/>if (col&lt;ncols-1) {</text:p>
      <text:p text:style-name="P83"><text:s text:c="20"/>p=(MinesweeperPiece)board.get(row-1,col+1);</text:p>
      <text:p text:style-name="P83"><text:s text:c="20"/>if ((p!=null)&amp;&amp;(p.isBomb())) value++;</text:p>
      <text:p text:style-name="P83"><text:s text:c="16"/>}</text:p>
      <text:p text:style-name="P83"><text:s text:c="12"/>}</text:p>
      <text:p text:style-name="P248"/>
      <text:p text:style-name="P83"><text:s text:c="12"/>if (row&lt;nrows-1) {<text:tab/><text:span text:style-name="T125">// </text:span><text:span text:style-name="T175">Miro na fila de abaixo (si existe)</text:span></text:p>
      <text:p text:style-name="P83"><text:s/><text:tab/> <text:s/>p=(MinesweeperPiece)board.get(row+1,col);</text:p>
      <text:p text:style-name="P83"><text:tab/> <text:s/>if ((p!=null)&amp;&amp;(p.isBomb())) value++;</text:p>
      <text:p text:style-name="P83"><text:s text:c="16"/>if (col&gt;0) {</text:p>
      <text:p text:style-name="P83"><text:s text:c="20"/>p=(MinesweeperPiece)board.get(row+1,col-1);</text:p>
      <text:p text:style-name="P83"><text:s text:c="19"/>if ((p!=null)&amp;&amp;(p.isBomb())) value++;</text:p>
      <text:p text:style-name="P83"><text:s text:c="16"/>}</text:p>
      <text:p text:style-name="P83"><text:s text:c="16"/>if (col&lt;ncols-1) {</text:p>
      <text:p text:style-name="P83"><text:s text:c="19"/>p=(MinesweeperPiece)board.get(row+1,col+1);</text:p>
      <text:p text:style-name="P83"><text:s text:c="19"/>if ((p!=null)&amp;&amp;(p.isBomb())) value++;</text:p>
      <text:p text:style-name="P83"><text:s text:c="15"/>}</text:p>
      <text:p text:style-name="P83"><text:s text:c="10"/>}</text:p>
      <text:p text:style-name="P83"><text:s text:c="8"/>} catch(Exception e) {<text:tab/><text:span text:style-name="T125">// </text:span><text:span text:style-name="T180">ERRO: NUNCA</text:span><text:span text:style-name="T175"> debería pasar</text:span></text:p>
      <text:p text:style-name="P83"><text:tab/><text:span text:style-name="T362">e.printStackTrace();</text:span><text:span text:style-name="T176"><text:tab/>// Visualizamos a árbore de erro</text:span></text:p>
      <text:p text:style-name="P83"><text:tab/><text:span text:style-name="T361">System.exit(1);<text:tab/><text:tab/></text:span><text:span text:style-name="T175">// Remato o programa</text:span></text:p>
      <text:p text:style-name="P83"><text:s text:c="8"/>}</text:p>
      <text:p text:style-name="P83"><text:s text:c="8"/>return value;</text:p>
      <text:p text:style-name="P83"><text:s text:c="4"/>}</text:p>
      <text:p text:style-name="P249"/>
      <text:p text:style-name="P285"><text:s text:c="4"/><text:span text:style-name="T125">//** Cambia o estado da celda da Position indicada e de todas as </text:span><text:span text:style-name="T181">que a rodean a visible</text:span></text:p>
      <text:p text:style-name="P232"><text:s text:c="4"/>private void discover(Position m) throws Exception {</text:p>
      <text:p text:style-name="P83"><text:s text:c="8"/>MinesweeperPiece p;</text:p>
      <text:p text:style-name="P83"><text:s text:c="8"/>int row=m.getRow();</text:p>
      <text:p text:style-name="P83"><text:s text:c="8"/>int column=m.getColumn();</text:p>
      <text:p text:style-name="P83"><text:s text:c="8"/></text:p>
      <text:p text:style-name="P83"><text:s text:c="8"/>p=(MinesweeperPiece)board.get(row,column);</text:p>
      <text:p text:style-name="P83"><text:s text:c="8"/>if (p.isHidden()) {</text:p>
      <text:p text:style-name="P83"><text:s text:c="12"/>if (!p.isBomb()) {</text:p>
      <text:p text:style-name="P83"><text:s text:c="16"/>p.show();</text:p>
      <text:p text:style-name="P83"><text:s text:c="16"/>discovered++;</text:p>
      <text:p text:style-name="P83"><text:s text:c="12"/>}</text:p>
      <text:p text:style-name="P83"><text:s text:c="12"/>if (p.getValue()==0) {</text:p>
      <text:p text:style-name="P83"><text:s text:c="16"/>if (column&gt;0) discover(new Position(row,column-1));</text:p>
      <text:p text:style-name="P83"><text:s text:c="16"/>if (column&lt;ncols-1) discover(new Position(row,column+1));</text:p>
      <text:p text:style-name="P83"><text:s text:c="8"/></text:p>
      <text:p text:style-name="P83"><text:s text:c="16"/>if (row&gt;0) {</text:p>
      <text:p text:style-name="P83"><text:s text:c="20"/>discover(new Position(row-1,column));</text:p>
      <text:p text:style-name="P83"><text:s text:c="20"/>if (column&gt;0) discover(new Position(row-1,column-1));</text:p>
      <text:p text:style-name="P83"><text:s text:c="20"/>if (column&lt;ncols-1) discover(new Position(row-1,column+1));</text:p>
      <text:p text:style-name="P83"><text:s text:c="16"/>}</text:p>
      <text:p text:style-name="P83"><text:s text:c="16"/>if (row&lt;nrows-1) {</text:p>
      <text:p text:style-name="P83"><text:s text:c="20"/>discover(new Position(row+1,column));</text:p>
      <text:p text:style-name="P83"><text:s text:c="20"/>if (column&gt;0) discover(new Position(row+1,column-1));</text:p>
      <text:p text:style-name="P83"><text:s text:c="20"/>if (column&lt;ncols-1) discover(new Position(row+1,column+1));</text:p>
      <text:p text:style-name="P83"><text:s text:c="16"/>}</text:p>
      <text:p text:style-name="P83"><text:s text:c="12"/>}</text:p>
      <text:p text:style-name="P83"><text:s text:c="8"/>}</text:p>
      <text:p text:style-name="P83"><text:s text:c="4"/><text:span text:style-name="T17">}</text:span></text:p>
      <text:p text:style-name="P83"/>
      <text:p text:style-name="P271"><text:s text:c="4"/>//** Pon visibles todas as fichas <text:span text:style-name="T364">(</text:span>para amosar o taboleiro ao rematar</text:p>
      <text:p text:style-name="P232"><text:s text:c="4"/>private void discoverAll() {</text:p>
      <text:p text:style-name="P83"><text:s text:c="8"/>try {</text:p>
      <text:p text:style-name="P83"><text:s text:c="12"/>for(int row=0;row&lt;nrows;row++) {</text:p>
      <text:p text:style-name="P83"><text:s text:c="16"/>for(int col=0;col&lt;ncols;col++) {</text:p>
      <text:p text:style-name="P83"><text:s text:c="20"/>((MinesweeperPiece)board.get(row,col)).show();</text:p>
      <text:p text:style-name="P83"><text:s text:c="16"/>}</text:p>
      <text:p text:style-name="P83"><text:s text:c="12"/>}</text:p>
      <text:p text:style-name="P83"><text:s text:c="8"/>} catch(Exception e) { <text:s/><text:span text:style-name="T125">//</text:span><text:span text:style-name="T182">ERRO: Non debería pasar nunca</text:span></text:p>
      <text:p text:style-name="P83"><text:s text:c="12"/><text:span text:style-name="T364">e.printStackTrace();</text:span></text:p>
      <text:p text:style-name="P83"><text:s text:c="12"/>System.exit(<text:span text:style-name="T364">1</text:span>);</text:p>
      <text:p text:style-name="P83"><text:s text:c="8"/>}</text:p>
      <text:p text:style-name="P83"><text:s text:c="4"/>}</text:p>
      <text:p text:style-name="P232">}</text:p>
      <text:p text:style-name="P153"/>
      <text:p text:style-name="P154">Clase principal, que crea o xogo e o lanza:</text:p>
      <text:p text:style-name="P154"/>
      <text:p text:style-name="P256">public class RunMinesweeper {</text:p>
      <text:p text:style-name="P84"/>
      <text:p text:style-name="P233"><text:s text:c="4"/>public static void main(String[] args) {</text:p>
      <text:p text:style-name="P84"><text:s text:c="8"/>HumanPositionPlayer player=new HumanPositionPlayer("Player");</text:p>
      <text:p text:style-name="P84"><text:s text:c="8"/>try {</text:p>
      <text:p text:style-name="P84"><text:s text:c="12"/>MinesweeperGame g=new MinesweeperGame(player,10,10,11); </text:p>
      <text:p text:style-name="P84"><text:s text:c="12"/>g.runGame();</text:p>
      <text:p text:style-name="P84"><text:s text:c="8"/>} catch(Exception e) {</text:p>
      <text:p text:style-name="P84"><text:s text:c="12"/>System.out.println("ERROR: "+e.getMessage());</text:p>
      <text:p text:style-name="P84"><text:s text:c="8"/>}</text:p>
      <text:p text:style-name="P233"><text:s text:c="4"/>} </text:p>
      <text:p text:style-name="P25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6cm" draw:rotation="0"/>
    <draw:marker draw:name="StrokedTriangle" svg:viewBox="0 0 100 100" svg:d="M0 100l50-100 50 96h-4l-46-92-46 92h96v4z"/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09:29:25.506970474</meta:creation-date>
    <dc:date>2018-12-03T09:57:15.398478864</dc:date>
    <meta:editing-duration>P1DT14H52M27S</meta:editing-duration>
    <meta:editing-cycles>551</meta:editing-cycles>
    <meta:generator>LibreOffice/6.1.3.2$Linux_X86_64 LibreOffice_project/10$Build-2</meta:generator>
    <meta:document-statistic meta:table-count="0" meta:image-count="0" meta:object-count="0" meta:page-count="20" meta:paragraph-count="914" meta:word-count="5592" meta:character-count="45149" meta:non-whitespace-character-count="33705"/>
  </office:meta>
</office:document-meta>
</file>